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text/xml" manifest:full-path="styles.xml"/>
  <manifest:file-entry manifest:media-type="" manifest:full-path="Object 1/Pictures/2000000D000000DF000000DF72E38375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F000000DF72E38375.svm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DD000000DD7050AE9A.svm"/>
  <manifest:file-entry manifest:media-type="" manifest:full-path="Object 4/Pictures/2000000D000000DF000000DF3D941C62.svm"/>
  <manifest:file-entry manifest:media-type="" manifest:full-path="Object 4/Pictures/2000000D000000DF000000DFF00A41FE.svm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Pictures/2000000D000000DF000000DF3D941C62.svm"/>
  <manifest:file-entry manifest:media-type="" manifest:full-path="Object 5/Pictures/2000000D000000DF000000DFF00A41FE.svm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D000000DD7050AE9A.svm"/>
  <manifest:file-entry manifest:media-type="" manifest:full-path="Object 6/Pictures/2000000D000000DF000000DF3D941C62.svm"/>
  <manifest:file-entry manifest:media-type="" manifest:full-path="Object 6/Pictures/2000000D000000DF000000DFF00A41FE.svm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Pictures/2000000D000000DF000000DF72E38375.svm"/>
  <manifest:file-entry manifest:media-type="" manifest:full-path="Object 8/Pictures/2000000D000000DF000000DFF00A41FE.svm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ackground-color="#ffff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 style:data-style-name="N113">
      <style:table-cell-properties fo:border-bottom="none" fo:border-left="none" fo:border-right="0.002cm solid #000000" fo:border-top="none"/>
    </style:style>
    <style:style style:name="ce9" style:family="table-cell" style:parent-style-name="Default" style:data-style-name="N113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 style:data-style-name="N112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112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20" table:default-cell-style-name="Default"/>
        <table:table-row table:style-name="ro1">
          <table:table-cell table:style-name="ce1" office:value-type="string" table:number-columns-spanned="4" table:number-rows-spanned="1">
            <text:p>Kolejka gorsza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/>
          <table:table-cell table:style-name="ce1" office:value-type="string" table:number-columns-spanned="4" table:number-rows-spanned="1">
            <text:p>Kolejka lepsza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>
            <draw:frame table:end-cell-address="Arkusz1.S20" table:end-x="1.599cm" table:end-y="0.452cm" draw:z-index="1" draw:style-name="gr1" draw:text-style-name="P1" svg:width="16.014cm" svg:height="8.997cm" svg:x="1.392cm" svg:y="0.035cm">
              <draw:object draw:notify-on-update-of-ranges="Arkusz1.A7:Arkusz1.A19 Arkusz1.B21:Arkusz1.B21 Arkusz1.E7:Arkusz1.E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2:.D2])" office:value-type="float" office:value="0">
            <text:p>0</text:p>
          </table:table-cell>
          <table:table-cell/>
          <table:table-cell table:style-name="ce2" office:value-type="float" office:value="100000">
            <text:p>100000</text:p>
          </table:table-cell>
          <table:table-cell table:number-columns-repeated="3" office:value-type="float" office:value="0.047">
            <text:p>0,047</text:p>
          </table:table-cell>
          <table:table-cell table:style-name="ce7" table:formula="of:=AVERAGE([.H2:.J2])" office:value-type="float" office:value="0.047">
            <text:p>0,047</text:p>
          </table:table-cell>
          <table:table-cell table:number-columns-repeated="8"/>
          <table:table-cell>
            <draw:frame table:end-cell-address="Arkusz1.AA21" table:end-x="1.845cm" table:end-y="0.416cm" draw:z-index="0" draw:style-name="gr1" draw:text-style-name="P1" svg:width="16.014cm" svg:height="8.996cm" svg:x="1.638cm" svg:y="0.001cm">
              <draw:object draw:notify-on-update-of-ranges="Arkusz1.G2:Arkusz1.G19 Arkusz1.K2:Arkusz1.K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3:.D3])" office:value-type="float" office:value="0">
            <text:p>0</text:p>
          </table:table-cell>
          <table:table-cell/>
          <table:table-cell table:style-name="ce2" office:value-type="float" office:value="100000">
            <text:p>100000</text:p>
          </table:table-cell>
          <table:table-cell office:value-type="float" office:value="0.047">
            <text:p>0,047</text:p>
          </table:table-cell>
          <table:table-cell table:number-columns-repeated="2" office:value-type="float" office:value="0.062">
            <text:p>0,062</text:p>
          </table:table-cell>
          <table:table-cell table:style-name="ce7" table:formula="of:=AVERAGE([.H3:.J3])" office:value-type="float" office:value="0.057">
            <text:p>0,057</text:p>
          </table:table-cell>
          <table:table-cell table:number-columns-repeated="9"/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4:.D4])" office:value-type="float" office:value="0">
            <text:p>0</text:p>
          </table:table-cell>
          <table:table-cell/>
          <table:table-cell table:style-name="ce2" office:value-type="float" office:value="500000">
            <text:p>500000</text:p>
          </table:table-cell>
          <table:table-cell office:value-type="float" office:value="0.219">
            <text:p>0,219</text:p>
          </table:table-cell>
          <table:table-cell office:value-type="float" office:value="0.25">
            <text:p>0,25</text:p>
          </table:table-cell>
          <table:table-cell office:value-type="float" office:value="0.235">
            <text:p>0,235</text:p>
          </table:table-cell>
          <table:table-cell table:style-name="ce7" table:formula="of:=AVERAGE([.H4:.J4])" office:value-type="float" office:value="0.234666666666667">
            <text:p>0,2346666667</text:p>
          </table:table-cell>
          <table:table-cell table:number-columns-repeated="9"/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5:.D5])" office:value-type="float" office:value="0">
            <text:p>0</text:p>
          </table:table-cell>
          <table:table-cell/>
          <table:table-cell table:style-name="ce2" office:value-type="float" office:value="500000">
            <text:p>500000</text:p>
          </table:table-cell>
          <table:table-cell office:value-type="float" office:value="0.218">
            <text:p>0,218</text:p>
          </table:table-cell>
          <table:table-cell office:value-type="float" office:value="0.297">
            <text:p>0,297</text:p>
          </table:table-cell>
          <table:table-cell office:value-type="float" office:value="0.235">
            <text:p>0,235</text:p>
          </table:table-cell>
          <table:table-cell table:style-name="ce7" table:formula="of:=AVERAGE([.H5:.J5])" office:value-type="float" office:value="0.25">
            <text:p>0,25</text:p>
          </table:table-cell>
          <table:table-cell table:number-columns-repeated="9"/>
        </table:table-row>
        <table:table-row table:style-name="ro1">
          <table:table-cell table:style-name="ce2"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6:.D6])" office:value-type="float" office:value="0">
            <text:p>0</text:p>
          </table:table-cell>
          <table:table-cell/>
          <table:table-cell table:style-name="ce2" office:value-type="float" office:value="1000000">
            <text:p>1000000</text:p>
          </table:table-cell>
          <table:table-cell office:value-type="float" office:value="1.891">
            <text:p>1,891</text:p>
          </table:table-cell>
          <table:table-cell office:value-type="float" office:value="2.25">
            <text:p>2,25</text:p>
          </table:table-cell>
          <table:table-cell office:value-type="float" office:value="2.36">
            <text:p>2,36</text:p>
          </table:table-cell>
          <table:table-cell table:style-name="ce7" table:formula="of:=AVERAGE([.H6:.J6])" office:value-type="float" office:value="2.167">
            <text:p>2,167</text:p>
          </table:table-cell>
          <table:table-cell table:number-columns-repeated="9"/>
        </table:table-row>
        <table:table-row table:style-name="ro1">
          <table:table-cell table:style-name="ce2" office:value-type="float" office:value="1000">
            <text:p>1000</text:p>
          </table:table-cell>
          <table:table-cell office:value-type="float" office:value="0.016">
            <text:p>0,016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style-name="ce8" table:formula="of:=AVERAGE([.B7:.D7])" office:value-type="float" office:value="0.0106666666666667">
            <text:p>0,011</text:p>
          </table:table-cell>
          <table:table-cell/>
          <table:table-cell table:style-name="ce2" office:value-type="float" office:value="1000000">
            <text:p>1000000</text:p>
          </table:table-cell>
          <table:table-cell office:value-type="float" office:value="1.891">
            <text:p>1,891</text:p>
          </table:table-cell>
          <table:table-cell office:value-type="float" office:value="1.969">
            <text:p>1,969</text:p>
          </table:table-cell>
          <table:table-cell office:value-type="float" office:value="2.109">
            <text:p>2,109</text:p>
          </table:table-cell>
          <table:table-cell table:style-name="ce7" table:formula="of:=AVERAGE([.H7:.J7])" office:value-type="float" office:value="1.98966666666667">
            <text:p>1,9896666667</text:p>
          </table:table-cell>
          <table:table-cell table:number-columns-repeated="9"/>
        </table:table-row>
        <table:table-row table:style-name="ro1">
          <table:table-cell table:style-name="ce2" office:value-type="float" office:value="3000">
            <text:p>3000</text:p>
          </table:table-cell>
          <table:table-cell table:number-columns-repeated="3" office:value-type="float" office:value="0.047">
            <text:p>0,047</text:p>
          </table:table-cell>
          <table:table-cell table:style-name="ce8" table:formula="of:=AVERAGE([.B8:.D8])" office:value-type="float" office:value="0.047">
            <text:p>0,047</text:p>
          </table:table-cell>
          <table:table-cell/>
          <table:table-cell table:style-name="ce2" office:value-type="float" office:value="5000000">
            <text:p>5000000</text:p>
          </table:table-cell>
          <table:table-cell office:value-type="float" office:value="6.625">
            <text:p>6,625</text:p>
          </table:table-cell>
          <table:table-cell office:value-type="float" office:value="6.968">
            <text:p>6,968</text:p>
          </table:table-cell>
          <table:table-cell office:value-type="float" office:value="6.672">
            <text:p>6,672</text:p>
          </table:table-cell>
          <table:table-cell table:style-name="ce7" table:formula="of:=AVERAGE([.H8:.J8])" office:value-type="float" office:value="6.755">
            <text:p>6,755</text:p>
          </table:table-cell>
          <table:table-cell table:number-columns-repeated="9"/>
        </table:table-row>
        <table:table-row table:style-name="ro1">
          <table:table-cell table:style-name="ce2" office:value-type="float" office:value="3000">
            <text:p>3000</text:p>
          </table:table-cell>
          <table:table-cell office:value-type="float" office:value="0.047">
            <text:p>0,047</text:p>
          </table:table-cell>
          <table:table-cell office:value-type="float" office:value="0.062">
            <text:p>0,062</text:p>
          </table:table-cell>
          <table:table-cell office:value-type="float" office:value="0.047">
            <text:p>0,047</text:p>
          </table:table-cell>
          <table:table-cell table:style-name="ce8" table:formula="of:=AVERAGE([.B9:.D9])" office:value-type="float" office:value="0.052">
            <text:p>0,052</text:p>
          </table:table-cell>
          <table:table-cell/>
          <table:table-cell table:style-name="ce2" office:value-type="float" office:value="5000000">
            <text:p>5000000</text:p>
          </table:table-cell>
          <table:table-cell office:value-type="float" office:value="6.938">
            <text:p>6,938</text:p>
          </table:table-cell>
          <table:table-cell office:value-type="float" office:value="6.875">
            <text:p>6,875</text:p>
          </table:table-cell>
          <table:table-cell office:value-type="float" office:value="6.203">
            <text:p>6,203</text:p>
          </table:table-cell>
          <table:table-cell table:style-name="ce7" table:formula="of:=AVERAGE([.H9:.J9])" office:value-type="float" office:value="6.672">
            <text:p>6,672</text:p>
          </table:table-cell>
          <table:table-cell table:number-columns-repeated="9"/>
        </table:table-row>
        <table:table-row table:style-name="ro1">
          <table:table-cell table:style-name="ce2" office:value-type="float" office:value="5000">
            <text:p>5000</text:p>
          </table:table-cell>
          <table:table-cell table:number-columns-repeated="2" office:value-type="float" office:value="0.141">
            <text:p>0,141</text:p>
          </table:table-cell>
          <table:table-cell office:value-type="float" office:value="0.125">
            <text:p>0,125</text:p>
          </table:table-cell>
          <table:table-cell table:style-name="ce8" table:formula="of:=AVERAGE([.B10:.D10])" office:value-type="float" office:value="0.135666666666667">
            <text:p>0,136</text:p>
          </table:table-cell>
          <table:table-cell/>
          <table:table-cell table:style-name="ce2" office:value-type="float" office:value="10000000">
            <text:p>10000000</text:p>
          </table:table-cell>
          <table:table-cell office:value-type="float" office:value="13.672">
            <text:p>13,672</text:p>
          </table:table-cell>
          <table:table-cell office:value-type="float" office:value="14.188">
            <text:p>14,188</text:p>
          </table:table-cell>
          <table:table-cell office:value-type="float" office:value="14">
            <text:p>14</text:p>
          </table:table-cell>
          <table:table-cell table:style-name="ce7" table:formula="of:=AVERAGE([.H10:.J10])" office:value-type="float" office:value="13.9533333333333">
            <text:p>13,9533333333</text:p>
          </table:table-cell>
          <table:table-cell table:number-columns-repeated="9"/>
        </table:table-row>
        <table:table-row table:style-name="ro1">
          <table:table-cell table:style-name="ce2" office:value-type="float" office:value="5000">
            <text:p>5000</text:p>
          </table:table-cell>
          <table:table-cell office:value-type="float" office:value="0.14">
            <text:p>0,14</text:p>
          </table:table-cell>
          <table:table-cell office:value-type="float" office:value="0.156">
            <text:p>0,156</text:p>
          </table:table-cell>
          <table:table-cell office:value-type="float" office:value="0.141">
            <text:p>0,141</text:p>
          </table:table-cell>
          <table:table-cell table:style-name="ce8" table:formula="of:=AVERAGE([.B11:.D11])" office:value-type="float" office:value="0.145666666666667">
            <text:p>0,146</text:p>
          </table:table-cell>
          <table:table-cell/>
          <table:table-cell table:style-name="ce3" office:value-type="float" office:value="10000000">
            <text:p>10000000</text:p>
          </table:table-cell>
          <table:table-cell table:style-name="ce5" office:value-type="float" office:value="13.672">
            <text:p>13,672</text:p>
          </table:table-cell>
          <table:table-cell table:style-name="ce5" office:value-type="float" office:value="13.688">
            <text:p>13,688</text:p>
          </table:table-cell>
          <table:table-cell table:style-name="ce5" office:value-type="float" office:value="14.047">
            <text:p>14,047</text:p>
          </table:table-cell>
          <table:table-cell table:style-name="ce10" table:formula="of:=AVERAGE([.H11:.J11])" office:value-type="float" office:value="13.8023333333333">
            <text:p>13,8023333333</text:p>
          </table:table-cell>
          <table:table-cell table:number-columns-repeated="9"/>
        </table:table-row>
        <table:table-row table:style-name="ro1">
          <table:table-cell table:style-name="ce2" office:value-type="float" office:value="10000">
            <text:p>10000</text:p>
          </table:table-cell>
          <table:table-cell office:value-type="float" office:value="0.532">
            <text:p>0,532</text:p>
          </table:table-cell>
          <table:table-cell table:number-columns-repeated="2" office:value-type="float" office:value="0.531">
            <text:p>0,531</text:p>
          </table:table-cell>
          <table:table-cell table:style-name="ce8" table:formula="of:=AVERAGE([.B12:.D12])" office:value-type="float" office:value="0.531333333333333">
            <text:p>0,531</text:p>
          </table:table-cell>
          <table:table-cell table:number-columns-repeated="15"/>
        </table:table-row>
        <table:table-row table:style-name="ro1">
          <table:table-cell table:style-name="ce2" office:value-type="float" office:value="10000">
            <text:p>10000</text:p>
          </table:table-cell>
          <table:table-cell office:value-type="float" office:value="0.531">
            <text:p>0,531</text:p>
          </table:table-cell>
          <table:table-cell office:value-type="float" office:value="0.547">
            <text:p>0,547</text:p>
          </table:table-cell>
          <table:table-cell office:value-type="float" office:value="0.531">
            <text:p>0,531</text:p>
          </table:table-cell>
          <table:table-cell table:style-name="ce8" table:formula="of:=AVERAGE([.B13:.D13])" office:value-type="float" office:value="0.536333333333333">
            <text:p>0,536</text:p>
          </table:table-cell>
          <table:table-cell table:number-columns-repeated="15"/>
        </table:table-row>
        <table:table-row table:style-name="ro1">
          <table:table-cell table:style-name="ce2" office:value-type="float" office:value="30000">
            <text:p>30000</text:p>
          </table:table-cell>
          <table:table-cell office:value-type="float" office:value="4.797">
            <text:p>4,797</text:p>
          </table:table-cell>
          <table:table-cell office:value-type="float" office:value="4.812">
            <text:p>4,812</text:p>
          </table:table-cell>
          <table:table-cell office:value-type="float" office:value="4.875">
            <text:p>4,875</text:p>
          </table:table-cell>
          <table:table-cell table:style-name="ce8" table:formula="of:=AVERAGE([.B14:.D14])" office:value-type="float" office:value="4.828">
            <text:p>4,828</text:p>
          </table:table-cell>
          <table:table-cell table:number-columns-repeated="15"/>
        </table:table-row>
        <table:table-row table:style-name="ro1">
          <table:table-cell table:style-name="ce2" office:value-type="float" office:value="30000">
            <text:p>30000</text:p>
          </table:table-cell>
          <table:table-cell office:value-type="float" office:value="4.797">
            <text:p>4,797</text:p>
          </table:table-cell>
          <table:table-cell office:value-type="float" office:value="4.812">
            <text:p>4,812</text:p>
          </table:table-cell>
          <table:table-cell office:value-type="float" office:value="4.781">
            <text:p>4,781</text:p>
          </table:table-cell>
          <table:table-cell table:style-name="ce8" table:formula="of:=AVERAGE([.B15:.D15])" office:value-type="float" office:value="4.79666666666667">
            <text:p>4,797</text:p>
          </table:table-cell>
          <table:table-cell table:number-columns-repeated="15"/>
        </table:table-row>
        <table:table-row table:style-name="ro1">
          <table:table-cell table:style-name="ce2" office:value-type="float" office:value="50000">
            <text:p>50000</text:p>
          </table:table-cell>
          <table:table-cell office:value-type="float" office:value="13.406">
            <text:p>13,406</text:p>
          </table:table-cell>
          <table:table-cell office:value-type="float" office:value="13.422">
            <text:p>13,422</text:p>
          </table:table-cell>
          <table:table-cell office:value-type="float" office:value="13.766">
            <text:p>13,766</text:p>
          </table:table-cell>
          <table:table-cell table:style-name="ce8" table:formula="of:=AVERAGE([.B16:.D16])" office:value-type="float" office:value="13.5313333333333">
            <text:p>13,531</text:p>
          </table:table-cell>
          <table:table-cell table:number-columns-repeated="15"/>
        </table:table-row>
        <table:table-row table:style-name="ro1">
          <table:table-cell table:style-name="ce2" office:value-type="float" office:value="50000">
            <text:p>50000</text:p>
          </table:table-cell>
          <table:table-cell office:value-type="float" office:value="13.329">
            <text:p>13,329</text:p>
          </table:table-cell>
          <table:table-cell office:value-type="float" office:value="13.735">
            <text:p>13,735</text:p>
          </table:table-cell>
          <table:table-cell office:value-type="float" office:value="13.359">
            <text:p>13,359</text:p>
          </table:table-cell>
          <table:table-cell table:style-name="ce8" table:formula="of:=AVERAGE([.B17:.D17])" office:value-type="float" office:value="13.4743333333333">
            <text:p>13,474</text:p>
          </table:table-cell>
          <table:table-cell table:number-columns-repeated="15"/>
        </table:table-row>
        <table:table-row table:style-name="ro1">
          <table:table-cell table:style-name="ce2" office:value-type="float" office:value="100000">
            <text:p>100000</text:p>
          </table:table-cell>
          <table:table-cell office:value-type="float" office:value="53.75">
            <text:p>53,75</text:p>
          </table:table-cell>
          <table:table-cell office:value-type="float" office:value="55.969">
            <text:p>55,969</text:p>
          </table:table-cell>
          <table:table-cell office:value-type="float" office:value="54.844">
            <text:p>54,844</text:p>
          </table:table-cell>
          <table:table-cell table:style-name="ce8" table:formula="of:=AVERAGE([.B18:.D18])" office:value-type="float" office:value="54.8543333333333">
            <text:p>54,854</text:p>
          </table:table-cell>
          <table:table-cell table:number-columns-repeated="15"/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5" office:value-type="float" office:value="53.766">
            <text:p>53,766</text:p>
          </table:table-cell>
          <table:table-cell table:style-name="ce5" office:value-type="float" office:value="54.562">
            <text:p>54,562</text:p>
          </table:table-cell>
          <table:table-cell table:style-name="ce5" office:value-type="float" office:value="55.594">
            <text:p>55,594</text:p>
          </table:table-cell>
          <table:table-cell table:style-name="ce9" table:formula="of:=AVERAGE([.B19:.D19])" office:value-type="float" office:value="54.6406666666667">
            <text:p>54,641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table:number-columns-spanned="4" table:number-rows-spanned="1">
            <text:p>Stos gorszy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/>
          <table:table-cell table:style-name="ce1" office:value-type="string" table:number-columns-spanned="4" table:number-rows-spanned="1">
            <text:p>Przez kopcowanie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 table:number-columns-repeated="9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22:.D22])" office:value-type="float" office:value="0">
            <text:p>0</text:p>
          </table:table-cell>
          <table:table-cell/>
          <table:table-cell table:style-name="ce1"/>
          <table:table-cell table:style-name="ce4" table:number-columns-repeated="3"/>
          <table:table-cell table:style-name="ce6"/>
          <table:table-cell>
            <draw:frame table:end-cell-address="Arkusz1.S42" table:end-x="1.421cm" table:end-y="0.157cm" draw:z-index="2" draw:style-name="gr1" draw:text-style-name="P1" svg:width="15.999cm" svg:height="8.999cm" svg:x="1.229cm" svg:y="0.19cm">
              <draw:object draw:notify-on-update-of-ranges="Arkusz1.A26:Arkusz1.A39 Arkusz1.E26:Arkusz1.E3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Arkusz1.AA42" table:end-x="1.996cm" table:end-y="0.181cm" draw:z-index="3" draw:style-name="gr1" draw:text-style-name="P1" svg:width="16.014cm" svg:height="8.997cm" svg:x="1.789cm" svg:y="0.216cm">
              <draw:object draw:notify-on-update-of-ranges="Arkusz1.G23:Arkusz1.G23 Arkusz1.H24:Arkusz1.H26 Arkusz1.G24:Arkusz1.G26 Arkusz1.H23:Arkusz1.H23 Arkusz1.H27:Arkusz1.H31 Arkusz1.G27:Arkusz1.G31 Arkusz1.A52:Arkusz1.A153 Arkusz1.B50:Arkusz1.B50 Arkusz1.B52:Arkusz1.B153 Arkusz1.A50:Arkusz1.A50 Arkusz1.A52:Arkusz1.A153 Arkusz1.A52:Arkusz1.A153 Arkusz1.C50:Arkusz1.C50 Arkusz1.C52:Arkusz1.C153 Arkusz1.A52:Arkusz1.A15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23:.D23])" office:value-type="float" office:value="0">
            <text:p>0</text:p>
          </table:table-cell>
          <table:table-cell/>
          <table:table-cell table:style-name="ce1" office:value-type="string">
            <text:p>Dobry</text:p>
          </table:table-cell>
          <table:table-cell table:style-name="ce4" office:value-type="string">
            <text:p>Gorszy</text:p>
          </table:table-cell>
          <table:table-cell table:style-name="ce4" table:number-columns-repeated="2"/>
          <table:table-cell table:style-name="ce6"/>
          <table:table-cell table:number-columns-repeated="9"/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24:.D24])" office:value-type="float" office:value="0">
            <text:p>0</text:p>
          </table:table-cell>
          <table:table-cell/>
          <table:table-cell table:style-name="ce2" office:value-type="float" office:value="1000000">
            <text:p>1000000</text:p>
          </table:table-cell>
          <table:table-cell office:value-type="float" office:value="0.485">
            <text:p>0,485</text:p>
          </table:table-cell>
          <table:table-cell table:number-columns-repeated="2" office:value-type="float" office:value="6.375">
            <text:p>6,375</text:p>
          </table:table-cell>
          <table:table-cell table:style-name="ce11" table:formula="of:=AVERAGE([.H24:.J24])" office:value-type="float" office:value="4.41166666666667">
            <text:p>4,412</text:p>
          </table:table-cell>
          <table:table-cell table:number-columns-repeated="9"/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7" table:formula="of:=AVERAGE([.B25:.D25])" office:value-type="float" office:value="0">
            <text:p>0</text:p>
          </table:table-cell>
          <table:table-cell/>
          <table:table-cell table:style-name="ce3" office:value-type="float" office:value="1000000">
            <text:p>1000000</text:p>
          </table:table-cell>
          <table:table-cell office:value-type="float" office:value="0.438">
            <text:p>0,438</text:p>
          </table:table-cell>
          <table:table-cell office:value-type="float" office:value="6.766">
            <text:p>6,766</text:p>
          </table:table-cell>
          <table:table-cell office:value-type="float" office:value="7.203">
            <text:p>7,203</text:p>
          </table:table-cell>
          <table:table-cell table:style-name="ce11" table:formula="of:=AVERAGE([.H25:.J25])" office:value-type="float" office:value="4.80233333333333">
            <text:p>4,802</text:p>
          </table:table-cell>
          <table:table-cell table:number-columns-repeated="9"/>
        </table:table-row>
        <table:table-row table:style-name="ro1">
          <table:table-cell table:style-name="ce2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,015</text:p>
          </table:table-cell>
          <table:table-cell table:style-name="ce7" table:formula="of:=AVERAGE([.B26:.D26])" office:value-type="float" office:value="0.005">
            <text:p>0,005</text:p>
          </table:table-cell>
          <table:table-cell/>
          <table:table-cell table:style-name="ce2" office:value-type="float" office:value="10000000">
            <text:p>10000000</text:p>
          </table:table-cell>
          <table:table-cell office:value-type="float" office:value="5.516">
            <text:p>5,516</text:p>
          </table:table-cell>
          <table:table-cell office:value-type="float" office:value="0.531">
            <text:p>0,531</text:p>
          </table:table-cell>
          <table:table-cell office:value-type="float" office:value="0.547">
            <text:p>0,547</text:p>
          </table:table-cell>
          <table:table-cell table:style-name="ce11" table:formula="of:=AVERAGE([.H26:.J26])" office:value-type="float" office:value="2.198">
            <text:p>2,198</text:p>
          </table:table-cell>
          <table:table-cell table:number-columns-repeated="9"/>
        </table:table-row>
        <table:table-row table:style-name="ro1">
          <table:table-cell table:style-name="ce2"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">
            <text:p>0</text:p>
          </table:table-cell>
          <table:table-cell table:style-name="ce7" table:formula="of:=AVERAGE([.B27:.D27])" office:value-type="float" office:value="0.00533333333333333">
            <text:p>0,0053333333</text:p>
          </table:table-cell>
          <table:table-cell/>
          <table:table-cell table:style-name="ce2" office:value-type="float" office:value="100000">
            <text:p>100000</text:p>
          </table:table-cell>
          <table:table-cell office:value-type="float" office:value="0.047">
            <text:p>0,047</text:p>
          </table:table-cell>
          <table:table-cell office:value-type="float" office:value="0.516">
            <text:p>0,516</text:p>
          </table:table-cell>
          <table:table-cell office:value-type="float" office:value="0.531">
            <text:p>0,531</text:p>
          </table:table-cell>
          <table:table-cell table:style-name="ce11" table:formula="of:=AVERAGE([.H27:.J27])" office:value-type="float" office:value="0.364666666666667">
            <text:p>0,365</text:p>
          </table:table-cell>
          <table:table-cell table:number-columns-repeated="9"/>
        </table:table-row>
        <table:table-row table:style-name="ro1">
          <table:table-cell table:style-name="ce2" office:value-type="float" office:value="3000">
            <text:p>3000</text:p>
          </table:table-cell>
          <table:table-cell office:value-type="float" office:value="0.046">
            <text:p>0,046</text:p>
          </table:table-cell>
          <table:table-cell table:number-columns-repeated="2" office:value-type="float" office:value="0.047">
            <text:p>0,047</text:p>
          </table:table-cell>
          <table:table-cell table:style-name="ce7" table:formula="of:=AVERAGE([.B28:.D28])" office:value-type="float" office:value="0.0466666666666667">
            <text:p>0,0466666667</text:p>
          </table:table-cell>
          <table:table-cell/>
          <table:table-cell table:style-name="ce2" office:value-type="float" office:value="100000">
            <text:p>100000</text:p>
          </table:table-cell>
          <table:table-cell office:value-type="float" office:value="0.047">
            <text:p>0,047</text:p>
          </table:table-cell>
          <table:table-cell office:value-type="float" office:value="0.062">
            <text:p>0,062</text:p>
          </table:table-cell>
          <table:table-cell office:value-type="float" office:value="0.031">
            <text:p>0,031</text:p>
          </table:table-cell>
          <table:table-cell table:style-name="ce11" table:formula="of:=AVERAGE([.H28:.J28])" office:value-type="float" office:value="0.0466666666666667">
            <text:p>0,047</text:p>
          </table:table-cell>
          <table:table-cell table:number-columns-repeated="9"/>
        </table:table-row>
        <table:table-row table:style-name="ro1">
          <table:table-cell table:style-name="ce2" office:value-type="float" office:value="3000">
            <text:p>3000</text:p>
          </table:table-cell>
          <table:table-cell office:value-type="float" office:value="0.047">
            <text:p>0,047</text:p>
          </table:table-cell>
          <table:table-cell office:value-type="float" office:value="0.063">
            <text:p>0,063</text:p>
          </table:table-cell>
          <table:table-cell office:value-type="float" office:value="0.047">
            <text:p>0,047</text:p>
          </table:table-cell>
          <table:table-cell table:style-name="ce7" table:formula="of:=AVERAGE([.B29:.D29])" office:value-type="float" office:value="0.0523333333333333">
            <text:p>0,0523333333</text:p>
          </table:table-cell>
          <table:table-cell/>
          <table:table-cell table:style-name="ce2" office:value-type="float" office:value="1000000">
            <text:p>1000000</text:p>
          </table:table-cell>
          <table:table-cell table:style-name="ce5" office:value-type="float" office:value="0.657">
            <text:p>0,657</text:p>
          </table:table-cell>
          <table:table-cell table:style-name="ce5" office:value-type="float" office:value="0.032">
            <text:p>0,032</text:p>
          </table:table-cell>
          <table:table-cell table:style-name="ce5" office:value-type="float" office:value="0.031">
            <text:p>0,031</text:p>
          </table:table-cell>
          <table:table-cell table:style-name="ce12" table:formula="of:=AVERAGE([.H29:.J29])" office:value-type="float" office:value="0.24">
            <text:p>0,240</text:p>
          </table:table-cell>
          <table:table-cell table:number-columns-repeated="9"/>
        </table:table-row>
        <table:table-row table:style-name="ro1">
          <table:table-cell table:style-name="ce2" office:value-type="float" office:value="5000">
            <text:p>5000</text:p>
          </table:table-cell>
          <table:table-cell office:value-type="float" office:value="0.14">
            <text:p>0,14</text:p>
          </table:table-cell>
          <table:table-cell office:value-type="float" office:value="0.141">
            <text:p>0,141</text:p>
          </table:table-cell>
          <table:table-cell office:value-type="float" office:value="0.125">
            <text:p>0,125</text:p>
          </table:table-cell>
          <table:table-cell table:style-name="ce7" table:formula="of:=AVERAGE([.B30:.D30])" office:value-type="float" office:value="0.135333333333333">
            <text:p>0,1353333333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0.531">
            <text:p>0,531</text:p>
          </table:table-cell>
          <table:table-cell table:number-columns-repeated="12"/>
        </table:table-row>
        <table:table-row table:style-name="ro1">
          <table:table-cell table:style-name="ce2" office:value-type="float" office:value="5000">
            <text:p>5000</text:p>
          </table:table-cell>
          <table:table-cell table:number-columns-repeated="2" office:value-type="float" office:value="0.141">
            <text:p>0,141</text:p>
          </table:table-cell>
          <table:table-cell office:value-type="float" office:value="0.125">
            <text:p>0,125</text:p>
          </table:table-cell>
          <table:table-cell table:style-name="ce7" table:formula="of:=AVERAGE([.B31:.D31])" office:value-type="float" office:value="0.135666666666667">
            <text:p>0,1356666667</text:p>
          </table:table-cell>
          <table:table-cell/>
          <table:table-cell office:value-type="float" office:value="10000000">
            <text:p>10000000</text:p>
          </table:table-cell>
          <table:table-cell office:value-type="float" office:value="5.781">
            <text:p>5,781</text:p>
          </table:table-cell>
          <table:table-cell table:number-columns-repeated="12"/>
        </table:table-row>
        <table:table-row table:style-name="ro1">
          <table:table-cell table:style-name="ce2" office:value-type="float" office:value="10000">
            <text:p>10000</text:p>
          </table:table-cell>
          <table:table-cell office:value-type="float" office:value="0.547">
            <text:p>0,547</text:p>
          </table:table-cell>
          <table:table-cell table:number-columns-repeated="2" office:value-type="float" office:value="0.531">
            <text:p>0,531</text:p>
          </table:table-cell>
          <table:table-cell table:style-name="ce7" table:formula="of:=AVERAGE([.B32:.D32])" office:value-type="float" office:value="0.536333333333333">
            <text:p>0,5363333333</text:p>
          </table:table-cell>
          <table:table-cell table:number-columns-repeated="15"/>
        </table:table-row>
        <table:table-row table:style-name="ro1">
          <table:table-cell table:style-name="ce2" office:value-type="float" office:value="10000">
            <text:p>10000</text:p>
          </table:table-cell>
          <table:table-cell office:value-type="float" office:value="0.531">
            <text:p>0,531</text:p>
          </table:table-cell>
          <table:table-cell table:number-columns-repeated="2" office:value-type="float" office:value="0.547">
            <text:p>0,547</text:p>
          </table:table-cell>
          <table:table-cell table:style-name="ce7" table:formula="of:=AVERAGE([.B33:.D33])" office:value-type="float" office:value="0.541666666666667">
            <text:p>0,5416666667</text:p>
          </table:table-cell>
          <table:table-cell table:number-columns-repeated="15"/>
        </table:table-row>
        <table:table-row table:style-name="ro1">
          <table:table-cell table:style-name="ce2" office:value-type="float" office:value="30000">
            <text:p>30000</text:p>
          </table:table-cell>
          <table:table-cell office:value-type="float" office:value="4.812">
            <text:p>4,812</text:p>
          </table:table-cell>
          <table:table-cell office:value-type="float" office:value="4.843">
            <text:p>4,843</text:p>
          </table:table-cell>
          <table:table-cell office:value-type="float" office:value="4.922">
            <text:p>4,922</text:p>
          </table:table-cell>
          <table:table-cell table:style-name="ce7" table:formula="of:=AVERAGE([.B34:.D34])" office:value-type="float" office:value="4.859">
            <text:p>4,859</text:p>
          </table:table-cell>
          <table:table-cell table:number-columns-repeated="15"/>
        </table:table-row>
        <table:table-row table:style-name="ro1">
          <table:table-cell table:style-name="ce2" office:value-type="float" office:value="30000">
            <text:p>30000</text:p>
          </table:table-cell>
          <table:table-cell office:value-type="float" office:value="4.812">
            <text:p>4,812</text:p>
          </table:table-cell>
          <table:table-cell office:value-type="float" office:value="4.828">
            <text:p>4,828</text:p>
          </table:table-cell>
          <table:table-cell office:value-type="float" office:value="5.078">
            <text:p>5,078</text:p>
          </table:table-cell>
          <table:table-cell table:style-name="ce7" table:formula="of:=AVERAGE([.B35:.D35])" office:value-type="float" office:value="4.906">
            <text:p>4,906</text:p>
          </table:table-cell>
          <table:table-cell table:number-columns-repeated="15"/>
        </table:table-row>
        <table:table-row table:style-name="ro1">
          <table:table-cell table:style-name="ce2" office:value-type="float" office:value="50000">
            <text:p>50000</text:p>
          </table:table-cell>
          <table:table-cell office:value-type="float" office:value="13.344">
            <text:p>13,344</text:p>
          </table:table-cell>
          <table:table-cell office:value-type="float" office:value="13.5">
            <text:p>13,5</text:p>
          </table:table-cell>
          <table:table-cell office:value-type="float" office:value="14.235">
            <text:p>14,235</text:p>
          </table:table-cell>
          <table:table-cell table:style-name="ce7" table:formula="of:=AVERAGE([.B36:.D36])" office:value-type="float" office:value="13.693">
            <text:p>13,693</text:p>
          </table:table-cell>
          <table:table-cell table:number-columns-repeated="15"/>
        </table:table-row>
        <table:table-row table:style-name="ro1">
          <table:table-cell table:style-name="ce2" office:value-type="float" office:value="50000">
            <text:p>50000</text:p>
          </table:table-cell>
          <table:table-cell office:value-type="float" office:value="13.469">
            <text:p>13,469</text:p>
          </table:table-cell>
          <table:table-cell office:value-type="float" office:value="13.781">
            <text:p>13,781</text:p>
          </table:table-cell>
          <table:table-cell office:value-type="float" office:value="14.015">
            <text:p>14,015</text:p>
          </table:table-cell>
          <table:table-cell table:style-name="ce7" table:formula="of:=AVERAGE([.B37:.D37])" office:value-type="float" office:value="13.755">
            <text:p>13,755</text:p>
          </table:table-cell>
          <table:table-cell table:number-columns-repeated="15"/>
        </table:table-row>
        <table:table-row table:style-name="ro1">
          <table:table-cell table:style-name="ce2" office:value-type="float" office:value="100000">
            <text:p>100000</text:p>
          </table:table-cell>
          <table:table-cell office:value-type="float" office:value="53.781">
            <text:p>53,781</text:p>
          </table:table-cell>
          <table:table-cell office:value-type="float" office:value="55.828">
            <text:p>55,828</text:p>
          </table:table-cell>
          <table:table-cell office:value-type="float" office:value="56.938">
            <text:p>56,938</text:p>
          </table:table-cell>
          <table:table-cell table:style-name="ce7" table:formula="of:=AVERAGE([.B38:.D38])" office:value-type="float" office:value="55.5156666666667">
            <text:p>55,5156666667</text:p>
          </table:table-cell>
          <table:table-cell/>
          <table:table-cell office:value-type="string">
            <text:p>Dobry</text:p>
          </table:table-cell>
          <table:table-cell office:value-type="string">
            <text:p>Gorszy</text:p>
          </table:table-cell>
          <table:table-cell table:number-columns-repeated="12"/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5" office:value-type="float" office:value="54.391">
            <text:p>54,391</text:p>
          </table:table-cell>
          <table:table-cell table:style-name="ce5" office:value-type="float" office:value="55.719">
            <text:p>55,719</text:p>
          </table:table-cell>
          <table:table-cell table:style-name="ce5" office:value-type="float" office:value="64.75">
            <text:p>64,75</text:p>
          </table:table-cell>
          <table:table-cell table:style-name="ce10" table:formula="of:=AVERAGE([.B39:.D39])" office:value-type="float" office:value="58.2866666666667">
            <text:p>58,2866666667</text:p>
          </table:table-cell>
          <table:table-cell/>
          <table:table-cell table:style-name="ce1" office:value-type="string" table:number-columns-spanned="4" table:number-rows-spanned="1">
            <text:p>Przez scalanie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 table:number-columns-repeated="9"/>
        </table:table-row>
        <table:table-row table:style-name="ro1">
          <table:table-cell office:value-type="string">
            <text:p>Dobry</text:p>
          </table:table-cell>
          <table:table-cell office:value-type="string">
            <text:p>Gorszy</text:p>
          </table:table-cell>
          <table:table-cell table:number-columns-repeated="4"/>
          <table:table-cell table:style-name="ce2" office:value-type="float" office:value="1000000">
            <text:p>1000000</text:p>
          </table:table-cell>
          <table:table-cell office:value-type="float" office:value="0.61">
            <text:p>0,61</text:p>
          </table:table-cell>
          <table:table-cell table:number-columns-repeated="2"/>
          <table:table-cell table:style-name="ce8" table:formula="of:=AVERAGE([.H40:.J40])" office:value-type="float" office:value="0.61">
            <text:p>0,610</text:p>
          </table:table-cell>
          <table:table-cell table:number-columns-repeated="9"/>
        </table:table-row>
        <table:table-row table:style-name="ro1">
          <table:table-cell table:style-name="ce1" office:value-type="string" table:number-columns-spanned="4" table:number-rows-spanned="1">
            <text:p>Szybkie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/>
          <table:table-cell table:style-name="ce3" office:value-type="float" office:value="1000000">
            <text:p>1000000</text:p>
          </table:table-cell>
          <table:table-cell office:value-type="float" office:value="0.609">
            <text:p>0,609</text:p>
          </table:table-cell>
          <table:table-cell table:number-columns-repeated="2"/>
          <table:table-cell table:style-name="ce8" table:formula="of:=AVERAGE([.H41:.J41])" office:value-type="float" office:value="0.609">
            <text:p>0,609</text:p>
          </table:table-cell>
          <table:table-cell table:number-columns-repeated="9"/>
        </table:table-row>
        <table:table-row table:style-name="ro1">
          <table:table-cell table:style-name="ce2" office:value-type="float" office:value="1000000">
            <text:p>1000000</text:p>
          </table:table-cell>
          <table:table-cell office:value-type="float" office:value="0.485">
            <text:p>0,485</text:p>
          </table:table-cell>
          <table:table-cell office:value-type="float" office:value="2.609">
            <text:p>2,609</text:p>
          </table:table-cell>
          <table:table-cell office:value-type="float" office:value="2.562">
            <text:p>2,562</text:p>
          </table:table-cell>
          <table:table-cell table:style-name="ce8" table:formula="of:=AVERAGE([.B42:.D42])" office:value-type="float" office:value="1.88533333333333">
            <text:p>1,885</text:p>
          </table:table-cell>
          <table:table-cell/>
          <table:table-cell table:style-name="ce2" office:value-type="float" office:value="10000000">
            <text:p>10000000</text:p>
          </table:table-cell>
          <table:table-cell office:value-type="float" office:value="6.61">
            <text:p>6,61</text:p>
          </table:table-cell>
          <table:table-cell table:number-columns-repeated="2"/>
          <table:table-cell table:style-name="ce8" table:formula="of:=AVERAGE([.H42:.J42])" office:value-type="float" office:value="6.61">
            <text:p>6,610</text:p>
          </table:table-cell>
          <table:table-cell table:number-columns-repeated="9"/>
        </table:table-row>
        <table:table-row table:style-name="ro1">
          <table:table-cell table:style-name="ce3" office:value-type="float" office:value="1000000">
            <text:p>1000000</text:p>
          </table:table-cell>
          <table:table-cell table:style-name="ce5" office:value-type="float" office:value="0.578">
            <text:p>0,578</text:p>
          </table:table-cell>
          <table:table-cell table:style-name="ce5" office:value-type="float" office:value="2.437">
            <text:p>2,437</text:p>
          </table:table-cell>
          <table:table-cell table:style-name="ce5" office:value-type="float" office:value="2.453">
            <text:p>2,453</text:p>
          </table:table-cell>
          <table:table-cell table:style-name="ce9" table:formula="of:=AVERAGE([.B43:.D43])" office:value-type="float" office:value="1.82266666666667">
            <text:p>1,823</text:p>
          </table:table-cell>
          <table:table-cell/>
          <table:table-cell table:style-name="ce2" office:value-type="float" office:value="100000">
            <text:p>100000</text:p>
          </table:table-cell>
          <table:table-cell office:value-type="float" office:value="0.047">
            <text:p>0,047</text:p>
          </table:table-cell>
          <table:table-cell table:number-columns-repeated="2"/>
          <table:table-cell table:style-name="ce8" table:formula="of:=AVERAGE([.H43:.J43])" office:value-type="float" office:value="0.047">
            <text:p>0,047</text:p>
          </table:table-cell>
          <table:table-cell table:number-columns-repeated="8"/>
          <table:table-cell>
            <draw:frame table:end-cell-address="Arkusz1.AB63" table:end-x="0.19cm" table:end-y="0.344cm" draw:z-index="5" draw:style-name="gr1" draw:text-style-name="P1" svg:width="16.014cm" svg:height="8.997cm" svg:x="2.241cm" svg:y="0.379cm">
              <draw:object draw:notify-on-update-of-ranges="Arkusz1.G38:Arkusz1.G38 Arkusz1.H40:Arkusz1.H42 Arkusz1.G40:Arkusz1.G42 Arkusz1.H38:Arkusz1.H38 Arkusz1.H43:Arkusz1.H47 Arkusz1.G43:Arkusz1.G47 Arkusz1.A52:Arkusz1.A153 Arkusz1.A50:Arkusz1.A50 Arkusz1.A52:Arkusz1.A153 Arkusz1.A52:Arkusz1.A153 Arkusz1.B50:Arkusz1.B50 Arkusz1.B52:Arkusz1.B153 Arkusz1.C50:Arkusz1.C50 Arkusz1.C52:Arkusz1.C153 Arkusz1.A52:Arkusz1.A15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2" office:value-type="float" office:value="10000000">
            <text:p>10000000</text:p>
          </table:table-cell>
          <table:table-cell office:value-type="float" office:value="5.703">
            <text:p>5,703</text:p>
          </table:table-cell>
          <table:table-cell office:value-type="float" office:value="0.218">
            <text:p>0,218</text:p>
          </table:table-cell>
          <table:table-cell office:value-type="float" office:value="0.266">
            <text:p>0,266</text:p>
          </table:table-cell>
          <table:table-cell table:style-name="ce8" table:formula="of:=AVERAGE([.B44:.D44])" office:value-type="float" office:value="2.06233333333333">
            <text:p>2,062</text:p>
          </table:table-cell>
          <table:table-cell/>
          <table:table-cell table:style-name="ce2" office:value-type="float" office:value="100000">
            <text:p>100000</text:p>
          </table:table-cell>
          <table:table-cell office:value-type="float" office:value="0.062">
            <text:p>0,062</text:p>
          </table:table-cell>
          <table:table-cell table:number-columns-repeated="2"/>
          <table:table-cell table:style-name="ce8" table:formula="of:=AVERAGE([.H44:.J44])" office:value-type="float" office:value="0.062">
            <text:p>0,062</text:p>
          </table:table-cell>
          <table:table-cell table:number-columns-repeated="9"/>
        </table:table-row>
        <table:table-row table:style-name="ro1">
          <table:table-cell table:style-name="ce2" office:value-type="float" office:value="100000">
            <text:p>100000</text:p>
          </table:table-cell>
          <table:table-cell office:value-type="float" office:value="0.015">
            <text:p>0,015</text:p>
          </table:table-cell>
          <table:table-cell office:value-type="float" office:value="0.235">
            <text:p>0,235</text:p>
          </table:table-cell>
          <table:table-cell office:value-type="float" office:value="0.219">
            <text:p>0,219</text:p>
          </table:table-cell>
          <table:table-cell table:style-name="ce8" table:formula="of:=AVERAGE([.B45:.D45])" office:value-type="float" office:value="0.156333333333333">
            <text:p>0,156</text:p>
          </table:table-cell>
          <table:table-cell/>
          <table:table-cell table:style-name="ce2" office:value-type="float" office:value="1000000">
            <text:p>1000000</text:p>
          </table:table-cell>
          <table:table-cell table:style-name="ce5" office:value-type="float" office:value="0.641">
            <text:p>0,641</text:p>
          </table:table-cell>
          <table:table-cell table:style-name="ce5" table:number-columns-repeated="2"/>
          <table:table-cell table:style-name="ce9" table:formula="of:=AVERAGE([.H45:.J45])" office:value-type="float" office:value="0.641">
            <text:p>0,641</text:p>
          </table:table-cell>
          <table:table-cell table:number-columns-repeated="9"/>
        </table:table-row>
        <table:table-row table:style-name="ro1">
          <table:table-cell table:style-name="ce2" office:value-type="float" office:value="100000">
            <text:p>100000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.015">
            <text:p>0,015</text:p>
          </table:table-cell>
          <table:table-cell table:style-name="ce7" table:formula="of:=AVERAGE([.B46:.D46])" office:value-type="float" office:value="0.0153333333333333">
            <text:p>0,0153333333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0.641">
            <text:p>0,641</text:p>
          </table:table-cell>
          <table:table-cell table:number-columns-repeated="12"/>
        </table:table-row>
        <table:table-row table:style-name="ro1">
          <table:table-cell table:style-name="ce2" office:value-type="float" office:value="1000000">
            <text:p>1000000</text:p>
          </table:table-cell>
          <table:table-cell office:value-type="float" office:value="0.25">
            <text:p>0,25</text:p>
          </table:table-cell>
          <table:table-cell office:value-type="float" office:value="0.031">
            <text:p>0,031</text:p>
          </table:table-cell>
          <table:table-cell office:value-type="float" office:value="0.016">
            <text:p>0,016</text:p>
          </table:table-cell>
          <table:table-cell table:style-name="ce7" table:formula="of:=AVERAGE([.B47:.D47])" office:value-type="float" office:value="0.099">
            <text:p>0,099</text:p>
          </table:table-cell>
          <table:table-cell/>
          <table:table-cell office:value-type="float" office:value="10000000">
            <text:p>10000000</text:p>
          </table:table-cell>
          <table:table-cell office:value-type="float" office:value="37.672">
            <text:p>37,672</text:p>
          </table:table-cell>
          <table:table-cell table:number-columns-repeated="12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297">
            <text:p>0,297</text:p>
          </table:table-cell>
          <table:table-cell table:number-columns-repeated="18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.671">
            <text:p>2,671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N*logN</text:p>
          </table:table-cell>
          <table:table-cell office:value-type="string">
            <text:p>N^2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formula="of:=[.A51]*LN([.A51])" office:value-type="float" office:value="0">
            <text:p>0</text:p>
            <draw:frame table:end-cell-address="Arkusz1.B52" table:end-x="0.2cm" table:end-y="0.051cm" draw:z-index="6" draw:style-name="gr2" draw:text-style-name="P1" svg:width="0.2cm" svg:height="0.483cm" svg:x="0cm" svg:y="0.019cm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formula="of:=[.A51]^2"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100000">
            <text:p>100000</text:p>
          </table:table-cell>
          <table:table-cell table:formula="of:=[.A52]*LN([.A52])" office:value-type="float" office:value="1151292.54649702">
            <text:p>1151292,54649702</text:p>
          </table:table-cell>
          <table:table-cell table:formula="of:=[.A52]^2" office:value-type="float" office:value="10000000000">
            <text:p>10000000000</text:p>
          </table:table-cell>
          <table:table-cell table:number-columns-repeated="17"/>
        </table:table-row>
        <table:table-row table:style-name="ro1">
          <table:table-cell office:value-type="float" office:value="199999">
            <text:p>199999</text:p>
          </table:table-cell>
          <table:table-cell table:formula="of:=[.A53]*LN([.A53])" office:value-type="float" office:value="2441201.32303589">
            <text:p>2441201,32303589</text:p>
          </table:table-cell>
          <table:table-cell table:formula="of:=[.A53]^2" office:value-type="float" office:value="39999600001">
            <text:p>39999600001</text:p>
          </table:table-cell>
          <table:table-cell table:number-columns-repeated="17"/>
        </table:table-row>
        <table:table-row table:style-name="ro1">
          <table:table-cell office:value-type="float" office:value="299998">
            <text:p>299998</text:p>
          </table:table-cell>
          <table:table-cell table:formula="of:=[.A54]*LN([.A54])" office:value-type="float" office:value="3783434.10302266">
            <text:p>3783434,10302266</text:p>
          </table:table-cell>
          <table:table-cell table:formula="of:=[.A54]^2" office:value-type="float" office:value="89998800004">
            <text:p>89998800004</text:p>
          </table:table-cell>
          <table:table-cell table:number-columns-repeated="17"/>
        </table:table-row>
        <table:table-row table:style-name="ro1">
          <table:table-cell office:value-type="float" office:value="399997">
            <text:p>399997</text:p>
          </table:table-cell>
          <table:table-cell table:formula="of:=[.A55]*LN([.A55])" office:value-type="float" office:value="5159646.23278782">
            <text:p>5159646,23278782</text:p>
          </table:table-cell>
          <table:table-cell table:formula="of:=[.A55]^2" office:value-type="float" office:value="159997600009">
            <text:p>159997600009</text:p>
          </table:table-cell>
          <table:table-cell table:number-columns-repeated="17"/>
        </table:table-row>
        <table:table-row table:style-name="ro1">
          <table:table-cell office:value-type="float" office:value="499996">
            <text:p>499996</text:p>
          </table:table-cell>
          <table:table-cell table:formula="of:=[.A56]*LN([.A56])" office:value-type="float" office:value="6561125.19926465">
            <text:p>6561125,19926465</text:p>
          </table:table-cell>
          <table:table-cell table:formula="of:=[.A56]^2" office:value-type="float" office:value="249996000016">
            <text:p>249996000016</text:p>
          </table:table-cell>
          <table:table-cell table:number-columns-repeated="17"/>
        </table:table-row>
        <table:table-row table:style-name="ro1">
          <table:table-cell office:value-type="float" office:value="599995">
            <text:p>599995</text:p>
          </table:table-cell>
          <table:table-cell table:formula="of:=[.A57]*LN([.A57])" office:value-type="float" office:value="7982739.43711513">
            <text:p>7982739,43711513</text:p>
          </table:table-cell>
          <table:table-cell table:formula="of:=[.A57]^2" office:value-type="float" office:value="359994000025">
            <text:p>359994000025</text:p>
          </table:table-cell>
          <table:table-cell table:number-columns-repeated="17"/>
        </table:table-row>
        <table:table-row table:style-name="ro1">
          <table:table-cell office:value-type="float" office:value="699994">
            <text:p>699994</text:p>
          </table:table-cell>
          <table:table-cell table:formula="of:=[.A58]*LN([.A58])" office:value-type="float" office:value="9421098.17682991">
            <text:p>9421098,17682991</text:p>
          </table:table-cell>
          <table:table-cell table:formula="of:=[.A58]^2" office:value-type="float" office:value="489991600036">
            <text:p>489991600036</text:p>
          </table:table-cell>
          <table:table-cell table:number-columns-repeated="17"/>
        </table:table-row>
        <table:table-row table:style-name="ro1">
          <table:table-cell office:value-type="float" office:value="799993">
            <text:p>799993</text:p>
          </table:table-cell>
          <table:table-cell table:formula="of:=[.A59]*LN([.A59])" office:value-type="float" office:value="10873791.4587816">
            <text:p>10873791,4587816</text:p>
          </table:table-cell>
          <table:table-cell table:formula="of:=[.A59]^2" office:value-type="float" office:value="639988800049">
            <text:p>639988800049</text:p>
          </table:table-cell>
          <table:table-cell table:number-columns-repeated="17"/>
        </table:table-row>
        <table:table-row table:style-name="ro1">
          <table:table-cell office:value-type="float" office:value="899992">
            <text:p>899992</text:p>
          </table:table-cell>
          <table:table-cell table:formula="of:=[.A60]*LN([.A60])" office:value-type="float" office:value="12339017.356911">
            <text:p>12339017,356911</text:p>
          </table:table-cell>
          <table:table-cell table:formula="of:=[.A60]^2" office:value-type="float" office:value="809985600064">
            <text:p>809985600064</text:p>
          </table:table-cell>
          <table:table-cell table:number-columns-repeated="17"/>
        </table:table-row>
        <table:table-row table:style-name="ro1">
          <table:table-cell office:value-type="float" office:value="999991">
            <text:p>999991</text:p>
          </table:table-cell>
          <table:table-cell table:formula="of:=[.A61]*LN([.A61])" office:value-type="float" office:value="13815377.2184098">
            <text:p>13815377,2184098</text:p>
          </table:table-cell>
          <table:table-cell table:formula="of:=[.A61]^2" office:value-type="float" office:value="999982000081">
            <text:p>999982000081</text:p>
          </table:table-cell>
          <table:table-cell table:number-columns-repeated="7"/>
          <table:table-cell>
            <draw:frame table:end-cell-address="Arkusz1.S81" table:end-x="0.415cm" table:end-y="0.036cm" draw:z-index="4" draw:style-name="gr1" draw:text-style-name="P1" svg:width="16.955cm" svg:height="9.014cm" svg:x="1.525cm" svg:y="0.055cm">
              <draw:object draw:notify-on-update-of-ranges="Arkusz1.A42:Arkusz1.A44 Arkusz1.A40:Arkusz1.A40 Arkusz1.B42:Arkusz1.B44 Arkusz1.B40:Arkusz1.B40 Arkusz1.B45:Arkusz1.B49 Arkusz1.A45:Arkusz1.A49 Arkusz1.A52:Arkusz1.A153 Arkusz1.C50:Arkusz1.C50 Arkusz1.C52:Arkusz1.C153 Arkusz1.A52:Arkusz1.A153 Arkusz1.A50:Arkusz1.A50 Arkusz1.A52:Arkusz1.A153 Arkusz1.A52:Arkusz1.A153 Arkusz1.B50:Arkusz1.B50 Arkusz1.B52:Arkusz1.B15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1099990">
            <text:p>1099990</text:p>
          </table:table-cell>
          <table:table-cell table:formula="of:=[.A62]*LN([.A62])" office:value-type="float" office:value="15301753.7033835">
            <text:p>15301753,7033835</text:p>
          </table:table-cell>
          <table:table-cell table:formula="of:=[.A62]^2" office:value-type="float" office:value="1209978000100">
            <text:p>1209978000100</text:p>
          </table:table-cell>
          <table:table-cell table:number-columns-repeated="17"/>
        </table:table-row>
        <table:table-row table:style-name="ro1">
          <table:table-cell office:value-type="float" office:value="1199989">
            <text:p>1199989</text:p>
          </table:table-cell>
          <table:table-cell table:formula="of:=[.A63]*LN([.A63])" office:value-type="float" office:value="16797233.561607">
            <text:p>16797233,561607</text:p>
          </table:table-cell>
          <table:table-cell table:formula="of:=[.A63]^2" office:value-type="float" office:value="1439973600121">
            <text:p>1439973600121</text:p>
          </table:table-cell>
          <table:table-cell table:number-columns-repeated="17"/>
        </table:table-row>
        <table:table-row table:style-name="ro1">
          <table:table-cell office:value-type="float" office:value="1299988">
            <text:p>1299988</text:p>
          </table:table-cell>
          <table:table-cell table:formula="of:=[.A64]*LN([.A64])" office:value-type="float" office:value="18301056.3347188">
            <text:p>18301056,3347188</text:p>
          </table:table-cell>
          <table:table-cell table:formula="of:=[.A64]^2" office:value-type="float" office:value="1689968800144">
            <text:p>1689968800144</text:p>
          </table:table-cell>
          <table:table-cell table:number-columns-repeated="17"/>
        </table:table-row>
        <table:table-row table:style-name="ro1">
          <table:table-cell office:value-type="float" office:value="1399987">
            <text:p>1399987</text:p>
          </table:table-cell>
          <table:table-cell table:formula="of:=[.A65]*LN([.A65])" office:value-type="float" office:value="19812578.9367037">
            <text:p>19812578,9367037</text:p>
          </table:table-cell>
          <table:table-cell table:formula="of:=[.A65]^2" office:value-type="float" office:value="1959963600169">
            <text:p>1959963600169</text:p>
          </table:table-cell>
          <table:table-cell table:number-columns-repeated="17"/>
        </table:table-row>
        <table:table-row table:style-name="ro1">
          <table:table-cell office:value-type="float" office:value="1499986">
            <text:p>1499986</text:p>
          </table:table-cell>
          <table:table-cell table:formula="of:=[.A66]*LN([.A66])" office:value-type="float" office:value="21331250.4055147">
            <text:p>21331250,4055147</text:p>
          </table:table-cell>
          <table:table-cell table:formula="of:=[.A66]^2" office:value-type="float" office:value="2249958000196">
            <text:p>2249958000196</text:p>
          </table:table-cell>
          <table:table-cell table:number-columns-repeated="17"/>
        </table:table-row>
        <table:table-row table:style-name="ro1">
          <table:table-cell office:value-type="float" office:value="1599985">
            <text:p>1599985</text:p>
          </table:table-cell>
          <table:table-cell table:formula="of:=[.A67]*LN([.A67])" office:value-type="float" office:value="22856593.4168935">
            <text:p>22856593,4168935</text:p>
          </table:table-cell>
          <table:table-cell table:formula="of:=[.A67]^2" office:value-type="float" office:value="2559952000225">
            <text:p>2559952000225</text:p>
          </table:table-cell>
          <table:table-cell table:number-columns-repeated="17"/>
        </table:table-row>
        <table:table-row table:style-name="ro1">
          <table:table-cell office:value-type="float" office:value="1699984">
            <text:p>1699984</text:p>
          </table:table-cell>
          <table:table-cell table:formula="of:=[.A68]*LN([.A68])" office:value-type="float" office:value="24388190.4371993">
            <text:p>24388190,4371993</text:p>
          </table:table-cell>
          <table:table-cell table:formula="of:=[.A68]^2" office:value-type="float" office:value="2889945600256">
            <text:p>2889945600256</text:p>
          </table:table-cell>
          <table:table-cell table:number-columns-repeated="17"/>
        </table:table-row>
        <table:table-row table:style-name="ro1">
          <table:table-cell office:value-type="float" office:value="1799983">
            <text:p>1799983</text:p>
          </table:table-cell>
          <table:table-cell table:formula="of:=[.A69]*LN([.A69])" office:value-type="float" office:value="25925673.145187">
            <text:p>25925673,145187</text:p>
          </table:table-cell>
          <table:table-cell table:formula="of:=[.A69]^2" office:value-type="float" office:value="3239938800289">
            <text:p>3239938800289</text:p>
          </table:table-cell>
          <table:table-cell table:number-columns-repeated="17"/>
        </table:table-row>
        <table:table-row table:style-name="ro1">
          <table:table-cell office:value-type="float" office:value="1899982">
            <text:p>1899982</text:p>
          </table:table-cell>
          <table:table-cell table:formula="of:=[.A70]*LN([.A70])" office:value-type="float" office:value="27468714.2113849">
            <text:p>27468714,2113849</text:p>
          </table:table-cell>
          <table:table-cell table:formula="of:=[.A70]^2" office:value-type="float" office:value="3609931600324">
            <text:p>3609931600324</text:p>
          </table:table-cell>
          <table:table-cell table:number-columns-repeated="17"/>
        </table:table-row>
        <table:table-row table:style-name="ro1">
          <table:table-cell office:value-type="float" office:value="1999981">
            <text:p>1999981</text:p>
          </table:table-cell>
          <table:table-cell table:formula="of:=[.A71]*LN([.A71])" office:value-type="float" office:value="29017020.8126417">
            <text:p>29017020,8126417</text:p>
          </table:table-cell>
          <table:table-cell table:formula="of:=[.A71]^2" office:value-type="float" office:value="3999924000361">
            <text:p>3999924000361</text:p>
          </table:table-cell>
          <table:table-cell table:number-columns-repeated="17"/>
        </table:table-row>
        <table:table-row table:style-name="ro1">
          <table:table-cell office:value-type="float" office:value="2099980">
            <text:p>2099980</text:p>
          </table:table-cell>
          <table:table-cell table:formula="of:=[.A72]*LN([.A72])" office:value-type="float" office:value="30570329.4467939">
            <text:p>30570329,4467939</text:p>
          </table:table-cell>
          <table:table-cell table:formula="of:=[.A72]^2" office:value-type="float" office:value="4409916000400">
            <text:p>4409916000400</text:p>
          </table:table-cell>
          <table:table-cell table:number-columns-repeated="16"/>
          <table:table-cell>
            <draw:frame table:end-cell-address="Arkusz1.AB92" table:end-x="0.124cm" table:end-y="0.085cm" draw:z-index="7" draw:style-name="gr1" draw:text-style-name="P1" svg:width="15.999cm" svg:height="8.999cm" svg:x="2.19cm" svg:y="0.118cm">
              <draw:object draw:notify-on-update-of-ranges="Arkusz1.A42:Arkusz1.A47 Arkusz1.A41:Arkusz1.A41 Arkusz1.E42:Arkusz1.E47 Arkusz1.G39:Arkusz1.G39 Arkusz1.K40:Arkusz1.K45 Arkusz1.G40:Arkusz1.G45 Arkusz1.G21:Arkusz1.G21 Arkusz1.K24:Arkusz1.K29 Arkusz1.G24:Arkusz1.G2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2199979">
            <text:p>2199979</text:p>
          </table:table-cell>
          <table:table-cell table:formula="of:=[.A73]*LN([.A73])" office:value-type="float" office:value="32128401.7370967">
            <text:p>32128401,7370967</text:p>
          </table:table-cell>
          <table:table-cell table:formula="of:=[.A73]^2" office:value-type="float" office:value="4839907600441">
            <text:p>4839907600441</text:p>
          </table:table-cell>
          <table:table-cell table:number-columns-repeated="17"/>
        </table:table-row>
        <table:table-row table:style-name="ro1">
          <table:table-cell office:value-type="float" office:value="2299978">
            <text:p>2299978</text:p>
          </table:table-cell>
          <table:table-cell table:formula="of:=[.A74]*LN([.A74])" office:value-type="float" office:value="33691021.0009408">
            <text:p>33691021,0009408</text:p>
          </table:table-cell>
          <table:table-cell table:formula="of:=[.A74]^2" office:value-type="float" office:value="5289898800484">
            <text:p>5289898800484</text:p>
          </table:table-cell>
          <table:table-cell table:number-columns-repeated="17"/>
        </table:table-row>
        <table:table-row table:style-name="ro1">
          <table:table-cell office:value-type="float" office:value="2399977">
            <text:p>2399977</text:p>
          </table:table-cell>
          <table:table-cell table:formula="of:=[.A75]*LN([.A75])" office:value-type="float" office:value="35257989.41635">
            <text:p>35257989,41635</text:p>
          </table:table-cell>
          <table:table-cell table:formula="of:=[.A75]^2" office:value-type="float" office:value="5759889600529">
            <text:p>5759889600529</text:p>
          </table:table-cell>
          <table:table-cell table:number-columns-repeated="17"/>
        </table:table-row>
        <table:table-row table:style-name="ro1">
          <table:table-cell office:value-type="float" office:value="2499976">
            <text:p>2499976</text:p>
          </table:table-cell>
          <table:table-cell table:formula="of:=[.A76]*LN([.A76])" office:value-type="float" office:value="36829125.6614803">
            <text:p>36829125,6614803</text:p>
          </table:table-cell>
          <table:table-cell table:formula="of:=[.A76]^2" office:value-type="float" office:value="6249880000576">
            <text:p>6249880000576</text:p>
          </table:table-cell>
          <table:table-cell table:number-columns-repeated="17"/>
        </table:table-row>
        <table:table-row table:style-name="ro1">
          <table:table-cell office:value-type="float" office:value="2599975">
            <text:p>2599975</text:p>
          </table:table-cell>
          <table:table-cell table:formula="of:=[.A77]*LN([.A77])" office:value-type="float" office:value="38404262.9323486">
            <text:p>38404262,9323486</text:p>
          </table:table-cell>
          <table:table-cell table:formula="of:=[.A77]^2" office:value-type="float" office:value="6759870000625">
            <text:p>6759870000625</text:p>
          </table:table-cell>
          <table:table-cell table:number-columns-repeated="17"/>
        </table:table-row>
        <table:table-row table:style-name="ro1">
          <table:table-cell office:value-type="float" office:value="2699974">
            <text:p>2699974</text:p>
          </table:table-cell>
          <table:table-cell table:formula="of:=[.A78]*LN([.A78])" office:value-type="float" office:value="39983247.2659359">
            <text:p>39983247,2659359</text:p>
          </table:table-cell>
          <table:table-cell table:formula="of:=[.A78]^2" office:value-type="float" office:value="7289859600676">
            <text:p>7289859600676</text:p>
          </table:table-cell>
          <table:table-cell table:number-columns-repeated="17"/>
        </table:table-row>
        <table:table-row table:style-name="ro1">
          <table:table-cell office:value-type="float" office:value="2799973">
            <text:p>2799973</text:p>
          </table:table-cell>
          <table:table-cell table:formula="of:=[.A79]*LN([.A79])" office:value-type="float" office:value="41565936.1120281">
            <text:p>41565936,1120281</text:p>
          </table:table-cell>
          <table:table-cell table:formula="of:=[.A79]^2" office:value-type="float" office:value="7839848800729">
            <text:p>7839848800729</text:p>
          </table:table-cell>
          <table:table-cell table:number-columns-repeated="17"/>
        </table:table-row>
        <table:table-row table:style-name="ro1">
          <table:table-cell office:value-type="float" office:value="2899972">
            <text:p>2899972</text:p>
          </table:table-cell>
          <table:table-cell table:formula="of:=[.A80]*LN([.A80])" office:value-type="float" office:value="43152197.1093134">
            <text:p>43152197,1093134</text:p>
          </table:table-cell>
          <table:table-cell table:formula="of:=[.A80]^2" office:value-type="float" office:value="8409837600784">
            <text:p>8409837600784</text:p>
          </table:table-cell>
          <table:table-cell table:number-columns-repeated="17"/>
        </table:table-row>
        <table:table-row table:style-name="ro1">
          <table:table-cell office:value-type="float" office:value="2999971">
            <text:p>2999971</text:p>
          </table:table-cell>
          <table:table-cell table:formula="of:=[.A81]*LN([.A81])" office:value-type="float" office:value="44741907.0304748">
            <text:p>44741907,0304748</text:p>
          </table:table-cell>
          <table:table-cell table:formula="of:=[.A81]^2" office:value-type="float" office:value="8999826000841">
            <text:p>8999826000841</text:p>
          </table:table-cell>
          <table:table-cell table:number-columns-repeated="17"/>
        </table:table-row>
        <table:table-row table:style-name="ro1">
          <table:table-cell office:value-type="float" office:value="3099970">
            <text:p>3099970</text:p>
          </table:table-cell>
          <table:table-cell table:formula="of:=[.A82]*LN([.A82])" office:value-type="float" office:value="46334950.8680767">
            <text:p>46334950,8680767</text:p>
          </table:table-cell>
          <table:table-cell table:formula="of:=[.A82]^2" office:value-type="float" office:value="9609814000900">
            <text:p>9609814000900</text:p>
          </table:table-cell>
          <table:table-cell table:number-columns-repeated="17"/>
        </table:table-row>
        <table:table-row table:style-name="ro1">
          <table:table-cell office:value-type="float" office:value="3199969">
            <text:p>3199969</text:p>
          </table:table-cell>
          <table:table-cell table:formula="of:=[.A83]*LN([.A83])" office:value-type="float" office:value="47931221.0385116">
            <text:p>47931221,0385116</text:p>
          </table:table-cell>
          <table:table-cell table:formula="of:=[.A83]^2" office:value-type="float" office:value="10239801600961">
            <text:p>10239801600961</text:p>
          </table:table-cell>
          <table:table-cell table:number-columns-repeated="17"/>
        </table:table-row>
        <table:table-row table:style-name="ro1">
          <table:table-cell office:value-type="float" office:value="3299968">
            <text:p>3299968</text:p>
          </table:table-cell>
          <table:table-cell table:formula="of:=[.A84]*LN([.A84])" office:value-type="float" office:value="49530616.6855394">
            <text:p>49530616,6855394</text:p>
          </table:table-cell>
          <table:table-cell table:formula="of:=[.A84]^2" office:value-type="float" office:value="10889788801024">
            <text:p>10889788801024</text:p>
          </table:table-cell>
          <table:table-cell table:number-columns-repeated="17"/>
        </table:table-row>
        <table:table-row table:style-name="ro1">
          <table:table-cell office:value-type="float" office:value="3399967">
            <text:p>3399967</text:p>
          </table:table-cell>
          <table:table-cell table:formula="of:=[.A85]*LN([.A85])" office:value-type="float" office:value="51133043.0683162">
            <text:p>51133043,0683162</text:p>
          </table:table-cell>
          <table:table-cell table:formula="of:=[.A85]^2" office:value-type="float" office:value="11559775601089">
            <text:p>11559775601089</text:p>
          </table:table-cell>
          <table:table-cell table:number-columns-repeated="17"/>
        </table:table-row>
        <table:table-row table:style-name="ro1">
          <table:table-cell office:value-type="float" office:value="3499966">
            <text:p>3499966</text:p>
          </table:table-cell>
          <table:table-cell table:formula="of:=[.A86]*LN([.A86])" office:value-type="float" office:value="52738411.021474">
            <text:p>52738411,021474</text:p>
          </table:table-cell>
          <table:table-cell table:formula="of:=[.A86]^2" office:value-type="float" office:value="12249762001156">
            <text:p>12249762001156</text:p>
          </table:table-cell>
          <table:table-cell table:number-columns-repeated="17"/>
        </table:table-row>
        <table:table-row table:style-name="ro1">
          <table:table-cell office:value-type="float" office:value="3599965">
            <text:p>3599965</text:p>
          </table:table-cell>
          <table:table-cell table:formula="of:=[.A87]*LN([.A87])" office:value-type="float" office:value="54346636.4769508">
            <text:p>54346636,4769508</text:p>
          </table:table-cell>
          <table:table-cell table:formula="of:=[.A87]^2" office:value-type="float" office:value="12959748001225">
            <text:p>12959748001225</text:p>
          </table:table-cell>
          <table:table-cell table:number-columns-repeated="17"/>
        </table:table-row>
        <table:table-row table:style-name="ro1">
          <table:table-cell office:value-type="float" office:value="3699964">
            <text:p>3699964</text:p>
          </table:table-cell>
          <table:table-cell table:formula="of:=[.A88]*LN([.A88])" office:value-type="float" office:value="55957640.038987">
            <text:p>55957640,038987</text:p>
          </table:table-cell>
          <table:table-cell table:formula="of:=[.A88]^2" office:value-type="float" office:value="13689733601296">
            <text:p>13689733601296</text:p>
          </table:table-cell>
          <table:table-cell table:number-columns-repeated="17"/>
        </table:table-row>
        <table:table-row table:style-name="ro1">
          <table:table-cell office:value-type="float" office:value="3799963">
            <text:p>3799963</text:p>
          </table:table-cell>
          <table:table-cell table:formula="of:=[.A89]*LN([.A89])" office:value-type="float" office:value="57571346.6050972">
            <text:p>57571346,6050972</text:p>
          </table:table-cell>
          <table:table-cell table:formula="of:=[.A89]^2" office:value-type="float" office:value="14439718801369">
            <text:p>14439718801369</text:p>
          </table:table-cell>
          <table:table-cell table:number-columns-repeated="17"/>
        </table:table-row>
        <table:table-row table:style-name="ro1">
          <table:table-cell office:value-type="float" office:value="3899962">
            <text:p>3899962</text:p>
          </table:table-cell>
          <table:table-cell table:formula="of:=[.A90]*LN([.A90])" office:value-type="float" office:value="59187685.0269644">
            <text:p>59187685,0269644</text:p>
          </table:table-cell>
          <table:table-cell table:formula="of:=[.A90]^2" office:value-type="float" office:value="15209703601444">
            <text:p>15209703601444</text:p>
          </table:table-cell>
          <table:table-cell table:number-columns-repeated="17"/>
        </table:table-row>
        <table:table-row table:style-name="ro1">
          <table:table-cell office:value-type="float" office:value="3999961">
            <text:p>3999961</text:p>
          </table:table-cell>
          <table:table-cell table:formula="of:=[.A91]*LN([.A91])" office:value-type="float" office:value="60806587.8061349">
            <text:p>60806587,8061349</text:p>
          </table:table-cell>
          <table:table-cell table:formula="of:=[.A91]^2" office:value-type="float" office:value="15999688001521">
            <text:p>15999688001521</text:p>
          </table:table-cell>
          <table:table-cell table:number-columns-repeated="17"/>
        </table:table-row>
        <table:table-row table:style-name="ro1">
          <table:table-cell office:value-type="float" office:value="4099960">
            <text:p>4099960</text:p>
          </table:table-cell>
          <table:table-cell table:formula="of:=[.A92]*LN([.A92])" office:value-type="float" office:value="62427990.8201595">
            <text:p>62427990,8201595</text:p>
          </table:table-cell>
          <table:table-cell table:formula="of:=[.A92]^2" office:value-type="float" office:value="16809672001600">
            <text:p>16809672001600</text:p>
          </table:table-cell>
          <table:table-cell table:number-columns-repeated="17"/>
        </table:table-row>
        <table:table-row table:style-name="ro1">
          <table:table-cell office:value-type="float" office:value="4199959">
            <text:p>4199959</text:p>
          </table:table-cell>
          <table:table-cell table:formula="of:=[.A93]*LN([.A93])" office:value-type="float" office:value="64051833.0754668">
            <text:p>64051833,0754668</text:p>
          </table:table-cell>
          <table:table-cell table:formula="of:=[.A93]^2" office:value-type="float" office:value="17639655601681">
            <text:p>17639655601681</text:p>
          </table:table-cell>
          <table:table-cell table:number-columns-repeated="17"/>
        </table:table-row>
        <table:table-row table:style-name="ro1">
          <table:table-cell office:value-type="float" office:value="4299958">
            <text:p>4299958</text:p>
          </table:table-cell>
          <table:table-cell table:formula="of:=[.A94]*LN([.A94])" office:value-type="float" office:value="65678056.483785">
            <text:p>65678056,483785</text:p>
          </table:table-cell>
          <table:table-cell table:formula="of:=[.A94]^2" office:value-type="float" office:value="18489638801764">
            <text:p>18489638801764</text:p>
          </table:table-cell>
          <table:table-cell table:number-columns-repeated="17"/>
        </table:table-row>
        <table:table-row table:style-name="ro1">
          <table:table-cell office:value-type="float" office:value="4399957">
            <text:p>4399957</text:p>
          </table:table-cell>
          <table:table-cell table:formula="of:=[.A95]*LN([.A95])" office:value-type="float" office:value="67306605.6593702">
            <text:p>67306605,6593702</text:p>
          </table:table-cell>
          <table:table-cell table:formula="of:=[.A95]^2" office:value-type="float" office:value="19359621601849">
            <text:p>19359621601849</text:p>
          </table:table-cell>
          <table:table-cell table:number-columns-repeated="17"/>
        </table:table-row>
        <table:table-row table:style-name="ro1">
          <table:table-cell office:value-type="float" office:value="4499956">
            <text:p>4499956</text:p>
          </table:table-cell>
          <table:table-cell table:formula="of:=[.A96]*LN([.A96])" office:value-type="float" office:value="68937427.7346776">
            <text:p>68937427,7346776</text:p>
          </table:table-cell>
          <table:table-cell table:formula="of:=[.A96]^2" office:value-type="float" office:value="20249604001936">
            <text:p>20249604001936</text:p>
          </table:table-cell>
          <table:table-cell table:number-columns-repeated="17"/>
        </table:table-row>
        <table:table-row table:style-name="ro1">
          <table:table-cell office:value-type="float" office:value="4599955">
            <text:p>4599955</text:p>
          </table:table-cell>
          <table:table-cell table:formula="of:=[.A97]*LN([.A97])" office:value-type="float" office:value="70570472.1924242">
            <text:p>70570472,1924242</text:p>
          </table:table-cell>
          <table:table-cell table:formula="of:=[.A97]^2" office:value-type="float" office:value="21159586002025">
            <text:p>21159586002025</text:p>
          </table:table-cell>
          <table:table-cell table:number-columns-repeated="17"/>
        </table:table-row>
        <table:table-row table:style-name="ro1">
          <table:table-cell office:value-type="float" office:value="4699954">
            <text:p>4699954</text:p>
          </table:table-cell>
          <table:table-cell table:formula="of:=[.A98]*LN([.A98])" office:value-type="float" office:value="72205690.7122614">
            <text:p>72205690,7122614</text:p>
          </table:table-cell>
          <table:table-cell table:formula="of:=[.A98]^2" office:value-type="float" office:value="22089567602116">
            <text:p>22089567602116</text:p>
          </table:table-cell>
          <table:table-cell table:number-columns-repeated="17"/>
        </table:table-row>
        <table:table-row table:style-name="ro1">
          <table:table-cell office:value-type="float" office:value="4799953">
            <text:p>4799953</text:p>
          </table:table-cell>
          <table:table-cell table:formula="of:=[.A99]*LN([.A99])" office:value-type="float" office:value="73843037.0305007">
            <text:p>73843037,0305007</text:p>
          </table:table-cell>
          <table:table-cell table:formula="of:=[.A99]^2" office:value-type="float" office:value="23039548802209">
            <text:p>23039548802209</text:p>
          </table:table-cell>
          <table:table-cell table:number-columns-repeated="17"/>
        </table:table-row>
        <table:table-row table:style-name="ro1">
          <table:table-cell office:value-type="float" office:value="4899952">
            <text:p>4899952</text:p>
          </table:table-cell>
          <table:table-cell table:formula="of:=[.A100]*LN([.A100])" office:value-type="float" office:value="75482466.8115347">
            <text:p>75482466,8115347</text:p>
          </table:table-cell>
          <table:table-cell table:formula="of:=[.A100]^2" office:value-type="float" office:value="24009529602304">
            <text:p>24009529602304</text:p>
          </table:table-cell>
          <table:table-cell table:number-columns-repeated="17"/>
        </table:table-row>
        <table:table-row table:style-name="ro1">
          <table:table-cell office:value-type="float" office:value="4999951">
            <text:p>4999951</text:p>
          </table:table-cell>
          <table:table-cell table:formula="of:=[.A101]*LN([.A101])" office:value-type="float" office:value="77123937.5297569">
            <text:p>77123937,5297569</text:p>
          </table:table-cell>
          <table:table-cell table:formula="of:=[.A101]^2" office:value-type="float" office:value="24999510002401">
            <text:p>24999510002401</text:p>
          </table:table-cell>
          <table:table-cell table:number-columns-repeated="17"/>
        </table:table-row>
        <table:table-row table:style-name="ro1">
          <table:table-cell office:value-type="float" office:value="5099950">
            <text:p>5099950</text:p>
          </table:table-cell>
          <table:table-cell table:formula="of:=[.A102]*LN([.A102])" office:value-type="float" office:value="78767408.3609324">
            <text:p>78767408,3609324</text:p>
          </table:table-cell>
          <table:table-cell table:formula="of:=[.A102]^2" office:value-type="float" office:value="26009490002500">
            <text:p>26009490002500</text:p>
          </table:table-cell>
          <table:table-cell table:number-columns-repeated="17"/>
        </table:table-row>
        <table:table-row table:style-name="ro1">
          <table:table-cell office:value-type="float" office:value="5199949">
            <text:p>5199949</text:p>
          </table:table-cell>
          <table:table-cell table:formula="of:=[.A103]*LN([.A103])" office:value-type="float" office:value="80412840.0820903">
            <text:p>80412840,0820903</text:p>
          </table:table-cell>
          <table:table-cell table:formula="of:=[.A103]^2" office:value-type="float" office:value="27039469602601">
            <text:p>27039469602601</text:p>
          </table:table-cell>
          <table:table-cell table:number-columns-repeated="17"/>
        </table:table-row>
        <table:table-row table:style-name="ro1">
          <table:table-cell office:value-type="float" office:value="5299948">
            <text:p>5299948</text:p>
          </table:table-cell>
          <table:table-cell table:formula="of:=[.A104]*LN([.A104])" office:value-type="float" office:value="82060194.9791199">
            <text:p>82060194,9791199</text:p>
          </table:table-cell>
          <table:table-cell table:formula="of:=[.A104]^2" office:value-type="float" office:value="28089448802704">
            <text:p>28089448802704</text:p>
          </table:table-cell>
          <table:table-cell table:number-columns-repeated="17"/>
        </table:table-row>
        <table:table-row table:style-name="ro1">
          <table:table-cell office:value-type="float" office:value="5399947">
            <text:p>5399947</text:p>
          </table:table-cell>
          <table:table-cell table:formula="of:=[.A105]*LN([.A105])" office:value-type="float" office:value="83709436.7613423">
            <text:p>83709436,7613423</text:p>
          </table:table-cell>
          <table:table-cell table:formula="of:=[.A105]^2" office:value-type="float" office:value="29159427602809">
            <text:p>29159427602809</text:p>
          </table:table-cell>
          <table:table-cell table:number-columns-repeated="17"/>
        </table:table-row>
        <table:table-row table:style-name="ro1">
          <table:table-cell office:value-type="float" office:value="5499946">
            <text:p>5499946</text:p>
          </table:table-cell>
          <table:table-cell table:formula="of:=[.A106]*LN([.A106])" office:value-type="float" office:value="85360530.4824128">
            <text:p>85360530,4824128</text:p>
          </table:table-cell>
          <table:table-cell table:formula="of:=[.A106]^2" office:value-type="float" office:value="30249406002916">
            <text:p>30249406002916</text:p>
          </table:table-cell>
          <table:table-cell table:number-columns-repeated="17"/>
        </table:table-row>
        <table:table-row table:style-name="ro1">
          <table:table-cell office:value-type="float" office:value="5599945">
            <text:p>5599945</text:p>
          </table:table-cell>
          <table:table-cell table:formula="of:=[.A107]*LN([.A107])" office:value-type="float" office:value="87013442.4669766">
            <text:p>87013442,4669766</text:p>
          </table:table-cell>
          <table:table-cell table:formula="of:=[.A107]^2" office:value-type="float" office:value="31359384003025">
            <text:p>31359384003025</text:p>
          </table:table-cell>
          <table:table-cell table:number-columns-repeated="17"/>
        </table:table-row>
        <table:table-row table:style-name="ro1">
          <table:table-cell office:value-type="float" office:value="5699944">
            <text:p>5699944</text:p>
          </table:table-cell>
          <table:table-cell table:formula="of:=[.A108]*LN([.A108])" office:value-type="float" office:value="88668140.2425653">
            <text:p>88668140,2425653</text:p>
          </table:table-cell>
          <table:table-cell table:formula="of:=[.A108]^2" office:value-type="float" office:value="32489361603136">
            <text:p>32489361603136</text:p>
          </table:table-cell>
          <table:table-cell table:number-columns-repeated="17"/>
        </table:table-row>
        <table:table-row table:style-name="ro1">
          <table:table-cell office:value-type="float" office:value="5799943">
            <text:p>5799943</text:p>
          </table:table-cell>
          <table:table-cell table:formula="of:=[.A109]*LN([.A109])" office:value-type="float" office:value="90324592.4762735">
            <text:p>90324592,4762735</text:p>
          </table:table-cell>
          <table:table-cell table:formula="of:=[.A109]^2" office:value-type="float" office:value="33639338803249">
            <text:p>33639338803249</text:p>
          </table:table-cell>
          <table:table-cell table:number-columns-repeated="17"/>
        </table:table-row>
        <table:table-row table:style-name="ro1">
          <table:table-cell office:value-type="float" office:value="5899942">
            <text:p>5899942</text:p>
          </table:table-cell>
          <table:table-cell table:formula="of:=[.A110]*LN([.A110])" office:value-type="float" office:value="91982768.9158045">
            <text:p>91982768,9158045</text:p>
          </table:table-cell>
          <table:table-cell table:formula="of:=[.A110]^2" office:value-type="float" office:value="34809315603364">
            <text:p>34809315603364</text:p>
          </table:table-cell>
          <table:table-cell table:number-columns-repeated="17"/>
        </table:table-row>
        <table:table-row table:style-name="ro1">
          <table:table-cell office:value-type="float" office:value="5999941">
            <text:p>5999941</text:p>
          </table:table-cell>
          <table:table-cell table:formula="of:=[.A111]*LN([.A111])" office:value-type="float" office:value="93642640.3345125">
            <text:p>93642640,3345125</text:p>
          </table:table-cell>
          <table:table-cell table:formula="of:=[.A111]^2" office:value-type="float" office:value="35999292003481">
            <text:p>35999292003481</text:p>
          </table:table-cell>
          <table:table-cell table:number-columns-repeated="17"/>
        </table:table-row>
        <table:table-row table:style-name="ro1">
          <table:table-cell office:value-type="float" office:value="6099940">
            <text:p>6099940</text:p>
          </table:table-cell>
          <table:table-cell table:formula="of:=[.A112]*LN([.A112])" office:value-type="float" office:value="95304178.4801109">
            <text:p>95304178,4801109</text:p>
          </table:table-cell>
          <table:table-cell table:formula="of:=[.A112]^2" office:value-type="float" office:value="37209268003600">
            <text:p>37209268003600</text:p>
          </table:table-cell>
          <table:table-cell table:number-columns-repeated="17"/>
        </table:table-row>
        <table:table-row table:style-name="ro1">
          <table:table-cell office:value-type="float" office:value="6199939">
            <text:p>6199939</text:p>
          </table:table-cell>
          <table:table-cell table:formula="of:=[.A113]*LN([.A113])" office:value-type="float" office:value="96967356.0267442">
            <text:p>96967356,0267442</text:p>
          </table:table-cell>
          <table:table-cell table:formula="of:=[.A113]^2" office:value-type="float" office:value="38439243603721">
            <text:p>38439243603721</text:p>
          </table:table-cell>
          <table:table-cell table:number-columns-repeated="17"/>
        </table:table-row>
        <table:table-row table:style-name="ro1">
          <table:table-cell office:value-type="float" office:value="6299938">
            <text:p>6299938</text:p>
          </table:table-cell>
          <table:table-cell table:formula="of:=[.A114]*LN([.A114])" office:value-type="float" office:value="98632146.5301523">
            <text:p>98632146,5301523</text:p>
          </table:table-cell>
          <table:table-cell table:formula="of:=[.A114]^2" office:value-type="float" office:value="39689218803844">
            <text:p>39689218803844</text:p>
          </table:table-cell>
          <table:table-cell table:number-columns-repeated="17"/>
        </table:table-row>
        <table:table-row table:style-name="ro1">
          <table:table-cell office:value-type="float" office:value="6399937">
            <text:p>6399937</text:p>
          </table:table-cell>
          <table:table-cell table:formula="of:=[.A115]*LN([.A115])" office:value-type="float" office:value="100298524.385683">
            <text:p>100298524,385683</text:p>
          </table:table-cell>
          <table:table-cell table:formula="of:=[.A115]^2" office:value-type="float" office:value="40959193603969">
            <text:p>40959193603969</text:p>
          </table:table-cell>
          <table:table-cell table:number-columns-repeated="17"/>
        </table:table-row>
        <table:table-row table:style-name="ro1">
          <table:table-cell office:value-type="float" office:value="6499936">
            <text:p>6499936</text:p>
          </table:table-cell>
          <table:table-cell table:formula="of:=[.A116]*LN([.A116])" office:value-type="float" office:value="101966464.788928">
            <text:p>101966464,788928</text:p>
          </table:table-cell>
          <table:table-cell table:formula="of:=[.A116]^2" office:value-type="float" office:value="42249168004096">
            <text:p>42249168004096</text:p>
          </table:table-cell>
          <table:table-cell table:number-columns-repeated="17"/>
        </table:table-row>
        <table:table-row table:style-name="ro1">
          <table:table-cell office:value-type="float" office:value="6599935">
            <text:p>6599935</text:p>
          </table:table-cell>
          <table:table-cell table:formula="of:=[.A117]*LN([.A117])" office:value-type="float" office:value="103635943.698785">
            <text:p>103635943,698785</text:p>
          </table:table-cell>
          <table:table-cell table:formula="of:=[.A117]^2" office:value-type="float" office:value="43559142004225">
            <text:p>43559142004225</text:p>
          </table:table-cell>
          <table:table-cell table:number-columns-repeated="17"/>
        </table:table-row>
        <table:table-row table:style-name="ro1">
          <table:table-cell office:value-type="float" office:value="6699934">
            <text:p>6699934</text:p>
          </table:table-cell>
          <table:table-cell table:formula="of:=[.A118]*LN([.A118])" office:value-type="float" office:value="105306937.802752">
            <text:p>105306937,802752</text:p>
          </table:table-cell>
          <table:table-cell table:formula="of:=[.A118]^2" office:value-type="float" office:value="44889115604356">
            <text:p>44889115604356</text:p>
          </table:table-cell>
          <table:table-cell table:number-columns-repeated="17"/>
        </table:table-row>
        <table:table-row table:style-name="ro1">
          <table:table-cell office:value-type="float" office:value="6799933">
            <text:p>6799933</text:p>
          </table:table-cell>
          <table:table-cell table:formula="of:=[.A119]*LN([.A119])" office:value-type="float" office:value="106979424.484303">
            <text:p>106979424,484303</text:p>
          </table:table-cell>
          <table:table-cell table:formula="of:=[.A119]^2" office:value-type="float" office:value="46239088804489">
            <text:p>46239088804489</text:p>
          </table:table-cell>
          <table:table-cell table:number-columns-repeated="17"/>
        </table:table-row>
        <table:table-row table:style-name="ro1">
          <table:table-cell office:value-type="float" office:value="6899932">
            <text:p>6899932</text:p>
          </table:table-cell>
          <table:table-cell table:formula="of:=[.A120]*LN([.A120])" office:value-type="float" office:value="108653381.792177">
            <text:p>108653381,792177</text:p>
          </table:table-cell>
          <table:table-cell table:formula="of:=[.A120]^2" office:value-type="float" office:value="47609061604624">
            <text:p>47609061604624</text:p>
          </table:table-cell>
          <table:table-cell table:number-columns-repeated="17"/>
        </table:table-row>
        <table:table-row table:style-name="ro1">
          <table:table-cell office:value-type="float" office:value="6999931">
            <text:p>6999931</text:p>
          </table:table-cell>
          <table:table-cell table:formula="of:=[.A121]*LN([.A121])" office:value-type="float" office:value="110328788.411448">
            <text:p>110328788,411448</text:p>
          </table:table-cell>
          <table:table-cell table:formula="of:=[.A121]^2" office:value-type="float" office:value="48999034004761">
            <text:p>48999034004761</text:p>
          </table:table-cell>
          <table:table-cell table:number-columns-repeated="17"/>
        </table:table-row>
        <table:table-row table:style-name="ro1">
          <table:table-cell office:value-type="float" office:value="7099930">
            <text:p>7099930</text:p>
          </table:table-cell>
          <table:table-cell table:formula="of:=[.A122]*LN([.A122])" office:value-type="float" office:value="112005623.636253">
            <text:p>112005623,636253</text:p>
          </table:table-cell>
          <table:table-cell table:formula="of:=[.A122]^2" office:value-type="float" office:value="50409006004900">
            <text:p>50409006004900</text:p>
          </table:table-cell>
          <table:table-cell table:number-columns-repeated="17"/>
        </table:table-row>
        <table:table-row table:style-name="ro1">
          <table:table-cell office:value-type="float" office:value="7199929">
            <text:p>7199929</text:p>
          </table:table-cell>
          <table:table-cell table:formula="of:=[.A123]*LN([.A123])" office:value-type="float" office:value="113683867.344049">
            <text:p>113683867,344049</text:p>
          </table:table-cell>
          <table:table-cell table:formula="of:=[.A123]^2" office:value-type="float" office:value="51838977605041">
            <text:p>51838977605041</text:p>
          </table:table-cell>
          <table:table-cell table:number-columns-repeated="17"/>
        </table:table-row>
        <table:table-row table:style-name="ro1">
          <table:table-cell office:value-type="float" office:value="7299928">
            <text:p>7299928</text:p>
          </table:table-cell>
          <table:table-cell table:formula="of:=[.A124]*LN([.A124])" office:value-type="float" office:value="115363499.971308">
            <text:p>115363499,971308</text:p>
          </table:table-cell>
          <table:table-cell table:formula="of:=[.A124]^2" office:value-type="float" office:value="53288948805184">
            <text:p>53288948805184</text:p>
          </table:table-cell>
          <table:table-cell table:number-columns-repeated="17"/>
        </table:table-row>
        <table:table-row table:style-name="ro1">
          <table:table-cell office:value-type="float" office:value="7399927">
            <text:p>7399927</text:p>
          </table:table-cell>
          <table:table-cell table:formula="of:=[.A125]*LN([.A125])" office:value-type="float" office:value="117044502.49054">
            <text:p>117044502,49054</text:p>
          </table:table-cell>
          <table:table-cell table:formula="of:=[.A125]^2" office:value-type="float" office:value="54758919605329">
            <text:p>54758919605329</text:p>
          </table:table-cell>
          <table:table-cell table:number-columns-repeated="17"/>
        </table:table-row>
        <table:table-row table:style-name="ro1">
          <table:table-cell office:value-type="float" office:value="7499926">
            <text:p>7499926</text:p>
          </table:table-cell>
          <table:table-cell table:formula="of:=[.A126]*LN([.A126])" office:value-type="float" office:value="118726856.388559">
            <text:p>118726856,388559</text:p>
          </table:table-cell>
          <table:table-cell table:formula="of:=[.A126]^2" office:value-type="float" office:value="56248890005476">
            <text:p>56248890005476</text:p>
          </table:table-cell>
          <table:table-cell table:number-columns-repeated="17"/>
        </table:table-row>
        <table:table-row table:style-name="ro1">
          <table:table-cell office:value-type="float" office:value="7599925">
            <text:p>7599925</text:p>
          </table:table-cell>
          <table:table-cell table:formula="of:=[.A127]*LN([.A127])" office:value-type="float" office:value="120410543.64591">
            <text:p>120410543,64591</text:p>
          </table:table-cell>
          <table:table-cell table:formula="of:=[.A127]^2" office:value-type="float" office:value="57758860005625">
            <text:p>57758860005625</text:p>
          </table:table-cell>
          <table:table-cell table:number-columns-repeated="17"/>
        </table:table-row>
        <table:table-row table:style-name="ro1">
          <table:table-cell office:value-type="float" office:value="7699924">
            <text:p>7699924</text:p>
          </table:table-cell>
          <table:table-cell table:formula="of:=[.A128]*LN([.A128])" office:value-type="float" office:value="122095546.717372">
            <text:p>122095546,717372</text:p>
          </table:table-cell>
          <table:table-cell table:formula="of:=[.A128]^2" office:value-type="float" office:value="59288829605776">
            <text:p>59288829605776</text:p>
          </table:table-cell>
          <table:table-cell table:number-columns-repeated="17"/>
        </table:table-row>
        <table:table-row table:style-name="ro1">
          <table:table-cell office:value-type="float" office:value="7799923">
            <text:p>7799923</text:p>
          </table:table-cell>
          <table:table-cell table:formula="of:=[.A129]*LN([.A129])" office:value-type="float" office:value="123781848.513486">
            <text:p>123781848,513486</text:p>
          </table:table-cell>
          <table:table-cell table:formula="of:=[.A129]^2" office:value-type="float" office:value="60838798805929">
            <text:p>60838798805929</text:p>
          </table:table-cell>
          <table:table-cell table:number-columns-repeated="17"/>
        </table:table-row>
        <table:table-row table:style-name="ro1">
          <table:table-cell office:value-type="float" office:value="7899922">
            <text:p>7899922</text:p>
          </table:table-cell>
          <table:table-cell table:formula="of:=[.A130]*LN([.A130])" office:value-type="float" office:value="125469432.383021">
            <text:p>125469432,383021</text:p>
          </table:table-cell>
          <table:table-cell table:formula="of:=[.A130]^2" office:value-type="float" office:value="62408767606084">
            <text:p>62408767606084</text:p>
          </table:table-cell>
          <table:table-cell table:number-columns-repeated="17"/>
        </table:table-row>
        <table:table-row table:style-name="ro1">
          <table:table-cell office:value-type="float" office:value="7999921">
            <text:p>7999921</text:p>
          </table:table-cell>
          <table:table-cell table:formula="of:=[.A131]*LN([.A131])" office:value-type="float" office:value="127158282.096327">
            <text:p>127158282,096327</text:p>
          </table:table-cell>
          <table:table-cell table:formula="of:=[.A131]^2" office:value-type="float" office:value="63998736006241">
            <text:p>63998736006241</text:p>
          </table:table-cell>
          <table:table-cell table:number-columns-repeated="17"/>
        </table:table-row>
        <table:table-row table:style-name="ro1">
          <table:table-cell office:value-type="float" office:value="8099920">
            <text:p>8099920</text:p>
          </table:table-cell>
          <table:table-cell table:formula="of:=[.A132]*LN([.A132])" office:value-type="float" office:value="128848381.829531">
            <text:p>128848381,829531</text:p>
          </table:table-cell>
          <table:table-cell table:formula="of:=[.A132]^2" office:value-type="float" office:value="65608704006400">
            <text:p>65608704006400</text:p>
          </table:table-cell>
          <table:table-cell table:number-columns-repeated="17"/>
        </table:table-row>
        <table:table-row table:style-name="ro1">
          <table:table-cell office:value-type="float" office:value="8199919">
            <text:p>8199919</text:p>
          </table:table-cell>
          <table:table-cell table:formula="of:=[.A133]*LN([.A133])" office:value-type="float" office:value="130539716.149501">
            <text:p>130539716,149501</text:p>
          </table:table-cell>
          <table:table-cell table:formula="of:=[.A133]^2" office:value-type="float" office:value="67238671606561">
            <text:p>67238671606561</text:p>
          </table:table-cell>
          <table:table-cell table:number-columns-repeated="17"/>
        </table:table-row>
        <table:table-row table:style-name="ro1">
          <table:table-cell office:value-type="float" office:value="8299918">
            <text:p>8299918</text:p>
          </table:table-cell>
          <table:table-cell table:formula="of:=[.A134]*LN([.A134])" office:value-type="float" office:value="132232269.999552">
            <text:p>132232269,999552</text:p>
          </table:table-cell>
          <table:table-cell table:formula="of:=[.A134]^2" office:value-type="float" office:value="68888638806724">
            <text:p>68888638806724</text:p>
          </table:table-cell>
          <table:table-cell table:number-columns-repeated="17"/>
        </table:table-row>
        <table:table-row table:style-name="ro1">
          <table:table-cell office:value-type="float" office:value="8399917">
            <text:p>8399917</text:p>
          </table:table-cell>
          <table:table-cell table:formula="of:=[.A135]*LN([.A135])" office:value-type="float" office:value="133926028.685836">
            <text:p>133926028,685836</text:p>
          </table:table-cell>
          <table:table-cell table:formula="of:=[.A135]^2" office:value-type="float" office:value="70558605606889">
            <text:p>70558605606889</text:p>
          </table:table-cell>
          <table:table-cell table:number-columns-repeated="17"/>
        </table:table-row>
        <table:table-row table:style-name="ro1">
          <table:table-cell office:value-type="float" office:value="8499916">
            <text:p>8499916</text:p>
          </table:table-cell>
          <table:table-cell table:formula="of:=[.A136]*LN([.A136])" office:value-type="float" office:value="135620977.864385">
            <text:p>135620977,864385</text:p>
          </table:table-cell>
          <table:table-cell table:formula="of:=[.A136]^2" office:value-type="float" office:value="72248572007056">
            <text:p>72248572007056</text:p>
          </table:table-cell>
          <table:table-cell table:number-columns-repeated="17"/>
        </table:table-row>
        <table:table-row table:style-name="ro1">
          <table:table-cell office:value-type="float" office:value="8599915">
            <text:p>8599915</text:p>
          </table:table-cell>
          <table:table-cell table:formula="of:=[.A137]*LN([.A137])" office:value-type="float" office:value="137317103.528759">
            <text:p>137317103,528759</text:p>
          </table:table-cell>
          <table:table-cell table:formula="of:=[.A137]^2" office:value-type="float" office:value="73958538007225">
            <text:p>73958538007225</text:p>
          </table:table-cell>
          <table:table-cell table:number-columns-repeated="17"/>
        </table:table-row>
        <table:table-row table:style-name="ro1">
          <table:table-cell office:value-type="float" office:value="8699914">
            <text:p>8699914</text:p>
          </table:table-cell>
          <table:table-cell table:formula="of:=[.A138]*LN([.A138])" office:value-type="float" office:value="139014391.998273">
            <text:p>139014391,998273</text:p>
          </table:table-cell>
          <table:table-cell table:formula="of:=[.A138]^2" office:value-type="float" office:value="75688503607396">
            <text:p>75688503607396</text:p>
          </table:table-cell>
          <table:table-cell table:number-columns-repeated="17"/>
        </table:table-row>
        <table:table-row table:style-name="ro1">
          <table:table-cell office:value-type="float" office:value="8799913">
            <text:p>8799913</text:p>
          </table:table-cell>
          <table:table-cell table:formula="of:=[.A139]*LN([.A139])" office:value-type="float" office:value="140712829.906758">
            <text:p>140712829,906758</text:p>
          </table:table-cell>
          <table:table-cell table:formula="of:=[.A139]^2" office:value-type="float" office:value="77438468807569">
            <text:p>77438468807569</text:p>
          </table:table-cell>
          <table:table-cell table:number-columns-repeated="17"/>
        </table:table-row>
        <table:table-row table:style-name="ro1">
          <table:table-cell office:value-type="float" office:value="8899912">
            <text:p>8899912</text:p>
          </table:table-cell>
          <table:table-cell table:formula="of:=[.A140]*LN([.A140])" office:value-type="float" office:value="142412404.191845">
            <text:p>142412404,191845</text:p>
          </table:table-cell>
          <table:table-cell table:formula="of:=[.A140]^2" office:value-type="float" office:value="79208433607744">
            <text:p>79208433607744</text:p>
          </table:table-cell>
          <table:table-cell table:number-columns-repeated="17"/>
        </table:table-row>
        <table:table-row table:style-name="ro1">
          <table:table-cell office:value-type="float" office:value="8999911">
            <text:p>8999911</text:p>
          </table:table-cell>
          <table:table-cell table:formula="of:=[.A141]*LN([.A141])" office:value-type="float" office:value="144113102.084717">
            <text:p>144113102,084717</text:p>
          </table:table-cell>
          <table:table-cell table:formula="of:=[.A141]^2" office:value-type="float" office:value="80998398007921">
            <text:p>80998398007921</text:p>
          </table:table-cell>
          <table:table-cell table:number-columns-repeated="17"/>
        </table:table-row>
        <table:table-row table:style-name="ro1">
          <table:table-cell office:value-type="float" office:value="9099910">
            <text:p>9099910</text:p>
          </table:table-cell>
          <table:table-cell table:formula="of:=[.A142]*LN([.A142])" office:value-type="float" office:value="145814911.10033">
            <text:p>145814911,10033</text:p>
          </table:table-cell>
          <table:table-cell table:formula="of:=[.A142]^2" office:value-type="float" office:value="82808362008100">
            <text:p>82808362008100</text:p>
          </table:table-cell>
          <table:table-cell table:number-columns-repeated="17"/>
        </table:table-row>
        <table:table-row table:style-name="ro1">
          <table:table-cell office:value-type="float" office:value="9199909">
            <text:p>9199909</text:p>
          </table:table-cell>
          <table:table-cell table:formula="of:=[.A143]*LN([.A143])" office:value-type="float" office:value="147517819.02805">
            <text:p>147517819,02805</text:p>
          </table:table-cell>
          <table:table-cell table:formula="of:=[.A143]^2" office:value-type="float" office:value="84638325608281">
            <text:p>84638325608281</text:p>
          </table:table-cell>
          <table:table-cell table:number-columns-repeated="17"/>
        </table:table-row>
        <table:table-row table:style-name="ro1">
          <table:table-cell office:value-type="float" office:value="9299908">
            <text:p>9299908</text:p>
          </table:table-cell>
          <table:table-cell table:formula="of:=[.A144]*LN([.A144])" office:value-type="float" office:value="149221813.922707">
            <text:p>149221813,922707</text:p>
          </table:table-cell>
          <table:table-cell table:formula="of:=[.A144]^2" office:value-type="float" office:value="86488288808464">
            <text:p>86488288808464</text:p>
          </table:table-cell>
          <table:table-cell table:number-columns-repeated="17"/>
        </table:table-row>
        <table:table-row table:style-name="ro1">
          <table:table-cell office:value-type="float" office:value="9399907">
            <text:p>9399907</text:p>
          </table:table-cell>
          <table:table-cell table:formula="of:=[.A145]*LN([.A145])" office:value-type="float" office:value="150926884.096035">
            <text:p>150926884,096035</text:p>
          </table:table-cell>
          <table:table-cell table:formula="of:=[.A145]^2" office:value-type="float" office:value="88358251608649">
            <text:p>88358251608649</text:p>
          </table:table-cell>
          <table:table-cell table:number-columns-repeated="17"/>
        </table:table-row>
        <table:table-row table:style-name="ro1">
          <table:table-cell office:value-type="float" office:value="9499906">
            <text:p>9499906</text:p>
          </table:table-cell>
          <table:table-cell table:formula="of:=[.A146]*LN([.A146])" office:value-type="float" office:value="152633018.108466">
            <text:p>152633018,108466</text:p>
          </table:table-cell>
          <table:table-cell table:formula="of:=[.A146]^2" office:value-type="float" office:value="90248214008836">
            <text:p>90248214008836</text:p>
          </table:table-cell>
          <table:table-cell table:number-columns-repeated="17"/>
        </table:table-row>
        <table:table-row table:style-name="ro1">
          <table:table-cell office:value-type="float" office:value="9599905">
            <text:p>9599905</text:p>
          </table:table-cell>
          <table:table-cell table:formula="of:=[.A147]*LN([.A147])" office:value-type="float" office:value="154340204.761278">
            <text:p>154340204,761278</text:p>
          </table:table-cell>
          <table:table-cell table:formula="of:=[.A147]^2" office:value-type="float" office:value="92158176009025">
            <text:p>92158176009025</text:p>
          </table:table-cell>
          <table:table-cell table:number-columns-repeated="17"/>
        </table:table-row>
        <table:table-row table:style-name="ro1">
          <table:table-cell office:value-type="float" office:value="9699904">
            <text:p>9699904</text:p>
          </table:table-cell>
          <table:table-cell table:formula="of:=[.A148]*LN([.A148])" office:value-type="float" office:value="156048433.089071">
            <text:p>156048433,089071</text:p>
          </table:table-cell>
          <table:table-cell table:formula="of:=[.A148]^2" office:value-type="float" office:value="94088137609216">
            <text:p>94088137609216</text:p>
          </table:table-cell>
          <table:table-cell table:number-columns-repeated="17"/>
        </table:table-row>
        <table:table-row table:style-name="ro1">
          <table:table-cell office:value-type="float" office:value="9799903">
            <text:p>9799903</text:p>
          </table:table-cell>
          <table:table-cell table:formula="of:=[.A149]*LN([.A149])" office:value-type="float" office:value="157757692.352544">
            <text:p>157757692,352544</text:p>
          </table:table-cell>
          <table:table-cell table:formula="of:=[.A149]^2" office:value-type="float" office:value="96038098809409">
            <text:p>96038098809409</text:p>
          </table:table-cell>
          <table:table-cell table:number-columns-repeated="17"/>
        </table:table-row>
        <table:table-row table:style-name="ro1">
          <table:table-cell office:value-type="float" office:value="9899902">
            <text:p>9899902</text:p>
          </table:table-cell>
          <table:table-cell table:formula="of:=[.A150]*LN([.A150])" office:value-type="float" office:value="159467972.031582">
            <text:p>159467972,031582</text:p>
          </table:table-cell>
          <table:table-cell table:formula="of:=[.A150]^2" office:value-type="float" office:value="98008059609604">
            <text:p>98008059609604</text:p>
          </table:table-cell>
          <table:table-cell table:number-columns-repeated="17"/>
        </table:table-row>
        <table:table-row table:style-name="ro1">
          <table:table-cell office:value-type="float" office:value="9999901">
            <text:p>9999901</text:p>
          </table:table-cell>
          <table:table-cell table:formula="of:=[.A151]*LN([.A151])" office:value-type="float" office:value="161179261.818604">
            <text:p>161179261,818604</text:p>
          </table:table-cell>
          <table:table-cell table:formula="of:=[.A151]^2" office:value-type="float" office:value="99998020009801">
            <text:p>99998020009801</text:p>
          </table:table-cell>
          <table:table-cell table:number-columns-repeated="17"/>
        </table:table-row>
        <table:table-row table:style-name="ro1">
          <table:table-cell office:value-type="float" office:value="10099900">
            <text:p>10099900</text:p>
          </table:table-cell>
          <table:table-cell table:formula="of:=[.A152]*LN([.A152])" office:value-type="float" office:value="162891551.612193">
            <text:p>162891551,612193</text:p>
          </table:table-cell>
          <table:table-cell table:formula="of:=[.A152]^2" office:value-type="float" office:value="102007980010000">
            <text:p>102007980010000</text:p>
          </table:table-cell>
          <table:table-cell table:number-columns-repeated="17"/>
        </table:table-row>
        <table:table-row table:style-name="ro1">
          <table:table-cell office:value-type="float" office:value="10199899">
            <text:p>10199899</text:p>
          </table:table-cell>
          <table:table-cell table:formula="of:=[.A153]*LN([.A153])" office:value-type="float" office:value="164604831.51097">
            <text:p>164604831,51097</text:p>
          </table:table-cell>
          <table:table-cell table:formula="of:=[.A153]^2" office:value-type="float" office:value="104037939610201">
            <text:p>104037939610201</text:p>
          </table:table-cell>
          <table:table-cell table:number-columns-repeated="17"/>
        </table:table-row>
        <table:table-row table:style-name="ro1">
          <table:table-cell office:value-type="float" office:value="10299898">
            <text:p>10299898</text:p>
          </table:table-cell>
          <table:table-cell table:formula="of:=[.A154]*LN([.A154])" office:value-type="float" office:value="166319091.807709">
            <text:p>166319091,807709</text:p>
          </table:table-cell>
          <table:table-cell table:formula="of:=[.A154]^2" office:value-type="float" office:value="106087898810404">
            <text:p>106087898810404</text:p>
          </table:table-cell>
          <table:table-cell table:number-columns-repeated="17"/>
        </table:table-row>
        <table:table-row table:style-name="ro1">
          <table:table-cell office:value-type="float" office:value="10399897">
            <text:p>10399897</text:p>
          </table:table-cell>
          <table:table-cell table:formula="of:=[.A155]*LN([.A155])" office:value-type="float" office:value="168034322.983685">
            <text:p>168034322,983685</text:p>
          </table:table-cell>
          <table:table-cell table:formula="of:=[.A155]^2" office:value-type="float" office:value="108157857610609">
            <text:p>108157857610609</text:p>
          </table:table-cell>
          <table:table-cell table:number-columns-repeated="17"/>
        </table:table-row>
        <table:table-row table:style-name="ro1">
          <table:table-cell office:value-type="float" office:value="10499896">
            <text:p>10499896</text:p>
          </table:table-cell>
          <table:table-cell table:formula="of:=[.A156]*LN([.A156])" office:value-type="float" office:value="169750515.703232">
            <text:p>169750515,703232</text:p>
          </table:table-cell>
          <table:table-cell table:formula="of:=[.A156]^2" office:value-type="float" office:value="110247816010816">
            <text:p>110247816010816</text:p>
          </table:table-cell>
          <table:table-cell table:number-columns-repeated="17"/>
        </table:table-row>
        <table:table-row table:style-name="ro1">
          <table:table-cell office:value-type="float" office:value="10599895">
            <text:p>10599895</text:p>
          </table:table-cell>
          <table:table-cell table:formula="of:=[.A157]*LN([.A157])" office:value-type="float" office:value="171467660.808514">
            <text:p>171467660,808514</text:p>
          </table:table-cell>
          <table:table-cell table:formula="of:=[.A157]^2" office:value-type="float" office:value="112357774011025">
            <text:p>112357774011025</text:p>
          </table:table-cell>
          <table:table-cell table:number-columns-repeated="17"/>
        </table:table-row>
        <table:table-row table:style-name="ro1">
          <table:table-cell office:value-type="float" office:value="10699894">
            <text:p>10699894</text:p>
          </table:table-cell>
          <table:table-cell table:formula="of:=[.A158]*LN([.A158])" office:value-type="float" office:value="173185749.314493">
            <text:p>173185749,314493</text:p>
          </table:table-cell>
          <table:table-cell table:formula="of:=[.A158]^2" office:value-type="float" office:value="114487731611236">
            <text:p>114487731611236</text:p>
          </table:table-cell>
          <table:table-cell table:number-columns-repeated="17"/>
        </table:table-row>
        <table:table-row table:style-name="ro1">
          <table:table-cell office:value-type="float" office:value="10799893">
            <text:p>10799893</text:p>
          </table:table-cell>
          <table:table-cell table:formula="of:=[.A159]*LN([.A159])" office:value-type="float" office:value="174904772.404084">
            <text:p>174904772,404084</text:p>
          </table:table-cell>
          <table:table-cell table:formula="of:=[.A159]^2" office:value-type="float" office:value="116637688811449">
            <text:p>116637688811449</text:p>
          </table:table-cell>
          <table:table-cell table:number-columns-repeated="17"/>
        </table:table-row>
        <table:table-row table:style-name="ro1">
          <table:table-cell office:value-type="float" office:value="10899892">
            <text:p>10899892</text:p>
          </table:table-cell>
          <table:table-cell table:formula="of:=[.A160]*LN([.A160])" office:value-type="float" office:value="176624721.423487">
            <text:p>176624721,423487</text:p>
          </table:table-cell>
          <table:table-cell table:formula="of:=[.A160]^2" office:value-type="float" office:value="118807645611664">
            <text:p>118807645611664</text:p>
          </table:table-cell>
          <table:table-cell table:number-columns-repeated="17"/>
        </table:table-row>
        <table:table-row table:style-name="ro1">
          <table:table-cell office:value-type="float" office:value="10999891">
            <text:p>10999891</text:p>
          </table:table-cell>
          <table:table-cell table:formula="of:=[.A161]*LN([.A161])" office:value-type="float" office:value="178345587.877694">
            <text:p>178345587,877694</text:p>
          </table:table-cell>
          <table:table-cell table:formula="of:=[.A161]^2" office:value-type="float" office:value="120997602011881">
            <text:p>120997602011881</text:p>
          </table:table-cell>
          <table:table-cell table:number-columns-repeated="17"/>
        </table:table-row>
        <table:table-row table:style-name="ro1">
          <table:table-cell office:value-type="float" office:value="11099890">
            <text:p>11099890</text:p>
          </table:table-cell>
          <table:table-cell table:formula="of:=[.A162]*LN([.A162])" office:value-type="float" office:value="180067363.426158">
            <text:p>180067363,426158</text:p>
          </table:table-cell>
          <table:table-cell table:formula="of:=[.A162]^2" office:value-type="float" office:value="123207558012100">
            <text:p>123207558012100</text:p>
          </table:table-cell>
          <table:table-cell table:number-columns-repeated="17"/>
        </table:table-row>
        <table:table-row table:style-name="ro1">
          <table:table-cell office:value-type="float" office:value="11199889">
            <text:p>11199889</text:p>
          </table:table-cell>
          <table:table-cell table:formula="of:=[.A163]*LN([.A163])" office:value-type="float" office:value="181790039.87862">
            <text:p>181790039,87862</text:p>
          </table:table-cell>
          <table:table-cell table:formula="of:=[.A163]^2" office:value-type="float" office:value="125437513612321">
            <text:p>125437513612321</text:p>
          </table:table-cell>
          <table:table-cell table:number-columns-repeated="17"/>
        </table:table-row>
        <table:table-row table:style-name="ro1">
          <table:table-cell office:value-type="float" office:value="11299888">
            <text:p>11299888</text:p>
          </table:table-cell>
          <table:table-cell table:formula="of:=[.A164]*LN([.A164])" office:value-type="float" office:value="183513609.19108">
            <text:p>183513609,19108</text:p>
          </table:table-cell>
          <table:table-cell table:formula="of:=[.A164]^2" office:value-type="float" office:value="127687468812544">
            <text:p>127687468812544</text:p>
          </table:table-cell>
          <table:table-cell table:number-columns-repeated="17"/>
        </table:table-row>
        <table:table-row table:style-name="ro1">
          <table:table-cell office:value-type="float" office:value="11399887">
            <text:p>11399887</text:p>
          </table:table-cell>
          <table:table-cell table:formula="of:=[.A165]*LN([.A165])" office:value-type="float" office:value="185238063.461916">
            <text:p>185238063,461916</text:p>
          </table:table-cell>
          <table:table-cell table:formula="of:=[.A165]^2" office:value-type="float" office:value="129957423612769">
            <text:p>129957423612769</text:p>
          </table:table-cell>
          <table:table-cell table:number-columns-repeated="17"/>
        </table:table-row>
        <table:table-row table:style-name="ro1">
          <table:table-cell office:value-type="float" office:value="11499886">
            <text:p>11499886</text:p>
          </table:table-cell>
          <table:table-cell table:formula="of:=[.A166]*LN([.A166])" office:value-type="float" office:value="186963394.928134">
            <text:p>186963394,928134</text:p>
          </table:table-cell>
          <table:table-cell table:formula="of:=[.A166]^2" office:value-type="float" office:value="132247378012996">
            <text:p>132247378012996</text:p>
          </table:table-cell>
          <table:table-cell table:number-columns-repeated="17"/>
        </table:table-row>
        <table:table-row table:style-name="ro1">
          <table:table-cell office:value-type="float" office:value="11599885">
            <text:p>11599885</text:p>
          </table:table-cell>
          <table:table-cell table:formula="of:=[.A167]*LN([.A167])" office:value-type="float" office:value="188689595.961758">
            <text:p>188689595,961758</text:p>
          </table:table-cell>
          <table:table-cell table:formula="of:=[.A167]^2" office:value-type="float" office:value="134557332013225">
            <text:p>134557332013225</text:p>
          </table:table-cell>
          <table:table-cell table:number-columns-repeated="17"/>
        </table:table-row>
        <table:table-row table:style-name="ro1">
          <table:table-cell office:value-type="float" office:value="11699884">
            <text:p>11699884</text:p>
          </table:table-cell>
          <table:table-cell table:formula="of:=[.A168]*LN([.A168])" office:value-type="float" office:value="190416659.06633">
            <text:p>190416659,06633</text:p>
          </table:table-cell>
          <table:table-cell table:formula="of:=[.A168]^2" office:value-type="float" office:value="136887285613456">
            <text:p>136887285613456</text:p>
          </table:table-cell>
          <table:table-cell table:number-columns-repeated="17"/>
        </table:table-row>
        <table:table-row table:style-name="ro1">
          <table:table-cell office:value-type="float" office:value="11799883">
            <text:p>11799883</text:p>
          </table:table-cell>
          <table:table-cell table:formula="of:=[.A169]*LN([.A169])" office:value-type="float" office:value="192144576.873543">
            <text:p>192144576,873543</text:p>
          </table:table-cell>
          <table:table-cell table:formula="of:=[.A169]^2" office:value-type="float" office:value="139237238813689">
            <text:p>139237238813689</text:p>
          </table:table-cell>
          <table:table-cell table:number-columns-repeated="17"/>
        </table:table-row>
        <table:table-row table:style-name="ro1">
          <table:table-cell office:value-type="float" office:value="11899882">
            <text:p>11899882</text:p>
          </table:table-cell>
          <table:table-cell table:formula="of:=[.A170]*LN([.A170])" office:value-type="float" office:value="193873342.139981">
            <text:p>193873342,139981</text:p>
          </table:table-cell>
          <table:table-cell table:formula="of:=[.A170]^2" office:value-type="float" office:value="141607191613924">
            <text:p>141607191613924</text:p>
          </table:table-cell>
          <table:table-cell table:number-columns-repeated="17"/>
        </table:table-row>
        <table:table-row table:style-name="ro1">
          <table:table-cell office:value-type="float" office:value="11999881">
            <text:p>11999881</text:p>
          </table:table-cell>
          <table:table-cell table:formula="of:=[.A171]*LN([.A171])" office:value-type="float" office:value="195602947.74397">
            <text:p>195602947,74397</text:p>
          </table:table-cell>
          <table:table-cell table:formula="of:=[.A171]^2" office:value-type="float" office:value="143997144014161">
            <text:p>143997144014161</text:p>
          </table:table-cell>
          <table:table-cell table:number-columns-repeated="17"/>
        </table:table-row>
        <table:table-row table:style-name="ro1">
          <table:table-cell office:value-type="float" office:value="12099880">
            <text:p>12099880</text:p>
          </table:table-cell>
          <table:table-cell table:formula="of:=[.A172]*LN([.A172])" office:value-type="float" office:value="197333386.682534">
            <text:p>197333386,682534</text:p>
          </table:table-cell>
          <table:table-cell table:formula="of:=[.A172]^2" office:value-type="float" office:value="146407096014400">
            <text:p>146407096014400</text:p>
          </table:table-cell>
          <table:table-cell table:number-columns-repeated="17"/>
        </table:table-row>
        <table:table-row table:style-name="ro1">
          <table:table-cell office:value-type="float" office:value="12199879">
            <text:p>12199879</text:p>
          </table:table-cell>
          <table:table-cell table:formula="of:=[.A173]*LN([.A173])" office:value-type="float" office:value="199064652.068455">
            <text:p>199064652,068455</text:p>
          </table:table-cell>
          <table:table-cell table:formula="of:=[.A173]^2" office:value-type="float" office:value="148837047614641">
            <text:p>148837047614641</text:p>
          </table:table-cell>
          <table:table-cell table:number-columns-repeated="17"/>
        </table:table-row>
        <table:table-row table:style-name="ro1">
          <table:table-cell office:value-type="float" office:value="12299878">
            <text:p>12299878</text:p>
          </table:table-cell>
          <table:table-cell table:formula="of:=[.A174]*LN([.A174])" office:value-type="float" office:value="200796737.127421">
            <text:p>200796737,127421</text:p>
          </table:table-cell>
          <table:table-cell table:formula="of:=[.A174]^2" office:value-type="float" office:value="151286998814884">
            <text:p>151286998814884</text:p>
          </table:table-cell>
          <table:table-cell table:number-columns-repeated="17"/>
        </table:table-row>
        <table:table-row table:style-name="ro1">
          <table:table-cell office:value-type="float" office:value="12399877">
            <text:p>12399877</text:p>
          </table:table-cell>
          <table:table-cell table:formula="of:=[.A175]*LN([.A175])" office:value-type="float" office:value="202529635.195279">
            <text:p>202529635,195279</text:p>
          </table:table-cell>
          <table:table-cell table:formula="of:=[.A175]^2" office:value-type="float" office:value="153756949615129">
            <text:p>153756949615129</text:p>
          </table:table-cell>
          <table:table-cell table:number-columns-repeated="17"/>
        </table:table-row>
        <table:table-row table:style-name="ro1">
          <table:table-cell office:value-type="float" office:value="12499876">
            <text:p>12499876</text:p>
          </table:table-cell>
          <table:table-cell table:formula="of:=[.A176]*LN([.A176])" office:value-type="float" office:value="204263339.715361">
            <text:p>204263339,715361</text:p>
          </table:table-cell>
          <table:table-cell table:formula="of:=[.A176]^2" office:value-type="float" office:value="156246900015376">
            <text:p>156246900015376</text:p>
          </table:table-cell>
          <table:table-cell table:number-columns-repeated="17"/>
        </table:table-row>
        <table:table-row table:style-name="ro1">
          <table:table-cell office:value-type="float" office:value="12599875">
            <text:p>12599875</text:p>
          </table:table-cell>
          <table:table-cell table:formula="of:=[.A177]*LN([.A177])" office:value-type="float" office:value="205997844.235912">
            <text:p>205997844,235912</text:p>
          </table:table-cell>
          <table:table-cell table:formula="of:=[.A177]^2" office:value-type="float" office:value="158756850015625">
            <text:p>158756850015625</text:p>
          </table:table-cell>
          <table:table-cell table:number-columns-repeated="17"/>
        </table:table-row>
        <table:table-row table:style-name="ro1">
          <table:table-cell office:value-type="float" office:value="12699874">
            <text:p>12699874</text:p>
          </table:table-cell>
          <table:table-cell table:formula="of:=[.A178]*LN([.A178])" office:value-type="float" office:value="207733142.40759">
            <text:p>207733142,40759</text:p>
          </table:table-cell>
          <table:table-cell table:formula="of:=[.A178]^2" office:value-type="float" office:value="161286799615876">
            <text:p>161286799615876</text:p>
          </table:table-cell>
          <table:table-cell table:number-columns-repeated="17"/>
        </table:table-row>
        <table:table-row table:style-name="ro1">
          <table:table-cell office:value-type="float" office:value="12799873">
            <text:p>12799873</text:p>
          </table:table-cell>
          <table:table-cell table:formula="of:=[.A179]*LN([.A179])" office:value-type="float" office:value="209469227.981042">
            <text:p>209469227,981042</text:p>
          </table:table-cell>
          <table:table-cell table:formula="of:=[.A179]^2" office:value-type="float" office:value="163836748816129">
            <text:p>163836748816129</text:p>
          </table:table-cell>
          <table:table-cell table:number-columns-repeated="17"/>
        </table:table-row>
        <table:table-row table:style-name="ro1">
          <table:table-cell office:value-type="float" office:value="12899872">
            <text:p>12899872</text:p>
          </table:table-cell>
          <table:table-cell table:formula="of:=[.A180]*LN([.A180])" office:value-type="float" office:value="211206094.804569">
            <text:p>211206094,804569</text:p>
          </table:table-cell>
          <table:table-cell table:formula="of:=[.A180]^2" office:value-type="float" office:value="166406697616384">
            <text:p>166406697616384</text:p>
          </table:table-cell>
          <table:table-cell table:number-columns-repeated="17"/>
        </table:table-row>
        <table:table-row table:style-name="ro1">
          <table:table-cell office:value-type="float" office:value="12999871">
            <text:p>12999871</text:p>
          </table:table-cell>
          <table:table-cell table:formula="of:=[.A181]*LN([.A181])" office:value-type="float" office:value="212943736.821846">
            <text:p>212943736,821846</text:p>
          </table:table-cell>
          <table:table-cell table:formula="of:=[.A181]^2" office:value-type="float" office:value="168996646016641">
            <text:p>168996646016641</text:p>
          </table:table-cell>
          <table:table-cell table:number-columns-repeated="17"/>
        </table:table-row>
        <table:table-row table:style-name="ro1">
          <table:table-cell office:value-type="float" office:value="13099870">
            <text:p>13099870</text:p>
          </table:table-cell>
          <table:table-cell table:formula="of:=[.A182]*LN([.A182])" office:value-type="float" office:value="214682148.069728">
            <text:p>214682148,069728</text:p>
          </table:table-cell>
          <table:table-cell table:formula="of:=[.A182]^2" office:value-type="float" office:value="171606594016900">
            <text:p>171606594016900</text:p>
          </table:table-cell>
          <table:table-cell table:number-columns-repeated="17"/>
        </table:table-row>
        <table:table-row table:style-name="ro1">
          <table:table-cell office:value-type="float" office:value="13199869">
            <text:p>13199869</text:p>
          </table:table-cell>
          <table:table-cell table:formula="of:=[.A183]*LN([.A183])" office:value-type="float" office:value="216421322.676109">
            <text:p>216421322,676109</text:p>
          </table:table-cell>
          <table:table-cell table:formula="of:=[.A183]^2" office:value-type="float" office:value="174236541617161">
            <text:p>174236541617161</text:p>
          </table:table-cell>
          <table:table-cell table:number-columns-repeated="17"/>
        </table:table-row>
        <table:table-row table:style-name="ro1">
          <table:table-cell office:value-type="float" office:value="13299868">
            <text:p>13299868</text:p>
          </table:table-cell>
          <table:table-cell table:formula="of:=[.A184]*LN([.A184])" office:value-type="float" office:value="218161254.857862">
            <text:p>218161254,857862</text:p>
          </table:table-cell>
          <table:table-cell table:formula="of:=[.A184]^2" office:value-type="float" office:value="176886488817424">
            <text:p>176886488817424</text:p>
          </table:table-cell>
          <table:table-cell table:number-columns-repeated="17"/>
        </table:table-row>
        <table:table-row table:style-name="ro1">
          <table:table-cell office:value-type="float" office:value="13399867">
            <text:p>13399867</text:p>
          </table:table-cell>
          <table:table-cell table:formula="of:=[.A185]*LN([.A185])" office:value-type="float" office:value="219901938.918823">
            <text:p>219901938,918823</text:p>
          </table:table-cell>
          <table:table-cell table:formula="of:=[.A185]^2" office:value-type="float" office:value="179556435617689">
            <text:p>179556435617689</text:p>
          </table:table-cell>
          <table:table-cell table:number-columns-repeated="17"/>
        </table:table-row>
        <table:table-row table:style-name="ro1">
          <table:table-cell office:value-type="float" office:value="13499866">
            <text:p>13499866</text:p>
          </table:table-cell>
          <table:table-cell table:formula="of:=[.A186]*LN([.A186])" office:value-type="float" office:value="221643369.247849">
            <text:p>221643369,247849</text:p>
          </table:table-cell>
          <table:table-cell table:formula="of:=[.A186]^2" office:value-type="float" office:value="182246382017956">
            <text:p>182246382017956</text:p>
          </table:table-cell>
          <table:table-cell table:number-columns-repeated="17"/>
        </table:table-row>
        <table:table-row table:style-name="ro1">
          <table:table-cell office:value-type="float" office:value="13599865">
            <text:p>13599865</text:p>
          </table:table-cell>
          <table:table-cell table:formula="of:=[.A187]*LN([.A187])" office:value-type="float" office:value="223385540.316928">
            <text:p>223385540,316928</text:p>
          </table:table-cell>
          <table:table-cell table:formula="of:=[.A187]^2" office:value-type="float" office:value="184956328018225">
            <text:p>184956328018225</text:p>
          </table:table-cell>
          <table:table-cell table:number-columns-repeated="17"/>
        </table:table-row>
        <table:table-row table:style-name="ro1">
          <table:table-cell office:value-type="float" office:value="13699864">
            <text:p>13699864</text:p>
          </table:table-cell>
          <table:table-cell table:formula="of:=[.A188]*LN([.A188])" office:value-type="float" office:value="225128446.679343">
            <text:p>225128446,679343</text:p>
          </table:table-cell>
          <table:table-cell table:formula="of:=[.A188]^2" office:value-type="float" office:value="187686273618496">
            <text:p>187686273618496</text:p>
          </table:table-cell>
          <table:table-cell table:number-columns-repeated="17"/>
        </table:table-row>
        <table:table-row table:style-name="ro1">
          <table:table-cell office:value-type="float" office:value="13799863">
            <text:p>13799863</text:p>
          </table:table-cell>
          <table:table-cell table:formula="of:=[.A189]*LN([.A189])" office:value-type="float" office:value="226872082.967895">
            <text:p>226872082,967895</text:p>
          </table:table-cell>
          <table:table-cell table:formula="of:=[.A189]^2" office:value-type="float" office:value="190436218818769">
            <text:p>190436218818769</text:p>
          </table:table-cell>
          <table:table-cell table:number-columns-repeated="17"/>
        </table:table-row>
        <table:table-row table:style-name="ro1">
          <table:table-cell office:value-type="float" office:value="13899862">
            <text:p>13899862</text:p>
          </table:table-cell>
          <table:table-cell table:formula="of:=[.A190]*LN([.A190])" office:value-type="float" office:value="228616443.893171">
            <text:p>228616443,893171</text:p>
          </table:table-cell>
          <table:table-cell table:formula="of:=[.A190]^2" office:value-type="float" office:value="193206163619044">
            <text:p>193206163619044</text:p>
          </table:table-cell>
          <table:table-cell table:number-columns-repeated="17"/>
        </table:table-row>
        <table:table-row table:style-name="ro1">
          <table:table-cell office:value-type="float" office:value="13999861">
            <text:p>13999861</text:p>
          </table:table-cell>
          <table:table-cell table:formula="of:=[.A191]*LN([.A191])" office:value-type="float" office:value="230361524.241867">
            <text:p>230361524,241867</text:p>
          </table:table-cell>
          <table:table-cell table:formula="of:=[.A191]^2" office:value-type="float" office:value="195996108019321">
            <text:p>195996108019321</text:p>
          </table:table-cell>
          <table:table-cell table:number-columns-repeated="17"/>
        </table:table-row>
        <table:table-row table:style-name="ro1">
          <table:table-cell office:value-type="float" office:value="14099860">
            <text:p>14099860</text:p>
          </table:table-cell>
          <table:table-cell table:formula="of:=[.A192]*LN([.A192])" office:value-type="float" office:value="232107318.875158">
            <text:p>232107318,875158</text:p>
          </table:table-cell>
          <table:table-cell table:formula="of:=[.A192]^2" office:value-type="float" office:value="198806052019600">
            <text:p>198806052019600</text:p>
          </table:table-cell>
          <table:table-cell table:number-columns-repeated="17"/>
        </table:table-row>
        <table:table-row table:style-name="ro1">
          <table:table-cell office:value-type="float" office:value="14199859">
            <text:p>14199859</text:p>
          </table:table-cell>
          <table:table-cell table:formula="of:=[.A193]*LN([.A193])" office:value-type="float" office:value="233853822.727109">
            <text:p>233853822,727109</text:p>
          </table:table-cell>
          <table:table-cell table:formula="of:=[.A193]^2" office:value-type="float" office:value="201635995619881">
            <text:p>201635995619881</text:p>
          </table:table-cell>
          <table:table-cell table:number-columns-repeated="17"/>
        </table:table-row>
        <table:table-row table:style-name="ro1">
          <table:table-cell office:value-type="float" office:value="14299858">
            <text:p>14299858</text:p>
          </table:table-cell>
          <table:table-cell table:formula="of:=[.A194]*LN([.A194])" office:value-type="float" office:value="235601030.803142">
            <text:p>235601030,803142</text:p>
          </table:table-cell>
          <table:table-cell table:formula="of:=[.A194]^2" office:value-type="float" office:value="204485938820164">
            <text:p>204485938820164</text:p>
          </table:table-cell>
          <table:table-cell table:number-columns-repeated="17"/>
        </table:table-row>
        <table:table-row table:style-name="ro1">
          <table:table-cell office:value-type="float" office:value="14399857">
            <text:p>14399857</text:p>
          </table:table-cell>
          <table:table-cell table:formula="of:=[.A195]*LN([.A195])" office:value-type="float" office:value="237348938.178532">
            <text:p>237348938,178532</text:p>
          </table:table-cell>
          <table:table-cell table:formula="of:=[.A195]^2" office:value-type="float" office:value="207355881620449">
            <text:p>207355881620449</text:p>
          </table:table-cell>
          <table:table-cell table:number-columns-repeated="17"/>
        </table:table-row>
        <table:table-row table:style-name="ro1">
          <table:table-cell office:value-type="float" office:value="14499856">
            <text:p>14499856</text:p>
          </table:table-cell>
          <table:table-cell table:formula="of:=[.A196]*LN([.A196])" office:value-type="float" office:value="239097539.996956">
            <text:p>239097539,996956</text:p>
          </table:table-cell>
          <table:table-cell table:formula="of:=[.A196]^2" office:value-type="float" office:value="210245824020736">
            <text:p>210245824020736</text:p>
          </table:table-cell>
          <table:table-cell table:number-columns-repeated="17"/>
        </table:table-row>
        <table:table-row table:style-name="ro1">
          <table:table-cell office:value-type="float" office:value="14599855">
            <text:p>14599855</text:p>
          </table:table-cell>
          <table:table-cell table:formula="of:=[.A197]*LN([.A197])" office:value-type="float" office:value="240846831.469075">
            <text:p>240846831,469075</text:p>
          </table:table-cell>
          <table:table-cell table:formula="of:=[.A197]^2" office:value-type="float" office:value="213155766021025">
            <text:p>213155766021025</text:p>
          </table:table-cell>
          <table:table-cell table:number-columns-repeated="17"/>
        </table:table-row>
        <table:table-row table:style-name="ro1">
          <table:table-cell office:value-type="float" office:value="14699854">
            <text:p>14699854</text:p>
          </table:table-cell>
          <table:table-cell table:formula="of:=[.A198]*LN([.A198])" office:value-type="float" office:value="242596807.871159">
            <text:p>242596807,871159</text:p>
          </table:table-cell>
          <table:table-cell table:formula="of:=[.A198]^2" office:value-type="float" office:value="216085707621316">
            <text:p>216085707621316</text:p>
          </table:table-cell>
          <table:table-cell table:number-columns-repeated="17"/>
        </table:table-row>
        <table:table-row table:style-name="ro1">
          <table:table-cell office:value-type="float" office:value="14799853">
            <text:p>14799853</text:p>
          </table:table-cell>
          <table:table-cell table:formula="of:=[.A199]*LN([.A199])" office:value-type="float" office:value="244347464.543751">
            <text:p>244347464,543751</text:p>
          </table:table-cell>
          <table:table-cell table:formula="of:=[.A199]^2" office:value-type="float" office:value="219035648821609">
            <text:p>219035648821609</text:p>
          </table:table-cell>
          <table:table-cell table:number-columns-repeated="17"/>
        </table:table-row>
        <table:table-row table:style-name="ro1">
          <table:table-cell office:value-type="float" office:value="14899852">
            <text:p>14899852</text:p>
          </table:table-cell>
          <table:table-cell table:formula="of:=[.A200]*LN([.A200])" office:value-type="float" office:value="246098796.890357">
            <text:p>246098796,890357</text:p>
          </table:table-cell>
          <table:table-cell table:formula="of:=[.A200]^2" office:value-type="float" office:value="222005589621904">
            <text:p>222005589621904</text:p>
          </table:table-cell>
          <table:table-cell table:number-columns-repeated="17"/>
        </table:table-row>
        <table:table-row table:style-name="ro1">
          <table:table-cell office:value-type="float" office:value="14999851">
            <text:p>14999851</text:p>
          </table:table-cell>
          <table:table-cell table:formula="of:=[.A201]*LN([.A201])" office:value-type="float" office:value="247850800.376184">
            <text:p>247850800,376184</text:p>
          </table:table-cell>
          <table:table-cell table:formula="of:=[.A201]^2" office:value-type="float" office:value="224995530022201">
            <text:p>224995530022201</text:p>
          </table:table-cell>
          <table:table-cell table:number-columns-repeated="17"/>
        </table:table-row>
        <table:table-row table:style-name="ro1">
          <table:table-cell office:value-type="float" office:value="15099850">
            <text:p>15099850</text:p>
          </table:table-cell>
          <table:table-cell table:formula="of:=[.A202]*LN([.A202])" office:value-type="float" office:value="249603470.526906">
            <text:p>249603470,526906</text:p>
          </table:table-cell>
          <table:table-cell table:formula="of:=[.A202]^2" office:value-type="float" office:value="228005470022500">
            <text:p>228005470022500</text:p>
          </table:table-cell>
          <table:table-cell table:number-columns-repeated="17"/>
        </table:table-row>
        <table:table-row table:style-name="ro1">
          <table:table-cell office:value-type="float" office:value="15199849">
            <text:p>15199849</text:p>
          </table:table-cell>
          <table:table-cell table:formula="of:=[.A203]*LN([.A203])" office:value-type="float" office:value="251356802.927457">
            <text:p>251356802,927457</text:p>
          </table:table-cell>
          <table:table-cell table:formula="of:=[.A203]^2" office:value-type="float" office:value="231035409622801">
            <text:p>231035409622801</text:p>
          </table:table-cell>
          <table:table-cell table:number-columns-repeated="17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A42:Arkusz1.E4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3" number:min-integer-digits="1" number:grouping="true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24.03.2014</text:date>, <text:time>08:51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6T22:27:05</meta:creation-date>
    <dc:date>2014-03-24T08:51:21.15</dc:date>
    <meta:editing-duration>PT8H23M</meta:editing-duration>
    <meta:editing-cycles>8</meta:editing-cycles>
    <meta:generator>OpenOffice.org/3.4.1$Win32 OpenOffice.org_project/341m1$Build-9593</meta:generator>
    <meta:document-statistic meta:table-count="3" meta:cell-count="80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>
        <chart:symbol-image xlink:href="Pictures/2000000D000000DF000000DF72E38375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regression-type="linear">
        <chart:symbol-image xlink:href="Pictures/2000000D000000DF000000DF72E38375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61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8.997cm" xlink:href=".." xlink:type="simple" chart:class="chart:scatter" chart:style-name="ch1">
        <chart:title svg:x="6.23cm" svg:y="0.315cm" chart:style-name="ch2">
          <text:p>Kolejka (szybsza)</text:p>
        </chart:title>
        <chart:plot-area chart:style-name="ch3" table:cell-range-address="Arkusz1.G2:Arkusz1.G19 Arkusz1.K2:Arkusz1.K19" svg:x="0.77cm" svg:y="1.54cm" svg:width="14.604cm" svg:height="6.766cm">
          <chartooo:coordinate-region svg:x="1.391cm" svg:y="1.752cm" svg:width="13.24cm" svg:height="5.8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K2:Arkusz1.K19" chart:class="chart:scatter">
            <chart:domain table:cell-range-address="Arkusz1.G2:Arkusz1.G19"/>
            <chart:regression-curve chart:style-name="ch7">
              <chart:equation chart:style-name="ch8"/>
            </chart:regression-curve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Arkusz1.G2:Arkusz1.G19</svg:desc>
                </draw:g>
              </table:table-cell>
              <table:table-cell office:value-type="float" office:value="0.047">
                <text:p>0.047</text:p>
                <draw:g>
                  <svg:desc>Arkusz1.K2:Arkusz1.K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">
                <text:p>500000</text:p>
              </table:table-cell>
              <table:table-cell office:value-type="float" office:value="0.234666666666667">
                <text:p>0.234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.167">
                <text:p>2.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1.98966666666667">
                <text:p>1.989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6.755">
                <text:p>6.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">
                <text:p>5000000</text:p>
              </table:table-cell>
              <table:table-cell office:value-type="float" office:value="6.672">
                <text:p>6.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">
                <text:p>10000000</text:p>
              </table:table-cell>
              <table:table-cell office:value-type="float" office:value="13.9533333333333">
                <text:p>13.95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13.8023333333333">
                <text:p>13.802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power">
        <chart:symbol-image xlink:href="Pictures/2000000D000000DF000000DF72E38375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diamond" chart:symbol-width="0.1cm" chart:symbol-height="0.1cm" chart:regression-type="power">
        <chart:symbol-image xlink:href="Pictures/2000000D000000DF000000DF72E38375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61"/>
    <style:style style:name="ch10" style:family="chart">
      <style:chart-properties chart:solid-type="cuboid" chart:symbol-type="named-symbol" chart:symbol-name="diamond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8.998cm" xlink:href=".." xlink:type="simple" chart:class="chart:scatter" chart:style-name="ch1">
        <chart:title svg:x="6.045cm" svg:y="0.315cm" chart:style-name="ch2">
          <text:p>Kolejka (wolniejsza)</text:p>
        </chart:title>
        <chart:plot-area chart:style-name="ch3" table:cell-range-address="Arkusz1.A7:Arkusz1.A19 Arkusz1.B21:Arkusz1.B21 Arkusz1.E7:Arkusz1.E19" chart:data-source-has-labels="row" svg:x="0.013cm" svg:y="0.832cm" svg:width="15.265cm" svg:height="7.546cm">
          <chartooo:coordinate-region svg:x="1.296cm" svg:y="1.044cm" svg:width="13.425cm" svg:height="6.6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E7:Arkusz1.E19" chart:label-cell-address="Arkusz1.B21:Arkusz1.B21" chart:class="chart:scatter">
            <chart:domain table:cell-range-address="Arkusz1.A7:Arkusz1.A19"/>
            <chart:regression-curve chart:style-name="ch8">
              <chart:equation svg:x="1.353cm" svg:y="1.044cm" chart:style-name="ch9"/>
            </chart:regression-curve>
            <chart:data-point chart:repeated="8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  <draw:g>
                  <svg:desc>Arkusz1.B21:Arkusz1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A7:Arkusz1.A19</svg:desc>
                </draw:g>
              </table:table-cell>
              <table:table-cell office:value-type="float" office:value="0.0106666666666667">
                <text:p>0.0106666666666667</text:p>
                <draw:g>
                  <svg:desc>Arkusz1.E7:Arkusz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135666666666667">
                <text:p>0.135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145666666666667">
                <text:p>0.145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531333333333333">
                <text:p>0.531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536333333333333">
                <text:p>0.536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">
                <text:p>30000</text:p>
              </table:table-cell>
              <table:table-cell office:value-type="float" office:value="4.828">
                <text:p>4.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4.79666666666667">
                <text:p>4.79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3.5313333333333">
                <text:p>13.531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3.4743333333333">
                <text:p>13.474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54.8543333333333">
                <text:p>54.854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54.6406666666667">
                <text:p>54.640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61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03cm" svg:y="0.316cm" chart:style-name="ch2">
          <text:p>Stos (wolniejszy)</text:p>
        </chart:title>
        <chart:plot-area chart:style-name="ch3" table:cell-range-address="Arkusz1.A26:Arkusz1.A39 Arkusz1.E26:Arkusz1.E39" svg:x="0.77cm" svg:y="1.635cm" svg:width="14.59cm" svg:height="6.765cm">
          <chartooo:coordinate-region svg:x="1.391cm" svg:y="1.847cm" svg:width="13.413cm" svg:height="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E26:Arkusz1.E39" chart:class="chart:scatter">
            <chart:domain table:cell-range-address="Arkusz1.A26:Arkusz1.A39"/>
            <chart:regression-curve chart:style-name="ch7">
              <chart:equation chart:style-name="ch8"/>
            </chart:regression-curve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A26:Arkusz1.A39</svg:desc>
                </draw:g>
              </table:table-cell>
              <table:table-cell office:value-type="float" office:value="0.005">
                <text:p>0.005</text:p>
                <draw:g>
                  <svg:desc>Arkusz1.E26:Arkusz1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533333333333333">
                <text:p>0.005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0523333333333333">
                <text:p>0.052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135333333333333">
                <text:p>0.135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135666666666667">
                <text:p>0.135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536333333333333">
                <text:p>0.536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">
                <text:p>10000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4.859">
                <text:p>4.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4.906">
                <text:p>4.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3.693">
                <text:p>13.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3.755">
                <text:p>13.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55.5156666666667">
                <text:p>55.515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">
                <text:p>100000</text:p>
              </table:table-cell>
              <table:table-cell office:value-type="float" office:value="58.2866666666667">
                <text:p>58.28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>
        <chart:symbol-image xlink:href="Pictures/2000000D000000DD000000DD7050AE9A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>
        <chart:symbol-image xlink:href="Pictures/2000000D000000DF000000DFF00A41FE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>
        <chart:symbol-image xlink:href="Pictures/2000000D000000DF000000DF3D941C62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up" chart:symbol-width="0.2cm" chart:symbol-height="0.2cm">
        <chart:symbol-image/>
      </style:chart-properties>
    </style:style>
    <style:style style:name="ch12" style:family="chart">
      <style:chart-properties chart:solid-type="cuboid" chart:symbol-type="named-symbol" chart:symbol-name="diamond" chart:symbol-width="0.2cm" chart:symbol-height="0.2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5cm" svg:height="8.998cm" xlink:href=".." xlink:type="simple" chart:class="chart:scatter" chart:style-name="ch1">
        <chart:title svg:x="5.053cm" svg:y="0.315cm" chart:style-name="ch2">
          <text:p>Sortowanie przez kopcowanie</text:p>
        </chart:title>
        <chart:legend svg:x="11.621cm" svg:y="1.918cm" style:legend-expansion="custom" chartooo:width="4.243cm" chartooo:height="4.412cm" style:legend-expansion-aspect-ratio="0.9616953762466" chart:style-name="ch3"/>
        <chart:plot-area chart:style-name="ch4" table:cell-range-address="Arkusz1.G23:Arkusz1.H26 Arkusz1.H27:Arkusz1.H31 Arkusz1.A50:Arkusz1.C50 Arkusz1.A52:Arkusz1.C153" chart:data-source-has-labels="row" svg:x="0.77cm" svg:y="1.631cm" svg:width="14.913cm" svg:height="6.767cm">
          <chartooo:coordinate-region svg:x="4.17cm" svg:y="1.843cm" svg:width="10.678cm" svg:height="5.88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H24:Arkusz1.H26" chart:label-cell-address="Arkusz1.G23:Arkusz1.G23" chart:class="chart:scatter">
            <chart:domain table:cell-range-address="Arkusz1.G24:Arkusz1.G26"/>
            <chart:data-point chart:repeated="3"/>
          </chart:series>
          <chart:series chart:style-name="ch7" chart:values-cell-range-address="Arkusz1.H27:Arkusz1.H31" chart:label-cell-address="Arkusz1.H23:Arkusz1.H23" chart:class="chart:scatter">
            <chart:domain table:cell-range-address="Arkusz1.G27:Arkusz1.G31"/>
            <chart:data-point chart:repeated="5"/>
          </chart:series>
          <chart:series chart:style-name="ch8" chart:values-cell-range-address="Arkusz1.B52:Arkusz1.B153" chart:label-cell-address="Arkusz1.B50:Arkusz1.B50" chart:class="chart:scatter">
            <chart:domain table:cell-range-address="Arkusz1.A52:Arkusz1.A153"/>
            <chart:data-point chart:repeated="102"/>
          </chart:series>
          <chart:series chart:style-name="ch9" chart:values-cell-range-address="Arkusz1.A52:Arkusz1.A153" chart:label-cell-address="Arkusz1.A50:Arkusz1.A50" chart:class="chart:scatter">
            <chart:domain table:cell-range-address="Arkusz1.A52:Arkusz1.A153"/>
            <chart:data-point chart:repeated="102"/>
          </chart:series>
          <chart:series chart:style-name="ch10" chart:values-cell-range-address="Arkusz1.C52:Arkusz1.C153" chart:label-cell-address="Arkusz1.C50:Arkusz1.C50" chart:class="chart:scatter">
            <chart:domain table:cell-range-address="Arkusz1.A52:Arkusz1.A153"/>
            <chart:data-point chart:repeated="12"/>
            <chart:data-point chart:style-name="ch11"/>
            <chart:data-point chart:repeated="17"/>
            <chart:data-point chart:style-name="ch12"/>
            <chart:data-point chart:repeated="7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Dobry</text:p>
                <draw:g>
                  <svg:desc>Arkusz1.G23:Arkusz1.G23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Gorszy</text:p>
                <draw:g>
                  <svg:desc>Arkusz1.H23:Arkusz1.H23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N</text:p>
                <draw:g>
                  <svg:desc>Arkusz1.B50:Arkusz1.B5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50:Arkusz1.A5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C50:Arkusz1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Arkusz1.G24:Arkusz1.G26</svg:desc>
                </draw:g>
              </table:table-cell>
              <table:table-cell office:value-type="float" office:value="0.485">
                <text:p>0.485</text:p>
                <draw:g>
                  <svg:desc>Arkusz1.H24:Arkusz1.H26</svg:desc>
                </draw:g>
              </table:table-cell>
              <table:table-cell office:value-type="float" office:value="100000">
                <text:p>100000</text:p>
                <draw:g>
                  <svg:desc>Arkusz1.G27:Arkusz1.G31</svg:desc>
                </draw:g>
              </table:table-cell>
              <table:table-cell office:value-type="float" office:value="0.047">
                <text:p>0.047</text:p>
                <draw:g>
                  <svg:desc>Arkusz1.H27:Arkusz1.H31</svg:desc>
                </draw:g>
              </table:table-cell>
              <table:table-cell office:value-type="float" office:value="100000">
                <text:p>100000</text:p>
                <draw:g>
                  <svg:desc>Arkusz1.A52:Arkusz1.A153</svg:desc>
                </draw:g>
              </table:table-cell>
              <table:table-cell office:value-type="float" office:value="1151292.54649702">
                <text:p>1151292.54649702</text:p>
                <draw:g>
                  <svg:desc>Arkusz1.B52:Arkusz1.B153</svg:desc>
                </draw:g>
              </table:table-cell>
              <table:table-cell office:value-type="float" office:value="100000">
                <text:p>100000</text:p>
                <draw:g>
                  <svg:desc>Arkusz1.A52:Arkusz1.A153</svg:desc>
                </draw:g>
              </table:table-cell>
              <table:table-cell office:value-type="float" office:value="100000">
                <text:p>100000</text:p>
                <draw:g>
                  <svg:desc>Arkusz1.A52:Arkusz1.A153</svg:desc>
                </draw:g>
              </table:table-cell>
              <table:table-cell office:value-type="float" office:value="100000">
                <text:p>100000</text:p>
                <draw:g>
                  <svg:desc>Arkusz1.A52:Arkusz1.A153</svg:desc>
                </draw:g>
              </table:table-cell>
              <table:table-cell office:value-type="float" office:value="10000000000">
                <text:p>10000000000</text:p>
                <draw:g>
                  <svg:desc>Arkusz1.C52:Arkusz1.C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438">
                <text:p>0.438</text:p>
              </table:table-cell>
              <table:table-cell office:value-type="float" office:value="100000">
                <text:p>100000</text:p>
              </table:table-cell>
              <table:table-cell office:value-type="float" office:value="0.047">
                <text:p>0.047</text:p>
              </table:table-cell>
              <table:table-cell office:value-type="float" office:value="199999">
                <text:p>199999</text:p>
              </table:table-cell>
              <table:table-cell office:value-type="float" office:value="2441201.32303589">
                <text:p>2441201.32303589</text:p>
              </table:table-cell>
              <table:table-cell office:value-type="float" office:value="199999">
                <text:p>199999</text:p>
              </table:table-cell>
              <table:table-cell office:value-type="float" office:value="199999">
                <text:p>199999</text:p>
              </table:table-cell>
              <table:table-cell office:value-type="float" office:value="199999">
                <text:p>199999</text:p>
              </table:table-cell>
              <table:table-cell office:value-type="float" office:value="39999600001">
                <text:p>399996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">
                <text:p>10000000</text:p>
              </table:table-cell>
              <table:table-cell office:value-type="float" office:value="5.516">
                <text:p>5.516</text:p>
              </table:table-cell>
              <table:table-cell office:value-type="float" office:value="1000000">
                <text:p>1000000</text:p>
              </table:table-cell>
              <table:table-cell office:value-type="float" office:value="0.657">
                <text:p>0.657</text:p>
              </table:table-cell>
              <table:table-cell office:value-type="float" office:value="299998">
                <text:p>299998</text:p>
              </table:table-cell>
              <table:table-cell office:value-type="float" office:value="3783434.10302266">
                <text:p>3783434.10302266</text:p>
              </table:table-cell>
              <table:table-cell office:value-type="float" office:value="299998">
                <text:p>299998</text:p>
              </table:table-cell>
              <table:table-cell office:value-type="float" office:value="299998">
                <text:p>299998</text:p>
              </table:table-cell>
              <table:table-cell office:value-type="float" office:value="299998">
                <text:p>299998</text:p>
              </table:table-cell>
              <table:table-cell office:value-type="float" office:value="89998800004">
                <text:p>8999880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0.531">
                <text:p>0.531</text:p>
              </table:table-cell>
              <table:table-cell office:value-type="float" office:value="399997">
                <text:p>399997</text:p>
              </table:table-cell>
              <table:table-cell office:value-type="float" office:value="5159646.23278782">
                <text:p>5159646.23278782</text:p>
              </table:table-cell>
              <table:table-cell office:value-type="float" office:value="399997">
                <text:p>399997</text:p>
              </table:table-cell>
              <table:table-cell office:value-type="float" office:value="399997">
                <text:p>399997</text:p>
              </table:table-cell>
              <table:table-cell office:value-type="float" office:value="399997">
                <text:p>399997</text:p>
              </table:table-cell>
              <table:table-cell office:value-type="float" office:value="159997600009">
                <text:p>159997600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5.781">
                <text:p>5.781</text:p>
              </table:table-cell>
              <table:table-cell office:value-type="float" office:value="499996">
                <text:p>499996</text:p>
              </table:table-cell>
              <table:table-cell office:value-type="float" office:value="6561125.19926465">
                <text:p>6561125.19926465</text:p>
              </table:table-cell>
              <table:table-cell office:value-type="float" office:value="499996">
                <text:p>499996</text:p>
              </table:table-cell>
              <table:table-cell office:value-type="float" office:value="499996">
                <text:p>499996</text:p>
              </table:table-cell>
              <table:table-cell office:value-type="float" office:value="499996">
                <text:p>499996</text:p>
              </table:table-cell>
              <table:table-cell office:value-type="float" office:value="249996000016">
                <text:p>249996000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995">
                <text:p>599995</text:p>
              </table:table-cell>
              <table:table-cell office:value-type="float" office:value="7982739.43711513">
                <text:p>7982739.43711513</text:p>
              </table:table-cell>
              <table:table-cell office:value-type="float" office:value="599995">
                <text:p>599995</text:p>
              </table:table-cell>
              <table:table-cell office:value-type="float" office:value="599995">
                <text:p>599995</text:p>
              </table:table-cell>
              <table:table-cell office:value-type="float" office:value="599995">
                <text:p>599995</text:p>
              </table:table-cell>
              <table:table-cell office:value-type="float" office:value="359994000025">
                <text:p>359994000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994">
                <text:p>699994</text:p>
              </table:table-cell>
              <table:table-cell office:value-type="float" office:value="9421098.17682991">
                <text:p>9421098.17682991</text:p>
              </table:table-cell>
              <table:table-cell office:value-type="float" office:value="699994">
                <text:p>699994</text:p>
              </table:table-cell>
              <table:table-cell office:value-type="float" office:value="699994">
                <text:p>699994</text:p>
              </table:table-cell>
              <table:table-cell office:value-type="float" office:value="699994">
                <text:p>699994</text:p>
              </table:table-cell>
              <table:table-cell office:value-type="float" office:value="489991600036">
                <text:p>489991600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993">
                <text:p>799993</text:p>
              </table:table-cell>
              <table:table-cell office:value-type="float" office:value="10873791.4587816">
                <text:p>10873791.4587816</text:p>
              </table:table-cell>
              <table:table-cell office:value-type="float" office:value="799993">
                <text:p>799993</text:p>
              </table:table-cell>
              <table:table-cell office:value-type="float" office:value="799993">
                <text:p>799993</text:p>
              </table:table-cell>
              <table:table-cell office:value-type="float" office:value="799993">
                <text:p>799993</text:p>
              </table:table-cell>
              <table:table-cell office:value-type="float" office:value="639988800049">
                <text:p>63998880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992">
                <text:p>899992</text:p>
              </table:table-cell>
              <table:table-cell office:value-type="float" office:value="12339017.356911">
                <text:p>12339017.356911</text:p>
              </table:table-cell>
              <table:table-cell office:value-type="float" office:value="899992">
                <text:p>899992</text:p>
              </table:table-cell>
              <table:table-cell office:value-type="float" office:value="899992">
                <text:p>899992</text:p>
              </table:table-cell>
              <table:table-cell office:value-type="float" office:value="899992">
                <text:p>899992</text:p>
              </table:table-cell>
              <table:table-cell office:value-type="float" office:value="809985600064">
                <text:p>809985600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991">
                <text:p>999991</text:p>
              </table:table-cell>
              <table:table-cell office:value-type="float" office:value="13815377.2184098">
                <text:p>13815377.2184098</text:p>
              </table:table-cell>
              <table:table-cell office:value-type="float" office:value="999991">
                <text:p>999991</text:p>
              </table:table-cell>
              <table:table-cell office:value-type="float" office:value="999991">
                <text:p>999991</text:p>
              </table:table-cell>
              <table:table-cell office:value-type="float" office:value="999991">
                <text:p>999991</text:p>
              </table:table-cell>
              <table:table-cell office:value-type="float" office:value="999982000081">
                <text:p>999982000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990">
                <text:p>1099990</text:p>
              </table:table-cell>
              <table:table-cell office:value-type="float" office:value="15301753.7033835">
                <text:p>15301753.7033835</text:p>
              </table:table-cell>
              <table:table-cell office:value-type="float" office:value="1099990">
                <text:p>1099990</text:p>
              </table:table-cell>
              <table:table-cell office:value-type="float" office:value="1099990">
                <text:p>1099990</text:p>
              </table:table-cell>
              <table:table-cell office:value-type="float" office:value="1099990">
                <text:p>1099990</text:p>
              </table:table-cell>
              <table:table-cell office:value-type="float" office:value="1209978000100">
                <text:p>12099780001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9989">
                <text:p>1199989</text:p>
              </table:table-cell>
              <table:table-cell office:value-type="float" office:value="16797233.561607">
                <text:p>16797233.561607</text:p>
              </table:table-cell>
              <table:table-cell office:value-type="float" office:value="1199989">
                <text:p>1199989</text:p>
              </table:table-cell>
              <table:table-cell office:value-type="float" office:value="1199989">
                <text:p>1199989</text:p>
              </table:table-cell>
              <table:table-cell office:value-type="float" office:value="1199989">
                <text:p>1199989</text:p>
              </table:table-cell>
              <table:table-cell office:value-type="float" office:value="1439973600121">
                <text:p>1439973600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9988">
                <text:p>1299988</text:p>
              </table:table-cell>
              <table:table-cell office:value-type="float" office:value="18301056.3347188">
                <text:p>18301056.3347188</text:p>
              </table:table-cell>
              <table:table-cell office:value-type="float" office:value="1299988">
                <text:p>1299988</text:p>
              </table:table-cell>
              <table:table-cell office:value-type="float" office:value="1299988">
                <text:p>1299988</text:p>
              </table:table-cell>
              <table:table-cell office:value-type="float" office:value="1299988">
                <text:p>1299988</text:p>
              </table:table-cell>
              <table:table-cell office:value-type="float" office:value="1689968800144">
                <text:p>1689968800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9987">
                <text:p>1399987</text:p>
              </table:table-cell>
              <table:table-cell office:value-type="float" office:value="19812578.9367037">
                <text:p>19812578.9367037</text:p>
              </table:table-cell>
              <table:table-cell office:value-type="float" office:value="1399987">
                <text:p>1399987</text:p>
              </table:table-cell>
              <table:table-cell office:value-type="float" office:value="1399987">
                <text:p>1399987</text:p>
              </table:table-cell>
              <table:table-cell office:value-type="float" office:value="1399987">
                <text:p>1399987</text:p>
              </table:table-cell>
              <table:table-cell office:value-type="float" office:value="1959963600169">
                <text:p>1959963600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9986">
                <text:p>1499986</text:p>
              </table:table-cell>
              <table:table-cell office:value-type="float" office:value="21331250.4055147">
                <text:p>21331250.4055147</text:p>
              </table:table-cell>
              <table:table-cell office:value-type="float" office:value="1499986">
                <text:p>1499986</text:p>
              </table:table-cell>
              <table:table-cell office:value-type="float" office:value="1499986">
                <text:p>1499986</text:p>
              </table:table-cell>
              <table:table-cell office:value-type="float" office:value="1499986">
                <text:p>1499986</text:p>
              </table:table-cell>
              <table:table-cell office:value-type="float" office:value="2249958000196">
                <text:p>2249958000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9985">
                <text:p>1599985</text:p>
              </table:table-cell>
              <table:table-cell office:value-type="float" office:value="22856593.4168935">
                <text:p>22856593.4168935</text:p>
              </table:table-cell>
              <table:table-cell office:value-type="float" office:value="1599985">
                <text:p>1599985</text:p>
              </table:table-cell>
              <table:table-cell office:value-type="float" office:value="1599985">
                <text:p>1599985</text:p>
              </table:table-cell>
              <table:table-cell office:value-type="float" office:value="1599985">
                <text:p>1599985</text:p>
              </table:table-cell>
              <table:table-cell office:value-type="float" office:value="2559952000225">
                <text:p>2559952000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9984">
                <text:p>1699984</text:p>
              </table:table-cell>
              <table:table-cell office:value-type="float" office:value="24388190.4371993">
                <text:p>24388190.4371993</text:p>
              </table:table-cell>
              <table:table-cell office:value-type="float" office:value="1699984">
                <text:p>1699984</text:p>
              </table:table-cell>
              <table:table-cell office:value-type="float" office:value="1699984">
                <text:p>1699984</text:p>
              </table:table-cell>
              <table:table-cell office:value-type="float" office:value="1699984">
                <text:p>1699984</text:p>
              </table:table-cell>
              <table:table-cell office:value-type="float" office:value="2889945600256">
                <text:p>2889945600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9983">
                <text:p>1799983</text:p>
              </table:table-cell>
              <table:table-cell office:value-type="float" office:value="25925673.145187">
                <text:p>25925673.145187</text:p>
              </table:table-cell>
              <table:table-cell office:value-type="float" office:value="1799983">
                <text:p>1799983</text:p>
              </table:table-cell>
              <table:table-cell office:value-type="float" office:value="1799983">
                <text:p>1799983</text:p>
              </table:table-cell>
              <table:table-cell office:value-type="float" office:value="1799983">
                <text:p>1799983</text:p>
              </table:table-cell>
              <table:table-cell office:value-type="float" office:value="3239938800289">
                <text:p>3239938800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9982">
                <text:p>1899982</text:p>
              </table:table-cell>
              <table:table-cell office:value-type="float" office:value="27468714.2113849">
                <text:p>27468714.2113849</text:p>
              </table:table-cell>
              <table:table-cell office:value-type="float" office:value="1899982">
                <text:p>1899982</text:p>
              </table:table-cell>
              <table:table-cell office:value-type="float" office:value="1899982">
                <text:p>1899982</text:p>
              </table:table-cell>
              <table:table-cell office:value-type="float" office:value="1899982">
                <text:p>1899982</text:p>
              </table:table-cell>
              <table:table-cell office:value-type="float" office:value="3609931600324">
                <text:p>3609931600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9981">
                <text:p>1999981</text:p>
              </table:table-cell>
              <table:table-cell office:value-type="float" office:value="29017020.8126417">
                <text:p>29017020.8126417</text:p>
              </table:table-cell>
              <table:table-cell office:value-type="float" office:value="1999981">
                <text:p>1999981</text:p>
              </table:table-cell>
              <table:table-cell office:value-type="float" office:value="1999981">
                <text:p>1999981</text:p>
              </table:table-cell>
              <table:table-cell office:value-type="float" office:value="1999981">
                <text:p>1999981</text:p>
              </table:table-cell>
              <table:table-cell office:value-type="float" office:value="3999924000361">
                <text:p>3999924000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9980">
                <text:p>2099980</text:p>
              </table:table-cell>
              <table:table-cell office:value-type="float" office:value="30570329.4467939">
                <text:p>30570329.4467939</text:p>
              </table:table-cell>
              <table:table-cell office:value-type="float" office:value="2099980">
                <text:p>2099980</text:p>
              </table:table-cell>
              <table:table-cell office:value-type="float" office:value="2099980">
                <text:p>2099980</text:p>
              </table:table-cell>
              <table:table-cell office:value-type="float" office:value="2099980">
                <text:p>2099980</text:p>
              </table:table-cell>
              <table:table-cell office:value-type="float" office:value="4409916000400">
                <text:p>44099160004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9979">
                <text:p>2199979</text:p>
              </table:table-cell>
              <table:table-cell office:value-type="float" office:value="32128401.7370967">
                <text:p>32128401.7370967</text:p>
              </table:table-cell>
              <table:table-cell office:value-type="float" office:value="2199979">
                <text:p>2199979</text:p>
              </table:table-cell>
              <table:table-cell office:value-type="float" office:value="2199979">
                <text:p>2199979</text:p>
              </table:table-cell>
              <table:table-cell office:value-type="float" office:value="2199979">
                <text:p>2199979</text:p>
              </table:table-cell>
              <table:table-cell office:value-type="float" office:value="4839907600441">
                <text:p>4839907600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9978">
                <text:p>2299978</text:p>
              </table:table-cell>
              <table:table-cell office:value-type="float" office:value="33691021.0009408">
                <text:p>33691021.0009408</text:p>
              </table:table-cell>
              <table:table-cell office:value-type="float" office:value="2299978">
                <text:p>2299978</text:p>
              </table:table-cell>
              <table:table-cell office:value-type="float" office:value="2299978">
                <text:p>2299978</text:p>
              </table:table-cell>
              <table:table-cell office:value-type="float" office:value="2299978">
                <text:p>2299978</text:p>
              </table:table-cell>
              <table:table-cell office:value-type="float" office:value="5289898800484">
                <text:p>5289898800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9977">
                <text:p>2399977</text:p>
              </table:table-cell>
              <table:table-cell office:value-type="float" office:value="35257989.41635">
                <text:p>35257989.41635</text:p>
              </table:table-cell>
              <table:table-cell office:value-type="float" office:value="2399977">
                <text:p>2399977</text:p>
              </table:table-cell>
              <table:table-cell office:value-type="float" office:value="2399977">
                <text:p>2399977</text:p>
              </table:table-cell>
              <table:table-cell office:value-type="float" office:value="2399977">
                <text:p>2399977</text:p>
              </table:table-cell>
              <table:table-cell office:value-type="float" office:value="5759889600529">
                <text:p>5759889600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9976">
                <text:p>2499976</text:p>
              </table:table-cell>
              <table:table-cell office:value-type="float" office:value="36829125.6614803">
                <text:p>36829125.6614803</text:p>
              </table:table-cell>
              <table:table-cell office:value-type="float" office:value="2499976">
                <text:p>2499976</text:p>
              </table:table-cell>
              <table:table-cell office:value-type="float" office:value="2499976">
                <text:p>2499976</text:p>
              </table:table-cell>
              <table:table-cell office:value-type="float" office:value="2499976">
                <text:p>2499976</text:p>
              </table:table-cell>
              <table:table-cell office:value-type="float" office:value="6249880000576">
                <text:p>6249880000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9975">
                <text:p>2599975</text:p>
              </table:table-cell>
              <table:table-cell office:value-type="float" office:value="38404262.9323486">
                <text:p>38404262.9323486</text:p>
              </table:table-cell>
              <table:table-cell office:value-type="float" office:value="2599975">
                <text:p>2599975</text:p>
              </table:table-cell>
              <table:table-cell office:value-type="float" office:value="2599975">
                <text:p>2599975</text:p>
              </table:table-cell>
              <table:table-cell office:value-type="float" office:value="2599975">
                <text:p>2599975</text:p>
              </table:table-cell>
              <table:table-cell office:value-type="float" office:value="6759870000625">
                <text:p>6759870000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9974">
                <text:p>2699974</text:p>
              </table:table-cell>
              <table:table-cell office:value-type="float" office:value="39983247.2659359">
                <text:p>39983247.2659359</text:p>
              </table:table-cell>
              <table:table-cell office:value-type="float" office:value="2699974">
                <text:p>2699974</text:p>
              </table:table-cell>
              <table:table-cell office:value-type="float" office:value="2699974">
                <text:p>2699974</text:p>
              </table:table-cell>
              <table:table-cell office:value-type="float" office:value="2699974">
                <text:p>2699974</text:p>
              </table:table-cell>
              <table:table-cell office:value-type="float" office:value="7289859600676">
                <text:p>7289859600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9973">
                <text:p>2799973</text:p>
              </table:table-cell>
              <table:table-cell office:value-type="float" office:value="41565936.1120281">
                <text:p>41565936.1120281</text:p>
              </table:table-cell>
              <table:table-cell office:value-type="float" office:value="2799973">
                <text:p>2799973</text:p>
              </table:table-cell>
              <table:table-cell office:value-type="float" office:value="2799973">
                <text:p>2799973</text:p>
              </table:table-cell>
              <table:table-cell office:value-type="float" office:value="2799973">
                <text:p>2799973</text:p>
              </table:table-cell>
              <table:table-cell office:value-type="float" office:value="7839848800729">
                <text:p>7839848800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9972">
                <text:p>2899972</text:p>
              </table:table-cell>
              <table:table-cell office:value-type="float" office:value="43152197.1093134">
                <text:p>43152197.1093134</text:p>
              </table:table-cell>
              <table:table-cell office:value-type="float" office:value="2899972">
                <text:p>2899972</text:p>
              </table:table-cell>
              <table:table-cell office:value-type="float" office:value="2899972">
                <text:p>2899972</text:p>
              </table:table-cell>
              <table:table-cell office:value-type="float" office:value="2899972">
                <text:p>2899972</text:p>
              </table:table-cell>
              <table:table-cell office:value-type="float" office:value="8409837600784">
                <text:p>8409837600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9971">
                <text:p>2999971</text:p>
              </table:table-cell>
              <table:table-cell office:value-type="float" office:value="44741907.0304748">
                <text:p>44741907.0304748</text:p>
              </table:table-cell>
              <table:table-cell office:value-type="float" office:value="2999971">
                <text:p>2999971</text:p>
              </table:table-cell>
              <table:table-cell office:value-type="float" office:value="2999971">
                <text:p>2999971</text:p>
              </table:table-cell>
              <table:table-cell office:value-type="float" office:value="2999971">
                <text:p>2999971</text:p>
              </table:table-cell>
              <table:table-cell office:value-type="float" office:value="8999826000841">
                <text:p>8999826000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9970">
                <text:p>3099970</text:p>
              </table:table-cell>
              <table:table-cell office:value-type="float" office:value="46334950.8680767">
                <text:p>46334950.8680767</text:p>
              </table:table-cell>
              <table:table-cell office:value-type="float" office:value="3099970">
                <text:p>3099970</text:p>
              </table:table-cell>
              <table:table-cell office:value-type="float" office:value="3099970">
                <text:p>3099970</text:p>
              </table:table-cell>
              <table:table-cell office:value-type="float" office:value="3099970">
                <text:p>3099970</text:p>
              </table:table-cell>
              <table:table-cell office:value-type="float" office:value="9609814000900">
                <text:p>96098140009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9969">
                <text:p>3199969</text:p>
              </table:table-cell>
              <table:table-cell office:value-type="float" office:value="47931221.0385116">
                <text:p>47931221.0385116</text:p>
              </table:table-cell>
              <table:table-cell office:value-type="float" office:value="3199969">
                <text:p>3199969</text:p>
              </table:table-cell>
              <table:table-cell office:value-type="float" office:value="3199969">
                <text:p>3199969</text:p>
              </table:table-cell>
              <table:table-cell office:value-type="float" office:value="3199969">
                <text:p>3199969</text:p>
              </table:table-cell>
              <table:table-cell office:value-type="float" office:value="10239801600961">
                <text:p>10239801600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9968">
                <text:p>3299968</text:p>
              </table:table-cell>
              <table:table-cell office:value-type="float" office:value="49530616.6855394">
                <text:p>49530616.6855394</text:p>
              </table:table-cell>
              <table:table-cell office:value-type="float" office:value="3299968">
                <text:p>3299968</text:p>
              </table:table-cell>
              <table:table-cell office:value-type="float" office:value="3299968">
                <text:p>3299968</text:p>
              </table:table-cell>
              <table:table-cell office:value-type="float" office:value="3299968">
                <text:p>3299968</text:p>
              </table:table-cell>
              <table:table-cell office:value-type="float" office:value="10889788801024">
                <text:p>10889788801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9967">
                <text:p>3399967</text:p>
              </table:table-cell>
              <table:table-cell office:value-type="float" office:value="51133043.0683162">
                <text:p>51133043.0683162</text:p>
              </table:table-cell>
              <table:table-cell office:value-type="float" office:value="3399967">
                <text:p>3399967</text:p>
              </table:table-cell>
              <table:table-cell office:value-type="float" office:value="3399967">
                <text:p>3399967</text:p>
              </table:table-cell>
              <table:table-cell office:value-type="float" office:value="3399967">
                <text:p>3399967</text:p>
              </table:table-cell>
              <table:table-cell office:value-type="float" office:value="11559775601089">
                <text:p>11559775601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9966">
                <text:p>3499966</text:p>
              </table:table-cell>
              <table:table-cell office:value-type="float" office:value="52738411.021474">
                <text:p>52738411.021474</text:p>
              </table:table-cell>
              <table:table-cell office:value-type="float" office:value="3499966">
                <text:p>3499966</text:p>
              </table:table-cell>
              <table:table-cell office:value-type="float" office:value="3499966">
                <text:p>3499966</text:p>
              </table:table-cell>
              <table:table-cell office:value-type="float" office:value="3499966">
                <text:p>3499966</text:p>
              </table:table-cell>
              <table:table-cell office:value-type="float" office:value="12249762001156">
                <text:p>12249762001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9965">
                <text:p>3599965</text:p>
              </table:table-cell>
              <table:table-cell office:value-type="float" office:value="54346636.4769508">
                <text:p>54346636.4769508</text:p>
              </table:table-cell>
              <table:table-cell office:value-type="float" office:value="3599965">
                <text:p>3599965</text:p>
              </table:table-cell>
              <table:table-cell office:value-type="float" office:value="3599965">
                <text:p>3599965</text:p>
              </table:table-cell>
              <table:table-cell office:value-type="float" office:value="3599965">
                <text:p>3599965</text:p>
              </table:table-cell>
              <table:table-cell office:value-type="float" office:value="12959748001225">
                <text:p>12959748001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9964">
                <text:p>3699964</text:p>
              </table:table-cell>
              <table:table-cell office:value-type="float" office:value="55957640.038987">
                <text:p>55957640.038987</text:p>
              </table:table-cell>
              <table:table-cell office:value-type="float" office:value="3699964">
                <text:p>3699964</text:p>
              </table:table-cell>
              <table:table-cell office:value-type="float" office:value="3699964">
                <text:p>3699964</text:p>
              </table:table-cell>
              <table:table-cell office:value-type="float" office:value="3699964">
                <text:p>3699964</text:p>
              </table:table-cell>
              <table:table-cell office:value-type="float" office:value="13689733601296">
                <text:p>13689733601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9963">
                <text:p>3799963</text:p>
              </table:table-cell>
              <table:table-cell office:value-type="float" office:value="57571346.6050972">
                <text:p>57571346.6050972</text:p>
              </table:table-cell>
              <table:table-cell office:value-type="float" office:value="3799963">
                <text:p>3799963</text:p>
              </table:table-cell>
              <table:table-cell office:value-type="float" office:value="3799963">
                <text:p>3799963</text:p>
              </table:table-cell>
              <table:table-cell office:value-type="float" office:value="3799963">
                <text:p>3799963</text:p>
              </table:table-cell>
              <table:table-cell office:value-type="float" office:value="14439718801369">
                <text:p>14439718801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9962">
                <text:p>3899962</text:p>
              </table:table-cell>
              <table:table-cell office:value-type="float" office:value="59187685.0269644">
                <text:p>59187685.0269644</text:p>
              </table:table-cell>
              <table:table-cell office:value-type="float" office:value="3899962">
                <text:p>3899962</text:p>
              </table:table-cell>
              <table:table-cell office:value-type="float" office:value="3899962">
                <text:p>3899962</text:p>
              </table:table-cell>
              <table:table-cell office:value-type="float" office:value="3899962">
                <text:p>3899962</text:p>
              </table:table-cell>
              <table:table-cell office:value-type="float" office:value="15209703601444">
                <text:p>15209703601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9961">
                <text:p>3999961</text:p>
              </table:table-cell>
              <table:table-cell office:value-type="float" office:value="60806587.8061349">
                <text:p>60806587.8061349</text:p>
              </table:table-cell>
              <table:table-cell office:value-type="float" office:value="3999961">
                <text:p>3999961</text:p>
              </table:table-cell>
              <table:table-cell office:value-type="float" office:value="3999961">
                <text:p>3999961</text:p>
              </table:table-cell>
              <table:table-cell office:value-type="float" office:value="3999961">
                <text:p>3999961</text:p>
              </table:table-cell>
              <table:table-cell office:value-type="float" office:value="15999688001521">
                <text:p>1599968800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9960">
                <text:p>4099960</text:p>
              </table:table-cell>
              <table:table-cell office:value-type="float" office:value="62427990.8201595">
                <text:p>62427990.8201595</text:p>
              </table:table-cell>
              <table:table-cell office:value-type="float" office:value="4099960">
                <text:p>4099960</text:p>
              </table:table-cell>
              <table:table-cell office:value-type="float" office:value="4099960">
                <text:p>4099960</text:p>
              </table:table-cell>
              <table:table-cell office:value-type="float" office:value="4099960">
                <text:p>4099960</text:p>
              </table:table-cell>
              <table:table-cell office:value-type="float" office:value="16809672001600">
                <text:p>16809672001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59">
                <text:p>4199959</text:p>
              </table:table-cell>
              <table:table-cell office:value-type="float" office:value="64051833.0754668">
                <text:p>64051833.0754668</text:p>
              </table:table-cell>
              <table:table-cell office:value-type="float" office:value="4199959">
                <text:p>4199959</text:p>
              </table:table-cell>
              <table:table-cell office:value-type="float" office:value="4199959">
                <text:p>4199959</text:p>
              </table:table-cell>
              <table:table-cell office:value-type="float" office:value="4199959">
                <text:p>4199959</text:p>
              </table:table-cell>
              <table:table-cell office:value-type="float" office:value="17639655601681">
                <text:p>17639655601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9958">
                <text:p>4299958</text:p>
              </table:table-cell>
              <table:table-cell office:value-type="float" office:value="65678056.483785">
                <text:p>65678056.483785</text:p>
              </table:table-cell>
              <table:table-cell office:value-type="float" office:value="4299958">
                <text:p>4299958</text:p>
              </table:table-cell>
              <table:table-cell office:value-type="float" office:value="4299958">
                <text:p>4299958</text:p>
              </table:table-cell>
              <table:table-cell office:value-type="float" office:value="4299958">
                <text:p>4299958</text:p>
              </table:table-cell>
              <table:table-cell office:value-type="float" office:value="18489638801764">
                <text:p>18489638801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9957">
                <text:p>4399957</text:p>
              </table:table-cell>
              <table:table-cell office:value-type="float" office:value="67306605.6593702">
                <text:p>67306605.6593702</text:p>
              </table:table-cell>
              <table:table-cell office:value-type="float" office:value="4399957">
                <text:p>4399957</text:p>
              </table:table-cell>
              <table:table-cell office:value-type="float" office:value="4399957">
                <text:p>4399957</text:p>
              </table:table-cell>
              <table:table-cell office:value-type="float" office:value="4399957">
                <text:p>4399957</text:p>
              </table:table-cell>
              <table:table-cell office:value-type="float" office:value="19359621601849">
                <text:p>19359621601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9956">
                <text:p>4499956</text:p>
              </table:table-cell>
              <table:table-cell office:value-type="float" office:value="68937427.7346776">
                <text:p>68937427.7346776</text:p>
              </table:table-cell>
              <table:table-cell office:value-type="float" office:value="4499956">
                <text:p>4499956</text:p>
              </table:table-cell>
              <table:table-cell office:value-type="float" office:value="4499956">
                <text:p>4499956</text:p>
              </table:table-cell>
              <table:table-cell office:value-type="float" office:value="4499956">
                <text:p>4499956</text:p>
              </table:table-cell>
              <table:table-cell office:value-type="float" office:value="20249604001936">
                <text:p>20249604001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9955">
                <text:p>4599955</text:p>
              </table:table-cell>
              <table:table-cell office:value-type="float" office:value="70570472.1924242">
                <text:p>70570472.1924242</text:p>
              </table:table-cell>
              <table:table-cell office:value-type="float" office:value="4599955">
                <text:p>4599955</text:p>
              </table:table-cell>
              <table:table-cell office:value-type="float" office:value="4599955">
                <text:p>4599955</text:p>
              </table:table-cell>
              <table:table-cell office:value-type="float" office:value="4599955">
                <text:p>4599955</text:p>
              </table:table-cell>
              <table:table-cell office:value-type="float" office:value="21159586002025">
                <text:p>21159586002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9954">
                <text:p>4699954</text:p>
              </table:table-cell>
              <table:table-cell office:value-type="float" office:value="72205690.7122614">
                <text:p>72205690.7122614</text:p>
              </table:table-cell>
              <table:table-cell office:value-type="float" office:value="4699954">
                <text:p>4699954</text:p>
              </table:table-cell>
              <table:table-cell office:value-type="float" office:value="4699954">
                <text:p>4699954</text:p>
              </table:table-cell>
              <table:table-cell office:value-type="float" office:value="4699954">
                <text:p>4699954</text:p>
              </table:table-cell>
              <table:table-cell office:value-type="float" office:value="22089567602116">
                <text:p>22089567602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9953">
                <text:p>4799953</text:p>
              </table:table-cell>
              <table:table-cell office:value-type="float" office:value="73843037.0305007">
                <text:p>73843037.0305007</text:p>
              </table:table-cell>
              <table:table-cell office:value-type="float" office:value="4799953">
                <text:p>4799953</text:p>
              </table:table-cell>
              <table:table-cell office:value-type="float" office:value="4799953">
                <text:p>4799953</text:p>
              </table:table-cell>
              <table:table-cell office:value-type="float" office:value="4799953">
                <text:p>4799953</text:p>
              </table:table-cell>
              <table:table-cell office:value-type="float" office:value="23039548802209">
                <text:p>23039548802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9952">
                <text:p>4899952</text:p>
              </table:table-cell>
              <table:table-cell office:value-type="float" office:value="75482466.8115347">
                <text:p>75482466.8115347</text:p>
              </table:table-cell>
              <table:table-cell office:value-type="float" office:value="4899952">
                <text:p>4899952</text:p>
              </table:table-cell>
              <table:table-cell office:value-type="float" office:value="4899952">
                <text:p>4899952</text:p>
              </table:table-cell>
              <table:table-cell office:value-type="float" office:value="4899952">
                <text:p>4899952</text:p>
              </table:table-cell>
              <table:table-cell office:value-type="float" office:value="24009529602304">
                <text:p>24009529602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9951">
                <text:p>4999951</text:p>
              </table:table-cell>
              <table:table-cell office:value-type="float" office:value="77123937.5297569">
                <text:p>77123937.5297569</text:p>
              </table:table-cell>
              <table:table-cell office:value-type="float" office:value="4999951">
                <text:p>4999951</text:p>
              </table:table-cell>
              <table:table-cell office:value-type="float" office:value="4999951">
                <text:p>4999951</text:p>
              </table:table-cell>
              <table:table-cell office:value-type="float" office:value="4999951">
                <text:p>4999951</text:p>
              </table:table-cell>
              <table:table-cell office:value-type="float" office:value="24999510002401">
                <text:p>24999510002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9950">
                <text:p>5099950</text:p>
              </table:table-cell>
              <table:table-cell office:value-type="float" office:value="78767408.3609324">
                <text:p>78767408.3609324</text:p>
              </table:table-cell>
              <table:table-cell office:value-type="float" office:value="5099950">
                <text:p>5099950</text:p>
              </table:table-cell>
              <table:table-cell office:value-type="float" office:value="5099950">
                <text:p>5099950</text:p>
              </table:table-cell>
              <table:table-cell office:value-type="float" office:value="5099950">
                <text:p>5099950</text:p>
              </table:table-cell>
              <table:table-cell office:value-type="float" office:value="26009490002500">
                <text:p>260094900025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9949">
                <text:p>5199949</text:p>
              </table:table-cell>
              <table:table-cell office:value-type="float" office:value="80412840.0820903">
                <text:p>80412840.0820903</text:p>
              </table:table-cell>
              <table:table-cell office:value-type="float" office:value="5199949">
                <text:p>5199949</text:p>
              </table:table-cell>
              <table:table-cell office:value-type="float" office:value="5199949">
                <text:p>5199949</text:p>
              </table:table-cell>
              <table:table-cell office:value-type="float" office:value="5199949">
                <text:p>5199949</text:p>
              </table:table-cell>
              <table:table-cell office:value-type="float" office:value="27039469602601">
                <text:p>27039469602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9948">
                <text:p>5299948</text:p>
              </table:table-cell>
              <table:table-cell office:value-type="float" office:value="82060194.9791199">
                <text:p>82060194.9791199</text:p>
              </table:table-cell>
              <table:table-cell office:value-type="float" office:value="5299948">
                <text:p>5299948</text:p>
              </table:table-cell>
              <table:table-cell office:value-type="float" office:value="5299948">
                <text:p>5299948</text:p>
              </table:table-cell>
              <table:table-cell office:value-type="float" office:value="5299948">
                <text:p>5299948</text:p>
              </table:table-cell>
              <table:table-cell office:value-type="float" office:value="28089448802704">
                <text:p>28089448802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9947">
                <text:p>5399947</text:p>
              </table:table-cell>
              <table:table-cell office:value-type="float" office:value="83709436.7613423">
                <text:p>83709436.7613423</text:p>
              </table:table-cell>
              <table:table-cell office:value-type="float" office:value="5399947">
                <text:p>5399947</text:p>
              </table:table-cell>
              <table:table-cell office:value-type="float" office:value="5399947">
                <text:p>5399947</text:p>
              </table:table-cell>
              <table:table-cell office:value-type="float" office:value="5399947">
                <text:p>5399947</text:p>
              </table:table-cell>
              <table:table-cell office:value-type="float" office:value="29159427602809">
                <text:p>29159427602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9946">
                <text:p>5499946</text:p>
              </table:table-cell>
              <table:table-cell office:value-type="float" office:value="85360530.4824128">
                <text:p>85360530.4824128</text:p>
              </table:table-cell>
              <table:table-cell office:value-type="float" office:value="5499946">
                <text:p>5499946</text:p>
              </table:table-cell>
              <table:table-cell office:value-type="float" office:value="5499946">
                <text:p>5499946</text:p>
              </table:table-cell>
              <table:table-cell office:value-type="float" office:value="5499946">
                <text:p>5499946</text:p>
              </table:table-cell>
              <table:table-cell office:value-type="float" office:value="30249406002916">
                <text:p>30249406002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9945">
                <text:p>5599945</text:p>
              </table:table-cell>
              <table:table-cell office:value-type="float" office:value="87013442.4669766">
                <text:p>87013442.4669766</text:p>
              </table:table-cell>
              <table:table-cell office:value-type="float" office:value="5599945">
                <text:p>5599945</text:p>
              </table:table-cell>
              <table:table-cell office:value-type="float" office:value="5599945">
                <text:p>5599945</text:p>
              </table:table-cell>
              <table:table-cell office:value-type="float" office:value="5599945">
                <text:p>5599945</text:p>
              </table:table-cell>
              <table:table-cell office:value-type="float" office:value="31359384003025">
                <text:p>31359384003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9944">
                <text:p>5699944</text:p>
              </table:table-cell>
              <table:table-cell office:value-type="float" office:value="88668140.2425653">
                <text:p>88668140.2425653</text:p>
              </table:table-cell>
              <table:table-cell office:value-type="float" office:value="5699944">
                <text:p>5699944</text:p>
              </table:table-cell>
              <table:table-cell office:value-type="float" office:value="5699944">
                <text:p>5699944</text:p>
              </table:table-cell>
              <table:table-cell office:value-type="float" office:value="5699944">
                <text:p>5699944</text:p>
              </table:table-cell>
              <table:table-cell office:value-type="float" office:value="32489361603136">
                <text:p>32489361603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9943">
                <text:p>5799943</text:p>
              </table:table-cell>
              <table:table-cell office:value-type="float" office:value="90324592.4762735">
                <text:p>90324592.4762735</text:p>
              </table:table-cell>
              <table:table-cell office:value-type="float" office:value="5799943">
                <text:p>5799943</text:p>
              </table:table-cell>
              <table:table-cell office:value-type="float" office:value="5799943">
                <text:p>5799943</text:p>
              </table:table-cell>
              <table:table-cell office:value-type="float" office:value="5799943">
                <text:p>5799943</text:p>
              </table:table-cell>
              <table:table-cell office:value-type="float" office:value="33639338803249">
                <text:p>33639338803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9942">
                <text:p>5899942</text:p>
              </table:table-cell>
              <table:table-cell office:value-type="float" office:value="91982768.9158045">
                <text:p>91982768.9158045</text:p>
              </table:table-cell>
              <table:table-cell office:value-type="float" office:value="5899942">
                <text:p>5899942</text:p>
              </table:table-cell>
              <table:table-cell office:value-type="float" office:value="5899942">
                <text:p>5899942</text:p>
              </table:table-cell>
              <table:table-cell office:value-type="float" office:value="5899942">
                <text:p>5899942</text:p>
              </table:table-cell>
              <table:table-cell office:value-type="float" office:value="34809315603364">
                <text:p>34809315603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9941">
                <text:p>5999941</text:p>
              </table:table-cell>
              <table:table-cell office:value-type="float" office:value="93642640.3345125">
                <text:p>93642640.3345125</text:p>
              </table:table-cell>
              <table:table-cell office:value-type="float" office:value="5999941">
                <text:p>5999941</text:p>
              </table:table-cell>
              <table:table-cell office:value-type="float" office:value="5999941">
                <text:p>5999941</text:p>
              </table:table-cell>
              <table:table-cell office:value-type="float" office:value="5999941">
                <text:p>5999941</text:p>
              </table:table-cell>
              <table:table-cell office:value-type="float" office:value="35999292003481">
                <text:p>35999292003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9940">
                <text:p>6099940</text:p>
              </table:table-cell>
              <table:table-cell office:value-type="float" office:value="95304178.4801109">
                <text:p>95304178.4801109</text:p>
              </table:table-cell>
              <table:table-cell office:value-type="float" office:value="6099940">
                <text:p>6099940</text:p>
              </table:table-cell>
              <table:table-cell office:value-type="float" office:value="6099940">
                <text:p>6099940</text:p>
              </table:table-cell>
              <table:table-cell office:value-type="float" office:value="6099940">
                <text:p>6099940</text:p>
              </table:table-cell>
              <table:table-cell office:value-type="float" office:value="37209268003600">
                <text:p>37209268003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9939">
                <text:p>6199939</text:p>
              </table:table-cell>
              <table:table-cell office:value-type="float" office:value="96967356.0267442">
                <text:p>96967356.0267442</text:p>
              </table:table-cell>
              <table:table-cell office:value-type="float" office:value="6199939">
                <text:p>6199939</text:p>
              </table:table-cell>
              <table:table-cell office:value-type="float" office:value="6199939">
                <text:p>6199939</text:p>
              </table:table-cell>
              <table:table-cell office:value-type="float" office:value="6199939">
                <text:p>6199939</text:p>
              </table:table-cell>
              <table:table-cell office:value-type="float" office:value="38439243603721">
                <text:p>38439243603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9938">
                <text:p>6299938</text:p>
              </table:table-cell>
              <table:table-cell office:value-type="float" office:value="98632146.5301523">
                <text:p>98632146.5301523</text:p>
              </table:table-cell>
              <table:table-cell office:value-type="float" office:value="6299938">
                <text:p>6299938</text:p>
              </table:table-cell>
              <table:table-cell office:value-type="float" office:value="6299938">
                <text:p>6299938</text:p>
              </table:table-cell>
              <table:table-cell office:value-type="float" office:value="6299938">
                <text:p>6299938</text:p>
              </table:table-cell>
              <table:table-cell office:value-type="float" office:value="39689218803844">
                <text:p>39689218803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9937">
                <text:p>6399937</text:p>
              </table:table-cell>
              <table:table-cell office:value-type="float" office:value="100298524.385683">
                <text:p>100298524.385683</text:p>
              </table:table-cell>
              <table:table-cell office:value-type="float" office:value="6399937">
                <text:p>6399937</text:p>
              </table:table-cell>
              <table:table-cell office:value-type="float" office:value="6399937">
                <text:p>6399937</text:p>
              </table:table-cell>
              <table:table-cell office:value-type="float" office:value="6399937">
                <text:p>6399937</text:p>
              </table:table-cell>
              <table:table-cell office:value-type="float" office:value="40959193603969">
                <text:p>40959193603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9936">
                <text:p>6499936</text:p>
              </table:table-cell>
              <table:table-cell office:value-type="float" office:value="101966464.788928">
                <text:p>101966464.788928</text:p>
              </table:table-cell>
              <table:table-cell office:value-type="float" office:value="6499936">
                <text:p>6499936</text:p>
              </table:table-cell>
              <table:table-cell office:value-type="float" office:value="6499936">
                <text:p>6499936</text:p>
              </table:table-cell>
              <table:table-cell office:value-type="float" office:value="6499936">
                <text:p>6499936</text:p>
              </table:table-cell>
              <table:table-cell office:value-type="float" office:value="42249168004096">
                <text:p>42249168004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9935">
                <text:p>6599935</text:p>
              </table:table-cell>
              <table:table-cell office:value-type="float" office:value="103635943.698785">
                <text:p>103635943.698785</text:p>
              </table:table-cell>
              <table:table-cell office:value-type="float" office:value="6599935">
                <text:p>6599935</text:p>
              </table:table-cell>
              <table:table-cell office:value-type="float" office:value="6599935">
                <text:p>6599935</text:p>
              </table:table-cell>
              <table:table-cell office:value-type="float" office:value="6599935">
                <text:p>6599935</text:p>
              </table:table-cell>
              <table:table-cell office:value-type="float" office:value="43559142004225">
                <text:p>43559142004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9934">
                <text:p>6699934</text:p>
              </table:table-cell>
              <table:table-cell office:value-type="float" office:value="105306937.802752">
                <text:p>105306937.802752</text:p>
              </table:table-cell>
              <table:table-cell office:value-type="float" office:value="6699934">
                <text:p>6699934</text:p>
              </table:table-cell>
              <table:table-cell office:value-type="float" office:value="6699934">
                <text:p>6699934</text:p>
              </table:table-cell>
              <table:table-cell office:value-type="float" office:value="6699934">
                <text:p>6699934</text:p>
              </table:table-cell>
              <table:table-cell office:value-type="float" office:value="44889115604356">
                <text:p>44889115604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9933">
                <text:p>6799933</text:p>
              </table:table-cell>
              <table:table-cell office:value-type="float" office:value="106979424.484303">
                <text:p>106979424.484303</text:p>
              </table:table-cell>
              <table:table-cell office:value-type="float" office:value="6799933">
                <text:p>6799933</text:p>
              </table:table-cell>
              <table:table-cell office:value-type="float" office:value="6799933">
                <text:p>6799933</text:p>
              </table:table-cell>
              <table:table-cell office:value-type="float" office:value="6799933">
                <text:p>6799933</text:p>
              </table:table-cell>
              <table:table-cell office:value-type="float" office:value="46239088804489">
                <text:p>46239088804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9932">
                <text:p>6899932</text:p>
              </table:table-cell>
              <table:table-cell office:value-type="float" office:value="108653381.792177">
                <text:p>108653381.792177</text:p>
              </table:table-cell>
              <table:table-cell office:value-type="float" office:value="6899932">
                <text:p>6899932</text:p>
              </table:table-cell>
              <table:table-cell office:value-type="float" office:value="6899932">
                <text:p>6899932</text:p>
              </table:table-cell>
              <table:table-cell office:value-type="float" office:value="6899932">
                <text:p>6899932</text:p>
              </table:table-cell>
              <table:table-cell office:value-type="float" office:value="47609061604624">
                <text:p>47609061604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9931">
                <text:p>6999931</text:p>
              </table:table-cell>
              <table:table-cell office:value-type="float" office:value="110328788.411448">
                <text:p>110328788.411448</text:p>
              </table:table-cell>
              <table:table-cell office:value-type="float" office:value="6999931">
                <text:p>6999931</text:p>
              </table:table-cell>
              <table:table-cell office:value-type="float" office:value="6999931">
                <text:p>6999931</text:p>
              </table:table-cell>
              <table:table-cell office:value-type="float" office:value="6999931">
                <text:p>6999931</text:p>
              </table:table-cell>
              <table:table-cell office:value-type="float" office:value="48999034004761">
                <text:p>48999034004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9930">
                <text:p>7099930</text:p>
              </table:table-cell>
              <table:table-cell office:value-type="float" office:value="112005623.636253">
                <text:p>112005623.636253</text:p>
              </table:table-cell>
              <table:table-cell office:value-type="float" office:value="7099930">
                <text:p>7099930</text:p>
              </table:table-cell>
              <table:table-cell office:value-type="float" office:value="7099930">
                <text:p>7099930</text:p>
              </table:table-cell>
              <table:table-cell office:value-type="float" office:value="7099930">
                <text:p>7099930</text:p>
              </table:table-cell>
              <table:table-cell office:value-type="float" office:value="50409006004900">
                <text:p>504090060049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9929">
                <text:p>7199929</text:p>
              </table:table-cell>
              <table:table-cell office:value-type="float" office:value="113683867.344049">
                <text:p>113683867.344049</text:p>
              </table:table-cell>
              <table:table-cell office:value-type="float" office:value="7199929">
                <text:p>7199929</text:p>
              </table:table-cell>
              <table:table-cell office:value-type="float" office:value="7199929">
                <text:p>7199929</text:p>
              </table:table-cell>
              <table:table-cell office:value-type="float" office:value="7199929">
                <text:p>7199929</text:p>
              </table:table-cell>
              <table:table-cell office:value-type="float" office:value="51838977605041">
                <text:p>51838977605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9928">
                <text:p>7299928</text:p>
              </table:table-cell>
              <table:table-cell office:value-type="float" office:value="115363499.971308">
                <text:p>115363499.971308</text:p>
              </table:table-cell>
              <table:table-cell office:value-type="float" office:value="7299928">
                <text:p>7299928</text:p>
              </table:table-cell>
              <table:table-cell office:value-type="float" office:value="7299928">
                <text:p>7299928</text:p>
              </table:table-cell>
              <table:table-cell office:value-type="float" office:value="7299928">
                <text:p>7299928</text:p>
              </table:table-cell>
              <table:table-cell office:value-type="float" office:value="53288948805184">
                <text:p>53288948805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9927">
                <text:p>7399927</text:p>
              </table:table-cell>
              <table:table-cell office:value-type="float" office:value="117044502.49054">
                <text:p>117044502.49054</text:p>
              </table:table-cell>
              <table:table-cell office:value-type="float" office:value="7399927">
                <text:p>7399927</text:p>
              </table:table-cell>
              <table:table-cell office:value-type="float" office:value="7399927">
                <text:p>7399927</text:p>
              </table:table-cell>
              <table:table-cell office:value-type="float" office:value="7399927">
                <text:p>7399927</text:p>
              </table:table-cell>
              <table:table-cell office:value-type="float" office:value="54758919605329">
                <text:p>54758919605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9926">
                <text:p>7499926</text:p>
              </table:table-cell>
              <table:table-cell office:value-type="float" office:value="118726856.388559">
                <text:p>118726856.388559</text:p>
              </table:table-cell>
              <table:table-cell office:value-type="float" office:value="7499926">
                <text:p>7499926</text:p>
              </table:table-cell>
              <table:table-cell office:value-type="float" office:value="7499926">
                <text:p>7499926</text:p>
              </table:table-cell>
              <table:table-cell office:value-type="float" office:value="7499926">
                <text:p>7499926</text:p>
              </table:table-cell>
              <table:table-cell office:value-type="float" office:value="56248890005476">
                <text:p>56248890005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9925">
                <text:p>7599925</text:p>
              </table:table-cell>
              <table:table-cell office:value-type="float" office:value="120410543.64591">
                <text:p>120410543.64591</text:p>
              </table:table-cell>
              <table:table-cell office:value-type="float" office:value="7599925">
                <text:p>7599925</text:p>
              </table:table-cell>
              <table:table-cell office:value-type="float" office:value="7599925">
                <text:p>7599925</text:p>
              </table:table-cell>
              <table:table-cell office:value-type="float" office:value="7599925">
                <text:p>7599925</text:p>
              </table:table-cell>
              <table:table-cell office:value-type="float" office:value="57758860005625">
                <text:p>57758860005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9924">
                <text:p>7699924</text:p>
              </table:table-cell>
              <table:table-cell office:value-type="float" office:value="122095546.717372">
                <text:p>122095546.717372</text:p>
              </table:table-cell>
              <table:table-cell office:value-type="float" office:value="7699924">
                <text:p>7699924</text:p>
              </table:table-cell>
              <table:table-cell office:value-type="float" office:value="7699924">
                <text:p>7699924</text:p>
              </table:table-cell>
              <table:table-cell office:value-type="float" office:value="7699924">
                <text:p>7699924</text:p>
              </table:table-cell>
              <table:table-cell office:value-type="float" office:value="59288829605776">
                <text:p>59288829605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9923">
                <text:p>7799923</text:p>
              </table:table-cell>
              <table:table-cell office:value-type="float" office:value="123781848.513486">
                <text:p>123781848.513486</text:p>
              </table:table-cell>
              <table:table-cell office:value-type="float" office:value="7799923">
                <text:p>7799923</text:p>
              </table:table-cell>
              <table:table-cell office:value-type="float" office:value="7799923">
                <text:p>7799923</text:p>
              </table:table-cell>
              <table:table-cell office:value-type="float" office:value="7799923">
                <text:p>7799923</text:p>
              </table:table-cell>
              <table:table-cell office:value-type="float" office:value="60838798805929">
                <text:p>60838798805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9922">
                <text:p>7899922</text:p>
              </table:table-cell>
              <table:table-cell office:value-type="float" office:value="125469432.383021">
                <text:p>125469432.383021</text:p>
              </table:table-cell>
              <table:table-cell office:value-type="float" office:value="7899922">
                <text:p>7899922</text:p>
              </table:table-cell>
              <table:table-cell office:value-type="float" office:value="7899922">
                <text:p>7899922</text:p>
              </table:table-cell>
              <table:table-cell office:value-type="float" office:value="7899922">
                <text:p>7899922</text:p>
              </table:table-cell>
              <table:table-cell office:value-type="float" office:value="62408767606084">
                <text:p>62408767606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9921">
                <text:p>7999921</text:p>
              </table:table-cell>
              <table:table-cell office:value-type="float" office:value="127158282.096327">
                <text:p>127158282.096327</text:p>
              </table:table-cell>
              <table:table-cell office:value-type="float" office:value="7999921">
                <text:p>7999921</text:p>
              </table:table-cell>
              <table:table-cell office:value-type="float" office:value="7999921">
                <text:p>7999921</text:p>
              </table:table-cell>
              <table:table-cell office:value-type="float" office:value="7999921">
                <text:p>7999921</text:p>
              </table:table-cell>
              <table:table-cell office:value-type="float" office:value="63998736006241">
                <text:p>63998736006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9920">
                <text:p>8099920</text:p>
              </table:table-cell>
              <table:table-cell office:value-type="float" office:value="128848381.829531">
                <text:p>128848381.829531</text:p>
              </table:table-cell>
              <table:table-cell office:value-type="float" office:value="8099920">
                <text:p>8099920</text:p>
              </table:table-cell>
              <table:table-cell office:value-type="float" office:value="8099920">
                <text:p>8099920</text:p>
              </table:table-cell>
              <table:table-cell office:value-type="float" office:value="8099920">
                <text:p>8099920</text:p>
              </table:table-cell>
              <table:table-cell office:value-type="float" office:value="65608704006400">
                <text:p>656087040064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9919">
                <text:p>8199919</text:p>
              </table:table-cell>
              <table:table-cell office:value-type="float" office:value="130539716.149501">
                <text:p>130539716.149501</text:p>
              </table:table-cell>
              <table:table-cell office:value-type="float" office:value="8199919">
                <text:p>8199919</text:p>
              </table:table-cell>
              <table:table-cell office:value-type="float" office:value="8199919">
                <text:p>8199919</text:p>
              </table:table-cell>
              <table:table-cell office:value-type="float" office:value="8199919">
                <text:p>8199919</text:p>
              </table:table-cell>
              <table:table-cell office:value-type="float" office:value="67238671606561">
                <text:p>67238671606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9918">
                <text:p>8299918</text:p>
              </table:table-cell>
              <table:table-cell office:value-type="float" office:value="132232269.999552">
                <text:p>132232269.999552</text:p>
              </table:table-cell>
              <table:table-cell office:value-type="float" office:value="8299918">
                <text:p>8299918</text:p>
              </table:table-cell>
              <table:table-cell office:value-type="float" office:value="8299918">
                <text:p>8299918</text:p>
              </table:table-cell>
              <table:table-cell office:value-type="float" office:value="8299918">
                <text:p>8299918</text:p>
              </table:table-cell>
              <table:table-cell office:value-type="float" office:value="68888638806724">
                <text:p>68888638806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99917">
                <text:p>8399917</text:p>
              </table:table-cell>
              <table:table-cell office:value-type="float" office:value="133926028.685836">
                <text:p>133926028.685836</text:p>
              </table:table-cell>
              <table:table-cell office:value-type="float" office:value="8399917">
                <text:p>8399917</text:p>
              </table:table-cell>
              <table:table-cell office:value-type="float" office:value="8399917">
                <text:p>8399917</text:p>
              </table:table-cell>
              <table:table-cell office:value-type="float" office:value="8399917">
                <text:p>8399917</text:p>
              </table:table-cell>
              <table:table-cell office:value-type="float" office:value="70558605606889">
                <text:p>70558605606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9916">
                <text:p>8499916</text:p>
              </table:table-cell>
              <table:table-cell office:value-type="float" office:value="135620977.864385">
                <text:p>135620977.864385</text:p>
              </table:table-cell>
              <table:table-cell office:value-type="float" office:value="8499916">
                <text:p>8499916</text:p>
              </table:table-cell>
              <table:table-cell office:value-type="float" office:value="8499916">
                <text:p>8499916</text:p>
              </table:table-cell>
              <table:table-cell office:value-type="float" office:value="8499916">
                <text:p>8499916</text:p>
              </table:table-cell>
              <table:table-cell office:value-type="float" office:value="72248572007056">
                <text:p>72248572007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99915">
                <text:p>8599915</text:p>
              </table:table-cell>
              <table:table-cell office:value-type="float" office:value="137317103.528759">
                <text:p>137317103.528759</text:p>
              </table:table-cell>
              <table:table-cell office:value-type="float" office:value="8599915">
                <text:p>8599915</text:p>
              </table:table-cell>
              <table:table-cell office:value-type="float" office:value="8599915">
                <text:p>8599915</text:p>
              </table:table-cell>
              <table:table-cell office:value-type="float" office:value="8599915">
                <text:p>8599915</text:p>
              </table:table-cell>
              <table:table-cell office:value-type="float" office:value="73958538007225">
                <text:p>73958538007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9914">
                <text:p>8699914</text:p>
              </table:table-cell>
              <table:table-cell office:value-type="float" office:value="139014391.998273">
                <text:p>139014391.998273</text:p>
              </table:table-cell>
              <table:table-cell office:value-type="float" office:value="8699914">
                <text:p>8699914</text:p>
              </table:table-cell>
              <table:table-cell office:value-type="float" office:value="8699914">
                <text:p>8699914</text:p>
              </table:table-cell>
              <table:table-cell office:value-type="float" office:value="8699914">
                <text:p>8699914</text:p>
              </table:table-cell>
              <table:table-cell office:value-type="float" office:value="75688503607396">
                <text:p>75688503607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9913">
                <text:p>8799913</text:p>
              </table:table-cell>
              <table:table-cell office:value-type="float" office:value="140712829.906758">
                <text:p>140712829.906758</text:p>
              </table:table-cell>
              <table:table-cell office:value-type="float" office:value="8799913">
                <text:p>8799913</text:p>
              </table:table-cell>
              <table:table-cell office:value-type="float" office:value="8799913">
                <text:p>8799913</text:p>
              </table:table-cell>
              <table:table-cell office:value-type="float" office:value="8799913">
                <text:p>8799913</text:p>
              </table:table-cell>
              <table:table-cell office:value-type="float" office:value="77438468807569">
                <text:p>77438468807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9912">
                <text:p>8899912</text:p>
              </table:table-cell>
              <table:table-cell office:value-type="float" office:value="142412404.191845">
                <text:p>142412404.191845</text:p>
              </table:table-cell>
              <table:table-cell office:value-type="float" office:value="8899912">
                <text:p>8899912</text:p>
              </table:table-cell>
              <table:table-cell office:value-type="float" office:value="8899912">
                <text:p>8899912</text:p>
              </table:table-cell>
              <table:table-cell office:value-type="float" office:value="8899912">
                <text:p>8899912</text:p>
              </table:table-cell>
              <table:table-cell office:value-type="float" office:value="79208433607744">
                <text:p>79208433607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9911">
                <text:p>8999911</text:p>
              </table:table-cell>
              <table:table-cell office:value-type="float" office:value="144113102.084717">
                <text:p>144113102.084717</text:p>
              </table:table-cell>
              <table:table-cell office:value-type="float" office:value="8999911">
                <text:p>8999911</text:p>
              </table:table-cell>
              <table:table-cell office:value-type="float" office:value="8999911">
                <text:p>8999911</text:p>
              </table:table-cell>
              <table:table-cell office:value-type="float" office:value="8999911">
                <text:p>8999911</text:p>
              </table:table-cell>
              <table:table-cell office:value-type="float" office:value="80998398007921">
                <text:p>80998398007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9910">
                <text:p>9099910</text:p>
              </table:table-cell>
              <table:table-cell office:value-type="float" office:value="145814911.10033">
                <text:p>145814911.10033</text:p>
              </table:table-cell>
              <table:table-cell office:value-type="float" office:value="9099910">
                <text:p>9099910</text:p>
              </table:table-cell>
              <table:table-cell office:value-type="float" office:value="9099910">
                <text:p>9099910</text:p>
              </table:table-cell>
              <table:table-cell office:value-type="float" office:value="9099910">
                <text:p>9099910</text:p>
              </table:table-cell>
              <table:table-cell office:value-type="float" office:value="82808362008100">
                <text:p>828083620081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99909">
                <text:p>9199909</text:p>
              </table:table-cell>
              <table:table-cell office:value-type="float" office:value="147517819.02805">
                <text:p>147517819.02805</text:p>
              </table:table-cell>
              <table:table-cell office:value-type="float" office:value="9199909">
                <text:p>9199909</text:p>
              </table:table-cell>
              <table:table-cell office:value-type="float" office:value="9199909">
                <text:p>9199909</text:p>
              </table:table-cell>
              <table:table-cell office:value-type="float" office:value="9199909">
                <text:p>9199909</text:p>
              </table:table-cell>
              <table:table-cell office:value-type="float" office:value="84638325608281">
                <text:p>84638325608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9908">
                <text:p>9299908</text:p>
              </table:table-cell>
              <table:table-cell office:value-type="float" office:value="149221813.922707">
                <text:p>149221813.922707</text:p>
              </table:table-cell>
              <table:table-cell office:value-type="float" office:value="9299908">
                <text:p>9299908</text:p>
              </table:table-cell>
              <table:table-cell office:value-type="float" office:value="9299908">
                <text:p>9299908</text:p>
              </table:table-cell>
              <table:table-cell office:value-type="float" office:value="9299908">
                <text:p>9299908</text:p>
              </table:table-cell>
              <table:table-cell office:value-type="float" office:value="86488288808464">
                <text:p>86488288808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99907">
                <text:p>9399907</text:p>
              </table:table-cell>
              <table:table-cell office:value-type="float" office:value="150926884.096035">
                <text:p>150926884.096035</text:p>
              </table:table-cell>
              <table:table-cell office:value-type="float" office:value="9399907">
                <text:p>9399907</text:p>
              </table:table-cell>
              <table:table-cell office:value-type="float" office:value="9399907">
                <text:p>9399907</text:p>
              </table:table-cell>
              <table:table-cell office:value-type="float" office:value="9399907">
                <text:p>9399907</text:p>
              </table:table-cell>
              <table:table-cell office:value-type="float" office:value="88358251608649">
                <text:p>88358251608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9906">
                <text:p>9499906</text:p>
              </table:table-cell>
              <table:table-cell office:value-type="float" office:value="152633018.108466">
                <text:p>152633018.108466</text:p>
              </table:table-cell>
              <table:table-cell office:value-type="float" office:value="9499906">
                <text:p>9499906</text:p>
              </table:table-cell>
              <table:table-cell office:value-type="float" office:value="9499906">
                <text:p>9499906</text:p>
              </table:table-cell>
              <table:table-cell office:value-type="float" office:value="9499906">
                <text:p>9499906</text:p>
              </table:table-cell>
              <table:table-cell office:value-type="float" office:value="90248214008836">
                <text:p>90248214008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99905">
                <text:p>9599905</text:p>
              </table:table-cell>
              <table:table-cell office:value-type="float" office:value="154340204.761278">
                <text:p>154340204.761278</text:p>
              </table:table-cell>
              <table:table-cell office:value-type="float" office:value="9599905">
                <text:p>9599905</text:p>
              </table:table-cell>
              <table:table-cell office:value-type="float" office:value="9599905">
                <text:p>9599905</text:p>
              </table:table-cell>
              <table:table-cell office:value-type="float" office:value="9599905">
                <text:p>9599905</text:p>
              </table:table-cell>
              <table:table-cell office:value-type="float" office:value="92158176009025">
                <text:p>92158176009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9904">
                <text:p>9699904</text:p>
              </table:table-cell>
              <table:table-cell office:value-type="float" office:value="156048433.089071">
                <text:p>156048433.089071</text:p>
              </table:table-cell>
              <table:table-cell office:value-type="float" office:value="9699904">
                <text:p>9699904</text:p>
              </table:table-cell>
              <table:table-cell office:value-type="float" office:value="9699904">
                <text:p>9699904</text:p>
              </table:table-cell>
              <table:table-cell office:value-type="float" office:value="9699904">
                <text:p>9699904</text:p>
              </table:table-cell>
              <table:table-cell office:value-type="float" office:value="94088137609216">
                <text:p>94088137609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9903">
                <text:p>9799903</text:p>
              </table:table-cell>
              <table:table-cell office:value-type="float" office:value="157757692.352544">
                <text:p>157757692.352544</text:p>
              </table:table-cell>
              <table:table-cell office:value-type="float" office:value="9799903">
                <text:p>9799903</text:p>
              </table:table-cell>
              <table:table-cell office:value-type="float" office:value="9799903">
                <text:p>9799903</text:p>
              </table:table-cell>
              <table:table-cell office:value-type="float" office:value="9799903">
                <text:p>9799903</text:p>
              </table:table-cell>
              <table:table-cell office:value-type="float" office:value="96038098809409">
                <text:p>96038098809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9902">
                <text:p>9899902</text:p>
              </table:table-cell>
              <table:table-cell office:value-type="float" office:value="159467972.031582">
                <text:p>159467972.031582</text:p>
              </table:table-cell>
              <table:table-cell office:value-type="float" office:value="9899902">
                <text:p>9899902</text:p>
              </table:table-cell>
              <table:table-cell office:value-type="float" office:value="9899902">
                <text:p>9899902</text:p>
              </table:table-cell>
              <table:table-cell office:value-type="float" office:value="9899902">
                <text:p>9899902</text:p>
              </table:table-cell>
              <table:table-cell office:value-type="float" office:value="98008059609604">
                <text:p>98008059609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9901">
                <text:p>9999901</text:p>
              </table:table-cell>
              <table:table-cell office:value-type="float" office:value="161179261.818604">
                <text:p>161179261.818604</text:p>
              </table:table-cell>
              <table:table-cell office:value-type="float" office:value="9999901">
                <text:p>9999901</text:p>
              </table:table-cell>
              <table:table-cell office:value-type="float" office:value="9999901">
                <text:p>9999901</text:p>
              </table:table-cell>
              <table:table-cell office:value-type="float" office:value="9999901">
                <text:p>9999901</text:p>
              </table:table-cell>
              <table:table-cell office:value-type="float" office:value="99998020009801">
                <text:p>99998020009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9900">
                <text:p>10099900</text:p>
              </table:table-cell>
              <table:table-cell office:value-type="float" office:value="162891551.612193">
                <text:p>162891551.612193</text:p>
              </table:table-cell>
              <table:table-cell office:value-type="float" office:value="10099900">
                <text:p>10099900</text:p>
              </table:table-cell>
              <table:table-cell office:value-type="float" office:value="10099900">
                <text:p>10099900</text:p>
              </table:table-cell>
              <table:table-cell office:value-type="float" office:value="10099900">
                <text:p>10099900</text:p>
              </table:table-cell>
              <table:table-cell office:value-type="float" office:value="102007980010000">
                <text:p>10200798001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99899">
                <text:p>10199899</text:p>
              </table:table-cell>
              <table:table-cell office:value-type="float" office:value="164604831.51097">
                <text:p>164604831.51097</text:p>
              </table:table-cell>
              <table:table-cell office:value-type="float" office:value="10199899">
                <text:p>10199899</text:p>
              </table:table-cell>
              <table:table-cell office:value-type="float" office:value="10199899">
                <text:p>10199899</text:p>
              </table:table-cell>
              <table:table-cell office:value-type="float" office:value="10199899">
                <text:p>10199899</text:p>
              </table:table-cell>
              <table:table-cell office:value-type="float" office:value="104037939610201">
                <text:p>1040379396102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>
        <chart:symbol-image xlink:href="Pictures/2000000D000000DF000000DF3D941C62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>
        <chart:symbol-image xlink:href="Pictures/2000000D000000DF000000DFF00A41FE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6cm" svg:height="9.015cm" xlink:href=".." xlink:type="simple" chart:class="chart:scatter" chart:style-name="ch1">
        <chart:title svg:x="6.529cm" svg:y="0.316cm" chart:style-name="ch2">
          <text:p>Sortowanie szybkie</text:p>
        </chart:title>
        <chart:legend chart:legend-position="end" svg:x="15.09cm" svg:y="3.147cm" style:legend-expansion="high" chart:style-name="ch3"/>
        <chart:plot-area chart:style-name="ch4" table:cell-range-address="Arkusz1.A42:Arkusz1.B44 Arkusz1.A40:Arkusz1.B40 Arkusz1.B45:Arkusz1.B50 Arkusz1.C50:Arkusz1.C50 Arkusz1.A52:Arkusz1.C153 Arkusz1.A50:Arkusz1.A50" chart:data-source-has-labels="row" svg:x="-0.185cm" svg:y="1.562cm" svg:width="16.389cm" svg:height="6.777cm">
          <chartooo:coordinate-region svg:x="3.215cm" svg:y="1.774cm" svg:width="12.154cm" svg:height="5.8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B42:Arkusz1.B44" chart:label-cell-address="Arkusz1.A40:Arkusz1.A40" chart:class="chart:scatter">
            <chart:domain table:cell-range-address="Arkusz1.A42:Arkusz1.A44"/>
            <chart:data-point chart:repeated="3"/>
          </chart:series>
          <chart:series chart:style-name="ch8" chart:values-cell-range-address="Arkusz1.B45:Arkusz1.B49" chart:label-cell-address="Arkusz1.B40:Arkusz1.B40" chart:class="chart:scatter">
            <chart:domain table:cell-range-address="Arkusz1.A45:Arkusz1.A49"/>
            <chart:data-point chart:repeated="5"/>
          </chart:series>
          <chart:series chart:style-name="ch9" chart:values-cell-range-address="Arkusz1.C52:Arkusz1.C153" chart:label-cell-address="Arkusz1.C50:Arkusz1.C50" chart:class="chart:scatter">
            <chart:domain table:cell-range-address="Arkusz1.A52:Arkusz1.A153"/>
            <chart:data-point chart:repeated="102"/>
          </chart:series>
          <chart:series chart:style-name="ch10" chart:values-cell-range-address="Arkusz1.A52:Arkusz1.A153" chart:label-cell-address="Arkusz1.A50:Arkusz1.A50" chart:class="chart:scatter">
            <chart:domain table:cell-range-address="Arkusz1.A52:Arkusz1.A153"/>
            <chart:data-point chart:repeated="102"/>
          </chart:series>
          <chart:series chart:style-name="ch11" chart:values-cell-range-address="Arkusz1.B52:Arkusz1.B153" chart:label-cell-address="Arkusz1.B50:Arkusz1.B50" chart:class="chart:scatter">
            <chart:domain table:cell-range-address="Arkusz1.A52:Arkusz1.A153"/>
            <chart:data-point chart:repeated="10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Dobry</text:p>
                <draw:g>
                  <svg:desc>Arkusz1.A40:Arkusz1.A4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Gorszy</text:p>
                <draw:g>
                  <svg:desc>Arkusz1.B40:Arkusz1.B4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C50:Arkusz1.C5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50:Arkusz1.A5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N</text:p>
                <draw:g>
                  <svg:desc>Arkusz1.B50:Arkusz1.B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Arkusz1.A42:Arkusz1.A44</svg:desc>
                </draw:g>
              </table:table-cell>
              <table:table-cell office:value-type="float" office:value="0.485">
                <text:p>0.485</text:p>
                <draw:g>
                  <svg:desc>Arkusz1.B42:Arkusz1.B44</svg:desc>
                </draw:g>
              </table:table-cell>
              <table:table-cell office:value-type="float" office:value="100000">
                <text:p>100000</text:p>
                <draw:g>
                  <svg:desc>Arkusz1.A45:Arkusz1.A49</svg:desc>
                </draw:g>
              </table:table-cell>
              <table:table-cell office:value-type="float" office:value="0.015">
                <text:p>0.015</text:p>
                <draw:g>
                  <svg:desc>Arkusz1.B45:Arkusz1.B49</svg:desc>
                </draw:g>
              </table:table-cell>
              <table:table-cell office:value-type="float" office:value="100000">
                <text:p>100000</text:p>
                <draw:g>
                  <svg:desc>Arkusz1.A52:Arkusz1.A153</svg:desc>
                </draw:g>
              </table:table-cell>
              <table:table-cell office:value-type="float" office:value="10000000000">
                <text:p>10000000000</text:p>
                <draw:g>
                  <svg:desc>Arkusz1.C52:Arkusz1.C153</svg:desc>
                </draw:g>
              </table:table-cell>
              <table:table-cell office:value-type="float" office:value="100000">
                <text:p>100000</text:p>
                <draw:g>
                  <svg:desc>Arkusz1.A52:Arkusz1.A153</svg:desc>
                </draw:g>
              </table:table-cell>
              <table:table-cell office:value-type="float" office:value="100000">
                <text:p>100000</text:p>
                <draw:g>
                  <svg:desc>Arkusz1.A52:Arkusz1.A153</svg:desc>
                </draw:g>
              </table:table-cell>
              <table:table-cell office:value-type="float" office:value="100000">
                <text:p>100000</text:p>
                <draw:g>
                  <svg:desc>Arkusz1.A52:Arkusz1.A153</svg:desc>
                </draw:g>
              </table:table-cell>
              <table:table-cell office:value-type="float" office:value="1151292.54649702">
                <text:p>1151292.54649702</text:p>
                <draw:g>
                  <svg:desc>Arkusz1.B52:Arkusz1.B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578">
                <text:p>0.578</text:p>
              </table:table-cell>
              <table:table-cell office:value-type="float" office:value="100000">
                <text:p>100000</text:p>
              </table:table-cell>
              <table:table-cell office:value-type="float" office:value="0.016">
                <text:p>0.016</text:p>
              </table:table-cell>
              <table:table-cell office:value-type="float" office:value="199999">
                <text:p>199999</text:p>
              </table:table-cell>
              <table:table-cell office:value-type="float" office:value="39999600001">
                <text:p>39999600001</text:p>
              </table:table-cell>
              <table:table-cell office:value-type="float" office:value="199999">
                <text:p>199999</text:p>
              </table:table-cell>
              <table:table-cell office:value-type="float" office:value="199999">
                <text:p>199999</text:p>
              </table:table-cell>
              <table:table-cell office:value-type="float" office:value="199999">
                <text:p>199999</text:p>
              </table:table-cell>
              <table:table-cell office:value-type="float" office:value="2441201.32303589">
                <text:p>2441201.32303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">
                <text:p>10000000</text:p>
              </table:table-cell>
              <table:table-cell office:value-type="float" office:value="5.703">
                <text:p>5.703</text:p>
              </table:table-cell>
              <table:table-cell office:value-type="float" office:value="1000000">
                <text:p>1000000</text:p>
              </table:table-cell>
              <table:table-cell office:value-type="float" office:value="0.25">
                <text:p>0.25</text:p>
              </table:table-cell>
              <table:table-cell office:value-type="float" office:value="299998">
                <text:p>299998</text:p>
              </table:table-cell>
              <table:table-cell office:value-type="float" office:value="89998800004">
                <text:p>89998800004</text:p>
              </table:table-cell>
              <table:table-cell office:value-type="float" office:value="299998">
                <text:p>299998</text:p>
              </table:table-cell>
              <table:table-cell office:value-type="float" office:value="299998">
                <text:p>299998</text:p>
              </table:table-cell>
              <table:table-cell office:value-type="float" office:value="299998">
                <text:p>299998</text:p>
              </table:table-cell>
              <table:table-cell office:value-type="float" office:value="3783434.10302266">
                <text:p>3783434.10302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0.297">
                <text:p>0.297</text:p>
              </table:table-cell>
              <table:table-cell office:value-type="float" office:value="399997">
                <text:p>399997</text:p>
              </table:table-cell>
              <table:table-cell office:value-type="float" office:value="159997600009">
                <text:p>159997600009</text:p>
              </table:table-cell>
              <table:table-cell office:value-type="float" office:value="399997">
                <text:p>399997</text:p>
              </table:table-cell>
              <table:table-cell office:value-type="float" office:value="399997">
                <text:p>399997</text:p>
              </table:table-cell>
              <table:table-cell office:value-type="float" office:value="399997">
                <text:p>399997</text:p>
              </table:table-cell>
              <table:table-cell office:value-type="float" office:value="5159646.23278782">
                <text:p>5159646.23278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2.671">
                <text:p>2.671</text:p>
              </table:table-cell>
              <table:table-cell office:value-type="float" office:value="499996">
                <text:p>499996</text:p>
              </table:table-cell>
              <table:table-cell office:value-type="float" office:value="249996000016">
                <text:p>249996000016</text:p>
              </table:table-cell>
              <table:table-cell office:value-type="float" office:value="499996">
                <text:p>499996</text:p>
              </table:table-cell>
              <table:table-cell office:value-type="float" office:value="499996">
                <text:p>499996</text:p>
              </table:table-cell>
              <table:table-cell office:value-type="float" office:value="499996">
                <text:p>499996</text:p>
              </table:table-cell>
              <table:table-cell office:value-type="float" office:value="6561125.19926465">
                <text:p>6561125.19926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995">
                <text:p>599995</text:p>
              </table:table-cell>
              <table:table-cell office:value-type="float" office:value="359994000025">
                <text:p>359994000025</text:p>
              </table:table-cell>
              <table:table-cell office:value-type="float" office:value="599995">
                <text:p>599995</text:p>
              </table:table-cell>
              <table:table-cell office:value-type="float" office:value="599995">
                <text:p>599995</text:p>
              </table:table-cell>
              <table:table-cell office:value-type="float" office:value="599995">
                <text:p>599995</text:p>
              </table:table-cell>
              <table:table-cell office:value-type="float" office:value="7982739.43711513">
                <text:p>7982739.4371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994">
                <text:p>699994</text:p>
              </table:table-cell>
              <table:table-cell office:value-type="float" office:value="489991600036">
                <text:p>489991600036</text:p>
              </table:table-cell>
              <table:table-cell office:value-type="float" office:value="699994">
                <text:p>699994</text:p>
              </table:table-cell>
              <table:table-cell office:value-type="float" office:value="699994">
                <text:p>699994</text:p>
              </table:table-cell>
              <table:table-cell office:value-type="float" office:value="699994">
                <text:p>699994</text:p>
              </table:table-cell>
              <table:table-cell office:value-type="float" office:value="9421098.17682991">
                <text:p>9421098.17682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993">
                <text:p>799993</text:p>
              </table:table-cell>
              <table:table-cell office:value-type="float" office:value="639988800049">
                <text:p>639988800049</text:p>
              </table:table-cell>
              <table:table-cell office:value-type="float" office:value="799993">
                <text:p>799993</text:p>
              </table:table-cell>
              <table:table-cell office:value-type="float" office:value="799993">
                <text:p>799993</text:p>
              </table:table-cell>
              <table:table-cell office:value-type="float" office:value="799993">
                <text:p>799993</text:p>
              </table:table-cell>
              <table:table-cell office:value-type="float" office:value="10873791.4587816">
                <text:p>10873791.4587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992">
                <text:p>899992</text:p>
              </table:table-cell>
              <table:table-cell office:value-type="float" office:value="809985600064">
                <text:p>809985600064</text:p>
              </table:table-cell>
              <table:table-cell office:value-type="float" office:value="899992">
                <text:p>899992</text:p>
              </table:table-cell>
              <table:table-cell office:value-type="float" office:value="899992">
                <text:p>899992</text:p>
              </table:table-cell>
              <table:table-cell office:value-type="float" office:value="899992">
                <text:p>899992</text:p>
              </table:table-cell>
              <table:table-cell office:value-type="float" office:value="12339017.356911">
                <text:p>12339017.356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991">
                <text:p>999991</text:p>
              </table:table-cell>
              <table:table-cell office:value-type="float" office:value="999982000081">
                <text:p>999982000081</text:p>
              </table:table-cell>
              <table:table-cell office:value-type="float" office:value="999991">
                <text:p>999991</text:p>
              </table:table-cell>
              <table:table-cell office:value-type="float" office:value="999991">
                <text:p>999991</text:p>
              </table:table-cell>
              <table:table-cell office:value-type="float" office:value="999991">
                <text:p>999991</text:p>
              </table:table-cell>
              <table:table-cell office:value-type="float" office:value="13815377.2184098">
                <text:p>13815377.2184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990">
                <text:p>1099990</text:p>
              </table:table-cell>
              <table:table-cell office:value-type="float" office:value="1209978000100">
                <text:p>1209978000100</text:p>
              </table:table-cell>
              <table:table-cell office:value-type="float" office:value="1099990">
                <text:p>1099990</text:p>
              </table:table-cell>
              <table:table-cell office:value-type="float" office:value="1099990">
                <text:p>1099990</text:p>
              </table:table-cell>
              <table:table-cell office:value-type="float" office:value="1099990">
                <text:p>1099990</text:p>
              </table:table-cell>
              <table:table-cell office:value-type="float" office:value="15301753.7033835">
                <text:p>15301753.7033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9989">
                <text:p>1199989</text:p>
              </table:table-cell>
              <table:table-cell office:value-type="float" office:value="1439973600121">
                <text:p>1439973600121</text:p>
              </table:table-cell>
              <table:table-cell office:value-type="float" office:value="1199989">
                <text:p>1199989</text:p>
              </table:table-cell>
              <table:table-cell office:value-type="float" office:value="1199989">
                <text:p>1199989</text:p>
              </table:table-cell>
              <table:table-cell office:value-type="float" office:value="1199989">
                <text:p>1199989</text:p>
              </table:table-cell>
              <table:table-cell office:value-type="float" office:value="16797233.561607">
                <text:p>16797233.561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9988">
                <text:p>1299988</text:p>
              </table:table-cell>
              <table:table-cell office:value-type="float" office:value="1689968800144">
                <text:p>1689968800144</text:p>
              </table:table-cell>
              <table:table-cell office:value-type="float" office:value="1299988">
                <text:p>1299988</text:p>
              </table:table-cell>
              <table:table-cell office:value-type="float" office:value="1299988">
                <text:p>1299988</text:p>
              </table:table-cell>
              <table:table-cell office:value-type="float" office:value="1299988">
                <text:p>1299988</text:p>
              </table:table-cell>
              <table:table-cell office:value-type="float" office:value="18301056.3347188">
                <text:p>18301056.3347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9987">
                <text:p>1399987</text:p>
              </table:table-cell>
              <table:table-cell office:value-type="float" office:value="1959963600169">
                <text:p>1959963600169</text:p>
              </table:table-cell>
              <table:table-cell office:value-type="float" office:value="1399987">
                <text:p>1399987</text:p>
              </table:table-cell>
              <table:table-cell office:value-type="float" office:value="1399987">
                <text:p>1399987</text:p>
              </table:table-cell>
              <table:table-cell office:value-type="float" office:value="1399987">
                <text:p>1399987</text:p>
              </table:table-cell>
              <table:table-cell office:value-type="float" office:value="19812578.9367037">
                <text:p>19812578.93670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9986">
                <text:p>1499986</text:p>
              </table:table-cell>
              <table:table-cell office:value-type="float" office:value="2249958000196">
                <text:p>2249958000196</text:p>
              </table:table-cell>
              <table:table-cell office:value-type="float" office:value="1499986">
                <text:p>1499986</text:p>
              </table:table-cell>
              <table:table-cell office:value-type="float" office:value="1499986">
                <text:p>1499986</text:p>
              </table:table-cell>
              <table:table-cell office:value-type="float" office:value="1499986">
                <text:p>1499986</text:p>
              </table:table-cell>
              <table:table-cell office:value-type="float" office:value="21331250.4055147">
                <text:p>21331250.4055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9985">
                <text:p>1599985</text:p>
              </table:table-cell>
              <table:table-cell office:value-type="float" office:value="2559952000225">
                <text:p>2559952000225</text:p>
              </table:table-cell>
              <table:table-cell office:value-type="float" office:value="1599985">
                <text:p>1599985</text:p>
              </table:table-cell>
              <table:table-cell office:value-type="float" office:value="1599985">
                <text:p>1599985</text:p>
              </table:table-cell>
              <table:table-cell office:value-type="float" office:value="1599985">
                <text:p>1599985</text:p>
              </table:table-cell>
              <table:table-cell office:value-type="float" office:value="22856593.4168935">
                <text:p>22856593.4168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9984">
                <text:p>1699984</text:p>
              </table:table-cell>
              <table:table-cell office:value-type="float" office:value="2889945600256">
                <text:p>2889945600256</text:p>
              </table:table-cell>
              <table:table-cell office:value-type="float" office:value="1699984">
                <text:p>1699984</text:p>
              </table:table-cell>
              <table:table-cell office:value-type="float" office:value="1699984">
                <text:p>1699984</text:p>
              </table:table-cell>
              <table:table-cell office:value-type="float" office:value="1699984">
                <text:p>1699984</text:p>
              </table:table-cell>
              <table:table-cell office:value-type="float" office:value="24388190.4371993">
                <text:p>24388190.4371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9983">
                <text:p>1799983</text:p>
              </table:table-cell>
              <table:table-cell office:value-type="float" office:value="3239938800289">
                <text:p>3239938800289</text:p>
              </table:table-cell>
              <table:table-cell office:value-type="float" office:value="1799983">
                <text:p>1799983</text:p>
              </table:table-cell>
              <table:table-cell office:value-type="float" office:value="1799983">
                <text:p>1799983</text:p>
              </table:table-cell>
              <table:table-cell office:value-type="float" office:value="1799983">
                <text:p>1799983</text:p>
              </table:table-cell>
              <table:table-cell office:value-type="float" office:value="25925673.145187">
                <text:p>25925673.145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9982">
                <text:p>1899982</text:p>
              </table:table-cell>
              <table:table-cell office:value-type="float" office:value="3609931600324">
                <text:p>3609931600324</text:p>
              </table:table-cell>
              <table:table-cell office:value-type="float" office:value="1899982">
                <text:p>1899982</text:p>
              </table:table-cell>
              <table:table-cell office:value-type="float" office:value="1899982">
                <text:p>1899982</text:p>
              </table:table-cell>
              <table:table-cell office:value-type="float" office:value="1899982">
                <text:p>1899982</text:p>
              </table:table-cell>
              <table:table-cell office:value-type="float" office:value="27468714.2113849">
                <text:p>27468714.2113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9981">
                <text:p>1999981</text:p>
              </table:table-cell>
              <table:table-cell office:value-type="float" office:value="3999924000361">
                <text:p>3999924000361</text:p>
              </table:table-cell>
              <table:table-cell office:value-type="float" office:value="1999981">
                <text:p>1999981</text:p>
              </table:table-cell>
              <table:table-cell office:value-type="float" office:value="1999981">
                <text:p>1999981</text:p>
              </table:table-cell>
              <table:table-cell office:value-type="float" office:value="1999981">
                <text:p>1999981</text:p>
              </table:table-cell>
              <table:table-cell office:value-type="float" office:value="29017020.8126417">
                <text:p>29017020.8126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9980">
                <text:p>2099980</text:p>
              </table:table-cell>
              <table:table-cell office:value-type="float" office:value="4409916000400">
                <text:p>4409916000400</text:p>
              </table:table-cell>
              <table:table-cell office:value-type="float" office:value="2099980">
                <text:p>2099980</text:p>
              </table:table-cell>
              <table:table-cell office:value-type="float" office:value="2099980">
                <text:p>2099980</text:p>
              </table:table-cell>
              <table:table-cell office:value-type="float" office:value="2099980">
                <text:p>2099980</text:p>
              </table:table-cell>
              <table:table-cell office:value-type="float" office:value="30570329.4467939">
                <text:p>30570329.446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9979">
                <text:p>2199979</text:p>
              </table:table-cell>
              <table:table-cell office:value-type="float" office:value="4839907600441">
                <text:p>4839907600441</text:p>
              </table:table-cell>
              <table:table-cell office:value-type="float" office:value="2199979">
                <text:p>2199979</text:p>
              </table:table-cell>
              <table:table-cell office:value-type="float" office:value="2199979">
                <text:p>2199979</text:p>
              </table:table-cell>
              <table:table-cell office:value-type="float" office:value="2199979">
                <text:p>2199979</text:p>
              </table:table-cell>
              <table:table-cell office:value-type="float" office:value="32128401.7370967">
                <text:p>32128401.7370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9978">
                <text:p>2299978</text:p>
              </table:table-cell>
              <table:table-cell office:value-type="float" office:value="5289898800484">
                <text:p>5289898800484</text:p>
              </table:table-cell>
              <table:table-cell office:value-type="float" office:value="2299978">
                <text:p>2299978</text:p>
              </table:table-cell>
              <table:table-cell office:value-type="float" office:value="2299978">
                <text:p>2299978</text:p>
              </table:table-cell>
              <table:table-cell office:value-type="float" office:value="2299978">
                <text:p>2299978</text:p>
              </table:table-cell>
              <table:table-cell office:value-type="float" office:value="33691021.0009408">
                <text:p>33691021.0009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9977">
                <text:p>2399977</text:p>
              </table:table-cell>
              <table:table-cell office:value-type="float" office:value="5759889600529">
                <text:p>5759889600529</text:p>
              </table:table-cell>
              <table:table-cell office:value-type="float" office:value="2399977">
                <text:p>2399977</text:p>
              </table:table-cell>
              <table:table-cell office:value-type="float" office:value="2399977">
                <text:p>2399977</text:p>
              </table:table-cell>
              <table:table-cell office:value-type="float" office:value="2399977">
                <text:p>2399977</text:p>
              </table:table-cell>
              <table:table-cell office:value-type="float" office:value="35257989.41635">
                <text:p>35257989.41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9976">
                <text:p>2499976</text:p>
              </table:table-cell>
              <table:table-cell office:value-type="float" office:value="6249880000576">
                <text:p>6249880000576</text:p>
              </table:table-cell>
              <table:table-cell office:value-type="float" office:value="2499976">
                <text:p>2499976</text:p>
              </table:table-cell>
              <table:table-cell office:value-type="float" office:value="2499976">
                <text:p>2499976</text:p>
              </table:table-cell>
              <table:table-cell office:value-type="float" office:value="2499976">
                <text:p>2499976</text:p>
              </table:table-cell>
              <table:table-cell office:value-type="float" office:value="36829125.6614803">
                <text:p>36829125.6614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9975">
                <text:p>2599975</text:p>
              </table:table-cell>
              <table:table-cell office:value-type="float" office:value="6759870000625">
                <text:p>6759870000625</text:p>
              </table:table-cell>
              <table:table-cell office:value-type="float" office:value="2599975">
                <text:p>2599975</text:p>
              </table:table-cell>
              <table:table-cell office:value-type="float" office:value="2599975">
                <text:p>2599975</text:p>
              </table:table-cell>
              <table:table-cell office:value-type="float" office:value="2599975">
                <text:p>2599975</text:p>
              </table:table-cell>
              <table:table-cell office:value-type="float" office:value="38404262.9323486">
                <text:p>38404262.9323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9974">
                <text:p>2699974</text:p>
              </table:table-cell>
              <table:table-cell office:value-type="float" office:value="7289859600676">
                <text:p>7289859600676</text:p>
              </table:table-cell>
              <table:table-cell office:value-type="float" office:value="2699974">
                <text:p>2699974</text:p>
              </table:table-cell>
              <table:table-cell office:value-type="float" office:value="2699974">
                <text:p>2699974</text:p>
              </table:table-cell>
              <table:table-cell office:value-type="float" office:value="2699974">
                <text:p>2699974</text:p>
              </table:table-cell>
              <table:table-cell office:value-type="float" office:value="39983247.2659359">
                <text:p>39983247.2659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9973">
                <text:p>2799973</text:p>
              </table:table-cell>
              <table:table-cell office:value-type="float" office:value="7839848800729">
                <text:p>7839848800729</text:p>
              </table:table-cell>
              <table:table-cell office:value-type="float" office:value="2799973">
                <text:p>2799973</text:p>
              </table:table-cell>
              <table:table-cell office:value-type="float" office:value="2799973">
                <text:p>2799973</text:p>
              </table:table-cell>
              <table:table-cell office:value-type="float" office:value="2799973">
                <text:p>2799973</text:p>
              </table:table-cell>
              <table:table-cell office:value-type="float" office:value="41565936.1120281">
                <text:p>41565936.1120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9972">
                <text:p>2899972</text:p>
              </table:table-cell>
              <table:table-cell office:value-type="float" office:value="8409837600784">
                <text:p>8409837600784</text:p>
              </table:table-cell>
              <table:table-cell office:value-type="float" office:value="2899972">
                <text:p>2899972</text:p>
              </table:table-cell>
              <table:table-cell office:value-type="float" office:value="2899972">
                <text:p>2899972</text:p>
              </table:table-cell>
              <table:table-cell office:value-type="float" office:value="2899972">
                <text:p>2899972</text:p>
              </table:table-cell>
              <table:table-cell office:value-type="float" office:value="43152197.1093134">
                <text:p>43152197.1093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9971">
                <text:p>2999971</text:p>
              </table:table-cell>
              <table:table-cell office:value-type="float" office:value="8999826000841">
                <text:p>8999826000841</text:p>
              </table:table-cell>
              <table:table-cell office:value-type="float" office:value="2999971">
                <text:p>2999971</text:p>
              </table:table-cell>
              <table:table-cell office:value-type="float" office:value="2999971">
                <text:p>2999971</text:p>
              </table:table-cell>
              <table:table-cell office:value-type="float" office:value="2999971">
                <text:p>2999971</text:p>
              </table:table-cell>
              <table:table-cell office:value-type="float" office:value="44741907.0304748">
                <text:p>44741907.0304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9970">
                <text:p>3099970</text:p>
              </table:table-cell>
              <table:table-cell office:value-type="float" office:value="9609814000900">
                <text:p>9609814000900</text:p>
              </table:table-cell>
              <table:table-cell office:value-type="float" office:value="3099970">
                <text:p>3099970</text:p>
              </table:table-cell>
              <table:table-cell office:value-type="float" office:value="3099970">
                <text:p>3099970</text:p>
              </table:table-cell>
              <table:table-cell office:value-type="float" office:value="3099970">
                <text:p>3099970</text:p>
              </table:table-cell>
              <table:table-cell office:value-type="float" office:value="46334950.8680767">
                <text:p>46334950.8680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9969">
                <text:p>3199969</text:p>
              </table:table-cell>
              <table:table-cell office:value-type="float" office:value="10239801600961">
                <text:p>10239801600961</text:p>
              </table:table-cell>
              <table:table-cell office:value-type="float" office:value="3199969">
                <text:p>3199969</text:p>
              </table:table-cell>
              <table:table-cell office:value-type="float" office:value="3199969">
                <text:p>3199969</text:p>
              </table:table-cell>
              <table:table-cell office:value-type="float" office:value="3199969">
                <text:p>3199969</text:p>
              </table:table-cell>
              <table:table-cell office:value-type="float" office:value="47931221.0385116">
                <text:p>47931221.0385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9968">
                <text:p>3299968</text:p>
              </table:table-cell>
              <table:table-cell office:value-type="float" office:value="10889788801024">
                <text:p>10889788801024</text:p>
              </table:table-cell>
              <table:table-cell office:value-type="float" office:value="3299968">
                <text:p>3299968</text:p>
              </table:table-cell>
              <table:table-cell office:value-type="float" office:value="3299968">
                <text:p>3299968</text:p>
              </table:table-cell>
              <table:table-cell office:value-type="float" office:value="3299968">
                <text:p>3299968</text:p>
              </table:table-cell>
              <table:table-cell office:value-type="float" office:value="49530616.6855394">
                <text:p>49530616.6855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9967">
                <text:p>3399967</text:p>
              </table:table-cell>
              <table:table-cell office:value-type="float" office:value="11559775601089">
                <text:p>11559775601089</text:p>
              </table:table-cell>
              <table:table-cell office:value-type="float" office:value="3399967">
                <text:p>3399967</text:p>
              </table:table-cell>
              <table:table-cell office:value-type="float" office:value="3399967">
                <text:p>3399967</text:p>
              </table:table-cell>
              <table:table-cell office:value-type="float" office:value="3399967">
                <text:p>3399967</text:p>
              </table:table-cell>
              <table:table-cell office:value-type="float" office:value="51133043.0683162">
                <text:p>51133043.0683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9966">
                <text:p>3499966</text:p>
              </table:table-cell>
              <table:table-cell office:value-type="float" office:value="12249762001156">
                <text:p>12249762001156</text:p>
              </table:table-cell>
              <table:table-cell office:value-type="float" office:value="3499966">
                <text:p>3499966</text:p>
              </table:table-cell>
              <table:table-cell office:value-type="float" office:value="3499966">
                <text:p>3499966</text:p>
              </table:table-cell>
              <table:table-cell office:value-type="float" office:value="3499966">
                <text:p>3499966</text:p>
              </table:table-cell>
              <table:table-cell office:value-type="float" office:value="52738411.021474">
                <text:p>52738411.021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9965">
                <text:p>3599965</text:p>
              </table:table-cell>
              <table:table-cell office:value-type="float" office:value="12959748001225">
                <text:p>12959748001225</text:p>
              </table:table-cell>
              <table:table-cell office:value-type="float" office:value="3599965">
                <text:p>3599965</text:p>
              </table:table-cell>
              <table:table-cell office:value-type="float" office:value="3599965">
                <text:p>3599965</text:p>
              </table:table-cell>
              <table:table-cell office:value-type="float" office:value="3599965">
                <text:p>3599965</text:p>
              </table:table-cell>
              <table:table-cell office:value-type="float" office:value="54346636.4769508">
                <text:p>54346636.4769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9964">
                <text:p>3699964</text:p>
              </table:table-cell>
              <table:table-cell office:value-type="float" office:value="13689733601296">
                <text:p>13689733601296</text:p>
              </table:table-cell>
              <table:table-cell office:value-type="float" office:value="3699964">
                <text:p>3699964</text:p>
              </table:table-cell>
              <table:table-cell office:value-type="float" office:value="3699964">
                <text:p>3699964</text:p>
              </table:table-cell>
              <table:table-cell office:value-type="float" office:value="3699964">
                <text:p>3699964</text:p>
              </table:table-cell>
              <table:table-cell office:value-type="float" office:value="55957640.038987">
                <text:p>55957640.038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9963">
                <text:p>3799963</text:p>
              </table:table-cell>
              <table:table-cell office:value-type="float" office:value="14439718801369">
                <text:p>14439718801369</text:p>
              </table:table-cell>
              <table:table-cell office:value-type="float" office:value="3799963">
                <text:p>3799963</text:p>
              </table:table-cell>
              <table:table-cell office:value-type="float" office:value="3799963">
                <text:p>3799963</text:p>
              </table:table-cell>
              <table:table-cell office:value-type="float" office:value="3799963">
                <text:p>3799963</text:p>
              </table:table-cell>
              <table:table-cell office:value-type="float" office:value="57571346.6050972">
                <text:p>57571346.6050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9962">
                <text:p>3899962</text:p>
              </table:table-cell>
              <table:table-cell office:value-type="float" office:value="15209703601444">
                <text:p>15209703601444</text:p>
              </table:table-cell>
              <table:table-cell office:value-type="float" office:value="3899962">
                <text:p>3899962</text:p>
              </table:table-cell>
              <table:table-cell office:value-type="float" office:value="3899962">
                <text:p>3899962</text:p>
              </table:table-cell>
              <table:table-cell office:value-type="float" office:value="3899962">
                <text:p>3899962</text:p>
              </table:table-cell>
              <table:table-cell office:value-type="float" office:value="59187685.0269644">
                <text:p>59187685.0269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9961">
                <text:p>3999961</text:p>
              </table:table-cell>
              <table:table-cell office:value-type="float" office:value="15999688001521">
                <text:p>15999688001521</text:p>
              </table:table-cell>
              <table:table-cell office:value-type="float" office:value="3999961">
                <text:p>3999961</text:p>
              </table:table-cell>
              <table:table-cell office:value-type="float" office:value="3999961">
                <text:p>3999961</text:p>
              </table:table-cell>
              <table:table-cell office:value-type="float" office:value="3999961">
                <text:p>3999961</text:p>
              </table:table-cell>
              <table:table-cell office:value-type="float" office:value="60806587.8061349">
                <text:p>60806587.8061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9960">
                <text:p>4099960</text:p>
              </table:table-cell>
              <table:table-cell office:value-type="float" office:value="16809672001600">
                <text:p>16809672001600</text:p>
              </table:table-cell>
              <table:table-cell office:value-type="float" office:value="4099960">
                <text:p>4099960</text:p>
              </table:table-cell>
              <table:table-cell office:value-type="float" office:value="4099960">
                <text:p>4099960</text:p>
              </table:table-cell>
              <table:table-cell office:value-type="float" office:value="4099960">
                <text:p>4099960</text:p>
              </table:table-cell>
              <table:table-cell office:value-type="float" office:value="62427990.8201595">
                <text:p>62427990.8201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59">
                <text:p>4199959</text:p>
              </table:table-cell>
              <table:table-cell office:value-type="float" office:value="17639655601681">
                <text:p>17639655601681</text:p>
              </table:table-cell>
              <table:table-cell office:value-type="float" office:value="4199959">
                <text:p>4199959</text:p>
              </table:table-cell>
              <table:table-cell office:value-type="float" office:value="4199959">
                <text:p>4199959</text:p>
              </table:table-cell>
              <table:table-cell office:value-type="float" office:value="4199959">
                <text:p>4199959</text:p>
              </table:table-cell>
              <table:table-cell office:value-type="float" office:value="64051833.0754668">
                <text:p>64051833.0754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9958">
                <text:p>4299958</text:p>
              </table:table-cell>
              <table:table-cell office:value-type="float" office:value="18489638801764">
                <text:p>18489638801764</text:p>
              </table:table-cell>
              <table:table-cell office:value-type="float" office:value="4299958">
                <text:p>4299958</text:p>
              </table:table-cell>
              <table:table-cell office:value-type="float" office:value="4299958">
                <text:p>4299958</text:p>
              </table:table-cell>
              <table:table-cell office:value-type="float" office:value="4299958">
                <text:p>4299958</text:p>
              </table:table-cell>
              <table:table-cell office:value-type="float" office:value="65678056.483785">
                <text:p>65678056.4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9957">
                <text:p>4399957</text:p>
              </table:table-cell>
              <table:table-cell office:value-type="float" office:value="19359621601849">
                <text:p>19359621601849</text:p>
              </table:table-cell>
              <table:table-cell office:value-type="float" office:value="4399957">
                <text:p>4399957</text:p>
              </table:table-cell>
              <table:table-cell office:value-type="float" office:value="4399957">
                <text:p>4399957</text:p>
              </table:table-cell>
              <table:table-cell office:value-type="float" office:value="4399957">
                <text:p>4399957</text:p>
              </table:table-cell>
              <table:table-cell office:value-type="float" office:value="67306605.6593702">
                <text:p>67306605.6593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9956">
                <text:p>4499956</text:p>
              </table:table-cell>
              <table:table-cell office:value-type="float" office:value="20249604001936">
                <text:p>20249604001936</text:p>
              </table:table-cell>
              <table:table-cell office:value-type="float" office:value="4499956">
                <text:p>4499956</text:p>
              </table:table-cell>
              <table:table-cell office:value-type="float" office:value="4499956">
                <text:p>4499956</text:p>
              </table:table-cell>
              <table:table-cell office:value-type="float" office:value="4499956">
                <text:p>4499956</text:p>
              </table:table-cell>
              <table:table-cell office:value-type="float" office:value="68937427.7346776">
                <text:p>68937427.7346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9955">
                <text:p>4599955</text:p>
              </table:table-cell>
              <table:table-cell office:value-type="float" office:value="21159586002025">
                <text:p>21159586002025</text:p>
              </table:table-cell>
              <table:table-cell office:value-type="float" office:value="4599955">
                <text:p>4599955</text:p>
              </table:table-cell>
              <table:table-cell office:value-type="float" office:value="4599955">
                <text:p>4599955</text:p>
              </table:table-cell>
              <table:table-cell office:value-type="float" office:value="4599955">
                <text:p>4599955</text:p>
              </table:table-cell>
              <table:table-cell office:value-type="float" office:value="70570472.1924242">
                <text:p>70570472.1924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9954">
                <text:p>4699954</text:p>
              </table:table-cell>
              <table:table-cell office:value-type="float" office:value="22089567602116">
                <text:p>22089567602116</text:p>
              </table:table-cell>
              <table:table-cell office:value-type="float" office:value="4699954">
                <text:p>4699954</text:p>
              </table:table-cell>
              <table:table-cell office:value-type="float" office:value="4699954">
                <text:p>4699954</text:p>
              </table:table-cell>
              <table:table-cell office:value-type="float" office:value="4699954">
                <text:p>4699954</text:p>
              </table:table-cell>
              <table:table-cell office:value-type="float" office:value="72205690.7122614">
                <text:p>72205690.7122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9953">
                <text:p>4799953</text:p>
              </table:table-cell>
              <table:table-cell office:value-type="float" office:value="23039548802209">
                <text:p>23039548802209</text:p>
              </table:table-cell>
              <table:table-cell office:value-type="float" office:value="4799953">
                <text:p>4799953</text:p>
              </table:table-cell>
              <table:table-cell office:value-type="float" office:value="4799953">
                <text:p>4799953</text:p>
              </table:table-cell>
              <table:table-cell office:value-type="float" office:value="4799953">
                <text:p>4799953</text:p>
              </table:table-cell>
              <table:table-cell office:value-type="float" office:value="73843037.0305007">
                <text:p>73843037.0305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9952">
                <text:p>4899952</text:p>
              </table:table-cell>
              <table:table-cell office:value-type="float" office:value="24009529602304">
                <text:p>24009529602304</text:p>
              </table:table-cell>
              <table:table-cell office:value-type="float" office:value="4899952">
                <text:p>4899952</text:p>
              </table:table-cell>
              <table:table-cell office:value-type="float" office:value="4899952">
                <text:p>4899952</text:p>
              </table:table-cell>
              <table:table-cell office:value-type="float" office:value="4899952">
                <text:p>4899952</text:p>
              </table:table-cell>
              <table:table-cell office:value-type="float" office:value="75482466.8115347">
                <text:p>75482466.8115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9951">
                <text:p>4999951</text:p>
              </table:table-cell>
              <table:table-cell office:value-type="float" office:value="24999510002401">
                <text:p>24999510002401</text:p>
              </table:table-cell>
              <table:table-cell office:value-type="float" office:value="4999951">
                <text:p>4999951</text:p>
              </table:table-cell>
              <table:table-cell office:value-type="float" office:value="4999951">
                <text:p>4999951</text:p>
              </table:table-cell>
              <table:table-cell office:value-type="float" office:value="4999951">
                <text:p>4999951</text:p>
              </table:table-cell>
              <table:table-cell office:value-type="float" office:value="77123937.5297569">
                <text:p>77123937.5297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9950">
                <text:p>5099950</text:p>
              </table:table-cell>
              <table:table-cell office:value-type="float" office:value="26009490002500">
                <text:p>26009490002500</text:p>
              </table:table-cell>
              <table:table-cell office:value-type="float" office:value="5099950">
                <text:p>5099950</text:p>
              </table:table-cell>
              <table:table-cell office:value-type="float" office:value="5099950">
                <text:p>5099950</text:p>
              </table:table-cell>
              <table:table-cell office:value-type="float" office:value="5099950">
                <text:p>5099950</text:p>
              </table:table-cell>
              <table:table-cell office:value-type="float" office:value="78767408.3609324">
                <text:p>78767408.3609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9949">
                <text:p>5199949</text:p>
              </table:table-cell>
              <table:table-cell office:value-type="float" office:value="27039469602601">
                <text:p>27039469602601</text:p>
              </table:table-cell>
              <table:table-cell office:value-type="float" office:value="5199949">
                <text:p>5199949</text:p>
              </table:table-cell>
              <table:table-cell office:value-type="float" office:value="5199949">
                <text:p>5199949</text:p>
              </table:table-cell>
              <table:table-cell office:value-type="float" office:value="5199949">
                <text:p>5199949</text:p>
              </table:table-cell>
              <table:table-cell office:value-type="float" office:value="80412840.0820903">
                <text:p>80412840.0820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9948">
                <text:p>5299948</text:p>
              </table:table-cell>
              <table:table-cell office:value-type="float" office:value="28089448802704">
                <text:p>28089448802704</text:p>
              </table:table-cell>
              <table:table-cell office:value-type="float" office:value="5299948">
                <text:p>5299948</text:p>
              </table:table-cell>
              <table:table-cell office:value-type="float" office:value="5299948">
                <text:p>5299948</text:p>
              </table:table-cell>
              <table:table-cell office:value-type="float" office:value="5299948">
                <text:p>5299948</text:p>
              </table:table-cell>
              <table:table-cell office:value-type="float" office:value="82060194.9791199">
                <text:p>82060194.9791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9947">
                <text:p>5399947</text:p>
              </table:table-cell>
              <table:table-cell office:value-type="float" office:value="29159427602809">
                <text:p>29159427602809</text:p>
              </table:table-cell>
              <table:table-cell office:value-type="float" office:value="5399947">
                <text:p>5399947</text:p>
              </table:table-cell>
              <table:table-cell office:value-type="float" office:value="5399947">
                <text:p>5399947</text:p>
              </table:table-cell>
              <table:table-cell office:value-type="float" office:value="5399947">
                <text:p>5399947</text:p>
              </table:table-cell>
              <table:table-cell office:value-type="float" office:value="83709436.7613423">
                <text:p>83709436.7613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9946">
                <text:p>5499946</text:p>
              </table:table-cell>
              <table:table-cell office:value-type="float" office:value="30249406002916">
                <text:p>30249406002916</text:p>
              </table:table-cell>
              <table:table-cell office:value-type="float" office:value="5499946">
                <text:p>5499946</text:p>
              </table:table-cell>
              <table:table-cell office:value-type="float" office:value="5499946">
                <text:p>5499946</text:p>
              </table:table-cell>
              <table:table-cell office:value-type="float" office:value="5499946">
                <text:p>5499946</text:p>
              </table:table-cell>
              <table:table-cell office:value-type="float" office:value="85360530.4824128">
                <text:p>85360530.4824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9945">
                <text:p>5599945</text:p>
              </table:table-cell>
              <table:table-cell office:value-type="float" office:value="31359384003025">
                <text:p>31359384003025</text:p>
              </table:table-cell>
              <table:table-cell office:value-type="float" office:value="5599945">
                <text:p>5599945</text:p>
              </table:table-cell>
              <table:table-cell office:value-type="float" office:value="5599945">
                <text:p>5599945</text:p>
              </table:table-cell>
              <table:table-cell office:value-type="float" office:value="5599945">
                <text:p>5599945</text:p>
              </table:table-cell>
              <table:table-cell office:value-type="float" office:value="87013442.4669766">
                <text:p>87013442.4669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9944">
                <text:p>5699944</text:p>
              </table:table-cell>
              <table:table-cell office:value-type="float" office:value="32489361603136">
                <text:p>32489361603136</text:p>
              </table:table-cell>
              <table:table-cell office:value-type="float" office:value="5699944">
                <text:p>5699944</text:p>
              </table:table-cell>
              <table:table-cell office:value-type="float" office:value="5699944">
                <text:p>5699944</text:p>
              </table:table-cell>
              <table:table-cell office:value-type="float" office:value="5699944">
                <text:p>5699944</text:p>
              </table:table-cell>
              <table:table-cell office:value-type="float" office:value="88668140.2425653">
                <text:p>88668140.2425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9943">
                <text:p>5799943</text:p>
              </table:table-cell>
              <table:table-cell office:value-type="float" office:value="33639338803249">
                <text:p>33639338803249</text:p>
              </table:table-cell>
              <table:table-cell office:value-type="float" office:value="5799943">
                <text:p>5799943</text:p>
              </table:table-cell>
              <table:table-cell office:value-type="float" office:value="5799943">
                <text:p>5799943</text:p>
              </table:table-cell>
              <table:table-cell office:value-type="float" office:value="5799943">
                <text:p>5799943</text:p>
              </table:table-cell>
              <table:table-cell office:value-type="float" office:value="90324592.4762735">
                <text:p>90324592.4762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9942">
                <text:p>5899942</text:p>
              </table:table-cell>
              <table:table-cell office:value-type="float" office:value="34809315603364">
                <text:p>34809315603364</text:p>
              </table:table-cell>
              <table:table-cell office:value-type="float" office:value="5899942">
                <text:p>5899942</text:p>
              </table:table-cell>
              <table:table-cell office:value-type="float" office:value="5899942">
                <text:p>5899942</text:p>
              </table:table-cell>
              <table:table-cell office:value-type="float" office:value="5899942">
                <text:p>5899942</text:p>
              </table:table-cell>
              <table:table-cell office:value-type="float" office:value="91982768.9158045">
                <text:p>91982768.9158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9941">
                <text:p>5999941</text:p>
              </table:table-cell>
              <table:table-cell office:value-type="float" office:value="35999292003481">
                <text:p>35999292003481</text:p>
              </table:table-cell>
              <table:table-cell office:value-type="float" office:value="5999941">
                <text:p>5999941</text:p>
              </table:table-cell>
              <table:table-cell office:value-type="float" office:value="5999941">
                <text:p>5999941</text:p>
              </table:table-cell>
              <table:table-cell office:value-type="float" office:value="5999941">
                <text:p>5999941</text:p>
              </table:table-cell>
              <table:table-cell office:value-type="float" office:value="93642640.3345125">
                <text:p>93642640.3345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9940">
                <text:p>6099940</text:p>
              </table:table-cell>
              <table:table-cell office:value-type="float" office:value="37209268003600">
                <text:p>37209268003600</text:p>
              </table:table-cell>
              <table:table-cell office:value-type="float" office:value="6099940">
                <text:p>6099940</text:p>
              </table:table-cell>
              <table:table-cell office:value-type="float" office:value="6099940">
                <text:p>6099940</text:p>
              </table:table-cell>
              <table:table-cell office:value-type="float" office:value="6099940">
                <text:p>6099940</text:p>
              </table:table-cell>
              <table:table-cell office:value-type="float" office:value="95304178.4801109">
                <text:p>95304178.4801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9939">
                <text:p>6199939</text:p>
              </table:table-cell>
              <table:table-cell office:value-type="float" office:value="38439243603721">
                <text:p>38439243603721</text:p>
              </table:table-cell>
              <table:table-cell office:value-type="float" office:value="6199939">
                <text:p>6199939</text:p>
              </table:table-cell>
              <table:table-cell office:value-type="float" office:value="6199939">
                <text:p>6199939</text:p>
              </table:table-cell>
              <table:table-cell office:value-type="float" office:value="6199939">
                <text:p>6199939</text:p>
              </table:table-cell>
              <table:table-cell office:value-type="float" office:value="96967356.0267442">
                <text:p>96967356.0267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9938">
                <text:p>6299938</text:p>
              </table:table-cell>
              <table:table-cell office:value-type="float" office:value="39689218803844">
                <text:p>39689218803844</text:p>
              </table:table-cell>
              <table:table-cell office:value-type="float" office:value="6299938">
                <text:p>6299938</text:p>
              </table:table-cell>
              <table:table-cell office:value-type="float" office:value="6299938">
                <text:p>6299938</text:p>
              </table:table-cell>
              <table:table-cell office:value-type="float" office:value="6299938">
                <text:p>6299938</text:p>
              </table:table-cell>
              <table:table-cell office:value-type="float" office:value="98632146.5301523">
                <text:p>98632146.530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9937">
                <text:p>6399937</text:p>
              </table:table-cell>
              <table:table-cell office:value-type="float" office:value="40959193603969">
                <text:p>40959193603969</text:p>
              </table:table-cell>
              <table:table-cell office:value-type="float" office:value="6399937">
                <text:p>6399937</text:p>
              </table:table-cell>
              <table:table-cell office:value-type="float" office:value="6399937">
                <text:p>6399937</text:p>
              </table:table-cell>
              <table:table-cell office:value-type="float" office:value="6399937">
                <text:p>6399937</text:p>
              </table:table-cell>
              <table:table-cell office:value-type="float" office:value="100298524.385683">
                <text:p>100298524.385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9936">
                <text:p>6499936</text:p>
              </table:table-cell>
              <table:table-cell office:value-type="float" office:value="42249168004096">
                <text:p>42249168004096</text:p>
              </table:table-cell>
              <table:table-cell office:value-type="float" office:value="6499936">
                <text:p>6499936</text:p>
              </table:table-cell>
              <table:table-cell office:value-type="float" office:value="6499936">
                <text:p>6499936</text:p>
              </table:table-cell>
              <table:table-cell office:value-type="float" office:value="6499936">
                <text:p>6499936</text:p>
              </table:table-cell>
              <table:table-cell office:value-type="float" office:value="101966464.788928">
                <text:p>101966464.788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9935">
                <text:p>6599935</text:p>
              </table:table-cell>
              <table:table-cell office:value-type="float" office:value="43559142004225">
                <text:p>43559142004225</text:p>
              </table:table-cell>
              <table:table-cell office:value-type="float" office:value="6599935">
                <text:p>6599935</text:p>
              </table:table-cell>
              <table:table-cell office:value-type="float" office:value="6599935">
                <text:p>6599935</text:p>
              </table:table-cell>
              <table:table-cell office:value-type="float" office:value="6599935">
                <text:p>6599935</text:p>
              </table:table-cell>
              <table:table-cell office:value-type="float" office:value="103635943.698785">
                <text:p>103635943.698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9934">
                <text:p>6699934</text:p>
              </table:table-cell>
              <table:table-cell office:value-type="float" office:value="44889115604356">
                <text:p>44889115604356</text:p>
              </table:table-cell>
              <table:table-cell office:value-type="float" office:value="6699934">
                <text:p>6699934</text:p>
              </table:table-cell>
              <table:table-cell office:value-type="float" office:value="6699934">
                <text:p>6699934</text:p>
              </table:table-cell>
              <table:table-cell office:value-type="float" office:value="6699934">
                <text:p>6699934</text:p>
              </table:table-cell>
              <table:table-cell office:value-type="float" office:value="105306937.802752">
                <text:p>105306937.802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9933">
                <text:p>6799933</text:p>
              </table:table-cell>
              <table:table-cell office:value-type="float" office:value="46239088804489">
                <text:p>46239088804489</text:p>
              </table:table-cell>
              <table:table-cell office:value-type="float" office:value="6799933">
                <text:p>6799933</text:p>
              </table:table-cell>
              <table:table-cell office:value-type="float" office:value="6799933">
                <text:p>6799933</text:p>
              </table:table-cell>
              <table:table-cell office:value-type="float" office:value="6799933">
                <text:p>6799933</text:p>
              </table:table-cell>
              <table:table-cell office:value-type="float" office:value="106979424.484303">
                <text:p>106979424.484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9932">
                <text:p>6899932</text:p>
              </table:table-cell>
              <table:table-cell office:value-type="float" office:value="47609061604624">
                <text:p>47609061604624</text:p>
              </table:table-cell>
              <table:table-cell office:value-type="float" office:value="6899932">
                <text:p>6899932</text:p>
              </table:table-cell>
              <table:table-cell office:value-type="float" office:value="6899932">
                <text:p>6899932</text:p>
              </table:table-cell>
              <table:table-cell office:value-type="float" office:value="6899932">
                <text:p>6899932</text:p>
              </table:table-cell>
              <table:table-cell office:value-type="float" office:value="108653381.792177">
                <text:p>108653381.792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9931">
                <text:p>6999931</text:p>
              </table:table-cell>
              <table:table-cell office:value-type="float" office:value="48999034004761">
                <text:p>48999034004761</text:p>
              </table:table-cell>
              <table:table-cell office:value-type="float" office:value="6999931">
                <text:p>6999931</text:p>
              </table:table-cell>
              <table:table-cell office:value-type="float" office:value="6999931">
                <text:p>6999931</text:p>
              </table:table-cell>
              <table:table-cell office:value-type="float" office:value="6999931">
                <text:p>6999931</text:p>
              </table:table-cell>
              <table:table-cell office:value-type="float" office:value="110328788.411448">
                <text:p>110328788.411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9930">
                <text:p>7099930</text:p>
              </table:table-cell>
              <table:table-cell office:value-type="float" office:value="50409006004900">
                <text:p>50409006004900</text:p>
              </table:table-cell>
              <table:table-cell office:value-type="float" office:value="7099930">
                <text:p>7099930</text:p>
              </table:table-cell>
              <table:table-cell office:value-type="float" office:value="7099930">
                <text:p>7099930</text:p>
              </table:table-cell>
              <table:table-cell office:value-type="float" office:value="7099930">
                <text:p>7099930</text:p>
              </table:table-cell>
              <table:table-cell office:value-type="float" office:value="112005623.636253">
                <text:p>112005623.636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9929">
                <text:p>7199929</text:p>
              </table:table-cell>
              <table:table-cell office:value-type="float" office:value="51838977605041">
                <text:p>51838977605041</text:p>
              </table:table-cell>
              <table:table-cell office:value-type="float" office:value="7199929">
                <text:p>7199929</text:p>
              </table:table-cell>
              <table:table-cell office:value-type="float" office:value="7199929">
                <text:p>7199929</text:p>
              </table:table-cell>
              <table:table-cell office:value-type="float" office:value="7199929">
                <text:p>7199929</text:p>
              </table:table-cell>
              <table:table-cell office:value-type="float" office:value="113683867.344049">
                <text:p>113683867.344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9928">
                <text:p>7299928</text:p>
              </table:table-cell>
              <table:table-cell office:value-type="float" office:value="53288948805184">
                <text:p>53288948805184</text:p>
              </table:table-cell>
              <table:table-cell office:value-type="float" office:value="7299928">
                <text:p>7299928</text:p>
              </table:table-cell>
              <table:table-cell office:value-type="float" office:value="7299928">
                <text:p>7299928</text:p>
              </table:table-cell>
              <table:table-cell office:value-type="float" office:value="7299928">
                <text:p>7299928</text:p>
              </table:table-cell>
              <table:table-cell office:value-type="float" office:value="115363499.971308">
                <text:p>115363499.971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9927">
                <text:p>7399927</text:p>
              </table:table-cell>
              <table:table-cell office:value-type="float" office:value="54758919605329">
                <text:p>54758919605329</text:p>
              </table:table-cell>
              <table:table-cell office:value-type="float" office:value="7399927">
                <text:p>7399927</text:p>
              </table:table-cell>
              <table:table-cell office:value-type="float" office:value="7399927">
                <text:p>7399927</text:p>
              </table:table-cell>
              <table:table-cell office:value-type="float" office:value="7399927">
                <text:p>7399927</text:p>
              </table:table-cell>
              <table:table-cell office:value-type="float" office:value="117044502.49054">
                <text:p>117044502.49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9926">
                <text:p>7499926</text:p>
              </table:table-cell>
              <table:table-cell office:value-type="float" office:value="56248890005476">
                <text:p>56248890005476</text:p>
              </table:table-cell>
              <table:table-cell office:value-type="float" office:value="7499926">
                <text:p>7499926</text:p>
              </table:table-cell>
              <table:table-cell office:value-type="float" office:value="7499926">
                <text:p>7499926</text:p>
              </table:table-cell>
              <table:table-cell office:value-type="float" office:value="7499926">
                <text:p>7499926</text:p>
              </table:table-cell>
              <table:table-cell office:value-type="float" office:value="118726856.388559">
                <text:p>118726856.388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9925">
                <text:p>7599925</text:p>
              </table:table-cell>
              <table:table-cell office:value-type="float" office:value="57758860005625">
                <text:p>57758860005625</text:p>
              </table:table-cell>
              <table:table-cell office:value-type="float" office:value="7599925">
                <text:p>7599925</text:p>
              </table:table-cell>
              <table:table-cell office:value-type="float" office:value="7599925">
                <text:p>7599925</text:p>
              </table:table-cell>
              <table:table-cell office:value-type="float" office:value="7599925">
                <text:p>7599925</text:p>
              </table:table-cell>
              <table:table-cell office:value-type="float" office:value="120410543.64591">
                <text:p>120410543.64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9924">
                <text:p>7699924</text:p>
              </table:table-cell>
              <table:table-cell office:value-type="float" office:value="59288829605776">
                <text:p>59288829605776</text:p>
              </table:table-cell>
              <table:table-cell office:value-type="float" office:value="7699924">
                <text:p>7699924</text:p>
              </table:table-cell>
              <table:table-cell office:value-type="float" office:value="7699924">
                <text:p>7699924</text:p>
              </table:table-cell>
              <table:table-cell office:value-type="float" office:value="7699924">
                <text:p>7699924</text:p>
              </table:table-cell>
              <table:table-cell office:value-type="float" office:value="122095546.717372">
                <text:p>122095546.717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9923">
                <text:p>7799923</text:p>
              </table:table-cell>
              <table:table-cell office:value-type="float" office:value="60838798805929">
                <text:p>60838798805929</text:p>
              </table:table-cell>
              <table:table-cell office:value-type="float" office:value="7799923">
                <text:p>7799923</text:p>
              </table:table-cell>
              <table:table-cell office:value-type="float" office:value="7799923">
                <text:p>7799923</text:p>
              </table:table-cell>
              <table:table-cell office:value-type="float" office:value="7799923">
                <text:p>7799923</text:p>
              </table:table-cell>
              <table:table-cell office:value-type="float" office:value="123781848.513486">
                <text:p>123781848.513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9922">
                <text:p>7899922</text:p>
              </table:table-cell>
              <table:table-cell office:value-type="float" office:value="62408767606084">
                <text:p>62408767606084</text:p>
              </table:table-cell>
              <table:table-cell office:value-type="float" office:value="7899922">
                <text:p>7899922</text:p>
              </table:table-cell>
              <table:table-cell office:value-type="float" office:value="7899922">
                <text:p>7899922</text:p>
              </table:table-cell>
              <table:table-cell office:value-type="float" office:value="7899922">
                <text:p>7899922</text:p>
              </table:table-cell>
              <table:table-cell office:value-type="float" office:value="125469432.383021">
                <text:p>125469432.383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9921">
                <text:p>7999921</text:p>
              </table:table-cell>
              <table:table-cell office:value-type="float" office:value="63998736006241">
                <text:p>63998736006241</text:p>
              </table:table-cell>
              <table:table-cell office:value-type="float" office:value="7999921">
                <text:p>7999921</text:p>
              </table:table-cell>
              <table:table-cell office:value-type="float" office:value="7999921">
                <text:p>7999921</text:p>
              </table:table-cell>
              <table:table-cell office:value-type="float" office:value="7999921">
                <text:p>7999921</text:p>
              </table:table-cell>
              <table:table-cell office:value-type="float" office:value="127158282.096327">
                <text:p>127158282.096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9920">
                <text:p>8099920</text:p>
              </table:table-cell>
              <table:table-cell office:value-type="float" office:value="65608704006400">
                <text:p>65608704006400</text:p>
              </table:table-cell>
              <table:table-cell office:value-type="float" office:value="8099920">
                <text:p>8099920</text:p>
              </table:table-cell>
              <table:table-cell office:value-type="float" office:value="8099920">
                <text:p>8099920</text:p>
              </table:table-cell>
              <table:table-cell office:value-type="float" office:value="8099920">
                <text:p>8099920</text:p>
              </table:table-cell>
              <table:table-cell office:value-type="float" office:value="128848381.829531">
                <text:p>128848381.829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9919">
                <text:p>8199919</text:p>
              </table:table-cell>
              <table:table-cell office:value-type="float" office:value="67238671606561">
                <text:p>67238671606561</text:p>
              </table:table-cell>
              <table:table-cell office:value-type="float" office:value="8199919">
                <text:p>8199919</text:p>
              </table:table-cell>
              <table:table-cell office:value-type="float" office:value="8199919">
                <text:p>8199919</text:p>
              </table:table-cell>
              <table:table-cell office:value-type="float" office:value="8199919">
                <text:p>8199919</text:p>
              </table:table-cell>
              <table:table-cell office:value-type="float" office:value="130539716.149501">
                <text:p>130539716.149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9918">
                <text:p>8299918</text:p>
              </table:table-cell>
              <table:table-cell office:value-type="float" office:value="68888638806724">
                <text:p>68888638806724</text:p>
              </table:table-cell>
              <table:table-cell office:value-type="float" office:value="8299918">
                <text:p>8299918</text:p>
              </table:table-cell>
              <table:table-cell office:value-type="float" office:value="8299918">
                <text:p>8299918</text:p>
              </table:table-cell>
              <table:table-cell office:value-type="float" office:value="8299918">
                <text:p>8299918</text:p>
              </table:table-cell>
              <table:table-cell office:value-type="float" office:value="132232269.999552">
                <text:p>132232269.999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99917">
                <text:p>8399917</text:p>
              </table:table-cell>
              <table:table-cell office:value-type="float" office:value="70558605606889">
                <text:p>70558605606889</text:p>
              </table:table-cell>
              <table:table-cell office:value-type="float" office:value="8399917">
                <text:p>8399917</text:p>
              </table:table-cell>
              <table:table-cell office:value-type="float" office:value="8399917">
                <text:p>8399917</text:p>
              </table:table-cell>
              <table:table-cell office:value-type="float" office:value="8399917">
                <text:p>8399917</text:p>
              </table:table-cell>
              <table:table-cell office:value-type="float" office:value="133926028.685836">
                <text:p>133926028.685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9916">
                <text:p>8499916</text:p>
              </table:table-cell>
              <table:table-cell office:value-type="float" office:value="72248572007056">
                <text:p>72248572007056</text:p>
              </table:table-cell>
              <table:table-cell office:value-type="float" office:value="8499916">
                <text:p>8499916</text:p>
              </table:table-cell>
              <table:table-cell office:value-type="float" office:value="8499916">
                <text:p>8499916</text:p>
              </table:table-cell>
              <table:table-cell office:value-type="float" office:value="8499916">
                <text:p>8499916</text:p>
              </table:table-cell>
              <table:table-cell office:value-type="float" office:value="135620977.864385">
                <text:p>135620977.864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99915">
                <text:p>8599915</text:p>
              </table:table-cell>
              <table:table-cell office:value-type="float" office:value="73958538007225">
                <text:p>73958538007225</text:p>
              </table:table-cell>
              <table:table-cell office:value-type="float" office:value="8599915">
                <text:p>8599915</text:p>
              </table:table-cell>
              <table:table-cell office:value-type="float" office:value="8599915">
                <text:p>8599915</text:p>
              </table:table-cell>
              <table:table-cell office:value-type="float" office:value="8599915">
                <text:p>8599915</text:p>
              </table:table-cell>
              <table:table-cell office:value-type="float" office:value="137317103.528759">
                <text:p>137317103.528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9914">
                <text:p>8699914</text:p>
              </table:table-cell>
              <table:table-cell office:value-type="float" office:value="75688503607396">
                <text:p>75688503607396</text:p>
              </table:table-cell>
              <table:table-cell office:value-type="float" office:value="8699914">
                <text:p>8699914</text:p>
              </table:table-cell>
              <table:table-cell office:value-type="float" office:value="8699914">
                <text:p>8699914</text:p>
              </table:table-cell>
              <table:table-cell office:value-type="float" office:value="8699914">
                <text:p>8699914</text:p>
              </table:table-cell>
              <table:table-cell office:value-type="float" office:value="139014391.998273">
                <text:p>139014391.998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9913">
                <text:p>8799913</text:p>
              </table:table-cell>
              <table:table-cell office:value-type="float" office:value="77438468807569">
                <text:p>77438468807569</text:p>
              </table:table-cell>
              <table:table-cell office:value-type="float" office:value="8799913">
                <text:p>8799913</text:p>
              </table:table-cell>
              <table:table-cell office:value-type="float" office:value="8799913">
                <text:p>8799913</text:p>
              </table:table-cell>
              <table:table-cell office:value-type="float" office:value="8799913">
                <text:p>8799913</text:p>
              </table:table-cell>
              <table:table-cell office:value-type="float" office:value="140712829.906758">
                <text:p>140712829.906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9912">
                <text:p>8899912</text:p>
              </table:table-cell>
              <table:table-cell office:value-type="float" office:value="79208433607744">
                <text:p>79208433607744</text:p>
              </table:table-cell>
              <table:table-cell office:value-type="float" office:value="8899912">
                <text:p>8899912</text:p>
              </table:table-cell>
              <table:table-cell office:value-type="float" office:value="8899912">
                <text:p>8899912</text:p>
              </table:table-cell>
              <table:table-cell office:value-type="float" office:value="8899912">
                <text:p>8899912</text:p>
              </table:table-cell>
              <table:table-cell office:value-type="float" office:value="142412404.191845">
                <text:p>142412404.191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9911">
                <text:p>8999911</text:p>
              </table:table-cell>
              <table:table-cell office:value-type="float" office:value="80998398007921">
                <text:p>80998398007921</text:p>
              </table:table-cell>
              <table:table-cell office:value-type="float" office:value="8999911">
                <text:p>8999911</text:p>
              </table:table-cell>
              <table:table-cell office:value-type="float" office:value="8999911">
                <text:p>8999911</text:p>
              </table:table-cell>
              <table:table-cell office:value-type="float" office:value="8999911">
                <text:p>8999911</text:p>
              </table:table-cell>
              <table:table-cell office:value-type="float" office:value="144113102.084717">
                <text:p>144113102.084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9910">
                <text:p>9099910</text:p>
              </table:table-cell>
              <table:table-cell office:value-type="float" office:value="82808362008100">
                <text:p>82808362008100</text:p>
              </table:table-cell>
              <table:table-cell office:value-type="float" office:value="9099910">
                <text:p>9099910</text:p>
              </table:table-cell>
              <table:table-cell office:value-type="float" office:value="9099910">
                <text:p>9099910</text:p>
              </table:table-cell>
              <table:table-cell office:value-type="float" office:value="9099910">
                <text:p>9099910</text:p>
              </table:table-cell>
              <table:table-cell office:value-type="float" office:value="145814911.10033">
                <text:p>145814911.10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99909">
                <text:p>9199909</text:p>
              </table:table-cell>
              <table:table-cell office:value-type="float" office:value="84638325608281">
                <text:p>84638325608281</text:p>
              </table:table-cell>
              <table:table-cell office:value-type="float" office:value="9199909">
                <text:p>9199909</text:p>
              </table:table-cell>
              <table:table-cell office:value-type="float" office:value="9199909">
                <text:p>9199909</text:p>
              </table:table-cell>
              <table:table-cell office:value-type="float" office:value="9199909">
                <text:p>9199909</text:p>
              </table:table-cell>
              <table:table-cell office:value-type="float" office:value="147517819.02805">
                <text:p>147517819.02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9908">
                <text:p>9299908</text:p>
              </table:table-cell>
              <table:table-cell office:value-type="float" office:value="86488288808464">
                <text:p>86488288808464</text:p>
              </table:table-cell>
              <table:table-cell office:value-type="float" office:value="9299908">
                <text:p>9299908</text:p>
              </table:table-cell>
              <table:table-cell office:value-type="float" office:value="9299908">
                <text:p>9299908</text:p>
              </table:table-cell>
              <table:table-cell office:value-type="float" office:value="9299908">
                <text:p>9299908</text:p>
              </table:table-cell>
              <table:table-cell office:value-type="float" office:value="149221813.922707">
                <text:p>149221813.922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99907">
                <text:p>9399907</text:p>
              </table:table-cell>
              <table:table-cell office:value-type="float" office:value="88358251608649">
                <text:p>88358251608649</text:p>
              </table:table-cell>
              <table:table-cell office:value-type="float" office:value="9399907">
                <text:p>9399907</text:p>
              </table:table-cell>
              <table:table-cell office:value-type="float" office:value="9399907">
                <text:p>9399907</text:p>
              </table:table-cell>
              <table:table-cell office:value-type="float" office:value="9399907">
                <text:p>9399907</text:p>
              </table:table-cell>
              <table:table-cell office:value-type="float" office:value="150926884.096035">
                <text:p>150926884.096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9906">
                <text:p>9499906</text:p>
              </table:table-cell>
              <table:table-cell office:value-type="float" office:value="90248214008836">
                <text:p>90248214008836</text:p>
              </table:table-cell>
              <table:table-cell office:value-type="float" office:value="9499906">
                <text:p>9499906</text:p>
              </table:table-cell>
              <table:table-cell office:value-type="float" office:value="9499906">
                <text:p>9499906</text:p>
              </table:table-cell>
              <table:table-cell office:value-type="float" office:value="9499906">
                <text:p>9499906</text:p>
              </table:table-cell>
              <table:table-cell office:value-type="float" office:value="152633018.108466">
                <text:p>152633018.108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99905">
                <text:p>9599905</text:p>
              </table:table-cell>
              <table:table-cell office:value-type="float" office:value="92158176009025">
                <text:p>92158176009025</text:p>
              </table:table-cell>
              <table:table-cell office:value-type="float" office:value="9599905">
                <text:p>9599905</text:p>
              </table:table-cell>
              <table:table-cell office:value-type="float" office:value="9599905">
                <text:p>9599905</text:p>
              </table:table-cell>
              <table:table-cell office:value-type="float" office:value="9599905">
                <text:p>9599905</text:p>
              </table:table-cell>
              <table:table-cell office:value-type="float" office:value="154340204.761278">
                <text:p>154340204.761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9904">
                <text:p>9699904</text:p>
              </table:table-cell>
              <table:table-cell office:value-type="float" office:value="94088137609216">
                <text:p>94088137609216</text:p>
              </table:table-cell>
              <table:table-cell office:value-type="float" office:value="9699904">
                <text:p>9699904</text:p>
              </table:table-cell>
              <table:table-cell office:value-type="float" office:value="9699904">
                <text:p>9699904</text:p>
              </table:table-cell>
              <table:table-cell office:value-type="float" office:value="9699904">
                <text:p>9699904</text:p>
              </table:table-cell>
              <table:table-cell office:value-type="float" office:value="156048433.089071">
                <text:p>156048433.089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9903">
                <text:p>9799903</text:p>
              </table:table-cell>
              <table:table-cell office:value-type="float" office:value="96038098809409">
                <text:p>96038098809409</text:p>
              </table:table-cell>
              <table:table-cell office:value-type="float" office:value="9799903">
                <text:p>9799903</text:p>
              </table:table-cell>
              <table:table-cell office:value-type="float" office:value="9799903">
                <text:p>9799903</text:p>
              </table:table-cell>
              <table:table-cell office:value-type="float" office:value="9799903">
                <text:p>9799903</text:p>
              </table:table-cell>
              <table:table-cell office:value-type="float" office:value="157757692.352544">
                <text:p>157757692.352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9902">
                <text:p>9899902</text:p>
              </table:table-cell>
              <table:table-cell office:value-type="float" office:value="98008059609604">
                <text:p>98008059609604</text:p>
              </table:table-cell>
              <table:table-cell office:value-type="float" office:value="9899902">
                <text:p>9899902</text:p>
              </table:table-cell>
              <table:table-cell office:value-type="float" office:value="9899902">
                <text:p>9899902</text:p>
              </table:table-cell>
              <table:table-cell office:value-type="float" office:value="9899902">
                <text:p>9899902</text:p>
              </table:table-cell>
              <table:table-cell office:value-type="float" office:value="159467972.031582">
                <text:p>159467972.031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9901">
                <text:p>9999901</text:p>
              </table:table-cell>
              <table:table-cell office:value-type="float" office:value="99998020009801">
                <text:p>99998020009801</text:p>
              </table:table-cell>
              <table:table-cell office:value-type="float" office:value="9999901">
                <text:p>9999901</text:p>
              </table:table-cell>
              <table:table-cell office:value-type="float" office:value="9999901">
                <text:p>9999901</text:p>
              </table:table-cell>
              <table:table-cell office:value-type="float" office:value="9999901">
                <text:p>9999901</text:p>
              </table:table-cell>
              <table:table-cell office:value-type="float" office:value="161179261.818604">
                <text:p>161179261.818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9900">
                <text:p>10099900</text:p>
              </table:table-cell>
              <table:table-cell office:value-type="float" office:value="102007980010000">
                <text:p>102007980010000</text:p>
              </table:table-cell>
              <table:table-cell office:value-type="float" office:value="10099900">
                <text:p>10099900</text:p>
              </table:table-cell>
              <table:table-cell office:value-type="float" office:value="10099900">
                <text:p>10099900</text:p>
              </table:table-cell>
              <table:table-cell office:value-type="float" office:value="10099900">
                <text:p>10099900</text:p>
              </table:table-cell>
              <table:table-cell office:value-type="float" office:value="162891551.612193">
                <text:p>162891551.612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99899">
                <text:p>10199899</text:p>
              </table:table-cell>
              <table:table-cell office:value-type="float" office:value="104037939610201">
                <text:p>104037939610201</text:p>
              </table:table-cell>
              <table:table-cell office:value-type="float" office:value="10199899">
                <text:p>10199899</text:p>
              </table:table-cell>
              <table:table-cell office:value-type="float" office:value="10199899">
                <text:p>10199899</text:p>
              </table:table-cell>
              <table:table-cell office:value-type="float" office:value="10199899">
                <text:p>10199899</text:p>
              </table:table-cell>
              <table:table-cell office:value-type="float" office:value="164604831.51097">
                <text:p>164604831.510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>
        <chart:symbol-image xlink:href="Pictures/2000000D000000DF000000DF3D941C62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>
        <chart:symbol-image xlink:href="Pictures/2000000D000000DD000000DD7050AE9A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>
        <chart:symbol-image xlink:href="Pictures/2000000D000000DF000000DFF00A41FE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8.998cm" xlink:href=".." xlink:type="simple" chart:class="chart:scatter" chart:style-name="ch1">
        <chart:title svg:x="5.397cm" svg:y="0.315cm" chart:style-name="ch2">
          <text:p>Sortowanie przez scalanie</text:p>
        </chart:title>
        <chart:legend svg:x="12.753cm" svg:y="1.901cm" style:legend-expansion="custom" chartooo:width="2.985cm" chartooo:height="5.455cm" style:legend-expansion-aspect-ratio="0.547204399633364" chart:style-name="ch3"/>
        <chart:plot-area chart:style-name="ch4" table:cell-range-address="Arkusz1.G40:Arkusz1.H42 Arkusz1.G38:Arkusz1.H38 Arkusz1.H43:Arkusz1.H47 Arkusz1.A50:Arkusz1.C50 Arkusz1.A52:Arkusz1.C153" chart:data-source-has-labels="row" svg:x="0.398cm" svg:y="1.629cm" svg:width="15.34cm" svg:height="6.764cm">
          <chartooo:coordinate-region svg:x="3.798cm" svg:y="1.841cm" svg:width="11.105cm" svg:height="5.87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H40:Arkusz1.H42" chart:label-cell-address="Arkusz1.G38:Arkusz1.G38" chart:class="chart:scatter">
            <chart:domain table:cell-range-address="Arkusz1.G40:Arkusz1.G42"/>
            <chart:data-point chart:repeated="3"/>
          </chart:series>
          <chart:series chart:style-name="ch8" chart:values-cell-range-address="Arkusz1.H43:Arkusz1.H47" chart:label-cell-address="Arkusz1.H38:Arkusz1.H38" chart:class="chart:scatter">
            <chart:domain table:cell-range-address="Arkusz1.G43:Arkusz1.G47"/>
            <chart:data-point chart:repeated="5"/>
          </chart:series>
          <chart:series chart:style-name="ch9" chart:values-cell-range-address="Arkusz1.A52:Arkusz1.A153" chart:label-cell-address="Arkusz1.A50:Arkusz1.A50" chart:class="chart:scatter">
            <chart:domain table:cell-range-address="Arkusz1.A52:Arkusz1.A153"/>
            <chart:data-point chart:repeated="102"/>
          </chart:series>
          <chart:series chart:style-name="ch10" chart:values-cell-range-address="Arkusz1.B52:Arkusz1.B153" chart:label-cell-address="Arkusz1.B50:Arkusz1.B50" chart:class="chart:scatter">
            <chart:domain table:cell-range-address="Arkusz1.A52:Arkusz1.A153"/>
            <chart:data-point chart:repeated="102"/>
          </chart:series>
          <chart:series chart:style-name="ch11" chart:values-cell-range-address="Arkusz1.C52:Arkusz1.C153" chart:label-cell-address="Arkusz1.C50:Arkusz1.C50" chart:class="chart:scatter">
            <chart:domain table:cell-range-address="Arkusz1.A52:Arkusz1.A153"/>
            <chart:data-point chart:repeated="10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Dobry</text:p>
                <draw:g>
                  <svg:desc>Arkusz1.G38:Arkusz1.G38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Gorszy</text:p>
                <draw:g>
                  <svg:desc>Arkusz1.H38:Arkusz1.H3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50:Arkusz1.A5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N</text:p>
                <draw:g>
                  <svg:desc>Arkusz1.B50:Arkusz1.B50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C50:Arkusz1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Arkusz1.G40:Arkusz1.G42</svg:desc>
                </draw:g>
              </table:table-cell>
              <table:table-cell office:value-type="float" office:value="0.61">
                <text:p>0.61</text:p>
                <draw:g>
                  <svg:desc>Arkusz1.H40:Arkusz1.H42</svg:desc>
                </draw:g>
              </table:table-cell>
              <table:table-cell office:value-type="float" office:value="100000">
                <text:p>100000</text:p>
                <draw:g>
                  <svg:desc>Arkusz1.G43:Arkusz1.G47</svg:desc>
                </draw:g>
              </table:table-cell>
              <table:table-cell office:value-type="float" office:value="0.047">
                <text:p>0.047</text:p>
                <draw:g>
                  <svg:desc>Arkusz1.H43:Arkusz1.H47</svg:desc>
                </draw:g>
              </table:table-cell>
              <table:table-cell office:value-type="float" office:value="100000">
                <text:p>100000</text:p>
                <draw:g>
                  <svg:desc>Arkusz1.A52:Arkusz1.A153</svg:desc>
                </draw:g>
              </table:table-cell>
              <table:table-cell office:value-type="float" office:value="100000">
                <text:p>100000</text:p>
                <draw:g>
                  <svg:desc>Arkusz1.A52:Arkusz1.A153</svg:desc>
                </draw:g>
              </table:table-cell>
              <table:table-cell office:value-type="float" office:value="100000">
                <text:p>100000</text:p>
                <draw:g>
                  <svg:desc>Arkusz1.A52:Arkusz1.A153</svg:desc>
                </draw:g>
              </table:table-cell>
              <table:table-cell office:value-type="float" office:value="1151292.54649702">
                <text:p>1151292.54649702</text:p>
                <draw:g>
                  <svg:desc>Arkusz1.B52:Arkusz1.B153</svg:desc>
                </draw:g>
              </table:table-cell>
              <table:table-cell office:value-type="float" office:value="100000">
                <text:p>100000</text:p>
                <draw:g>
                  <svg:desc>Arkusz1.A52:Arkusz1.A153</svg:desc>
                </draw:g>
              </table:table-cell>
              <table:table-cell office:value-type="float" office:value="10000000000">
                <text:p>10000000000</text:p>
                <draw:g>
                  <svg:desc>Arkusz1.C52:Arkusz1.C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609">
                <text:p>0.609</text:p>
              </table:table-cell>
              <table:table-cell office:value-type="float" office:value="100000">
                <text:p>100000</text:p>
              </table:table-cell>
              <table:table-cell office:value-type="float" office:value="0.062">
                <text:p>0.062</text:p>
              </table:table-cell>
              <table:table-cell office:value-type="float" office:value="199999">
                <text:p>199999</text:p>
              </table:table-cell>
              <table:table-cell office:value-type="float" office:value="199999">
                <text:p>199999</text:p>
              </table:table-cell>
              <table:table-cell office:value-type="float" office:value="199999">
                <text:p>199999</text:p>
              </table:table-cell>
              <table:table-cell office:value-type="float" office:value="2441201.32303589">
                <text:p>2441201.32303589</text:p>
              </table:table-cell>
              <table:table-cell office:value-type="float" office:value="199999">
                <text:p>199999</text:p>
              </table:table-cell>
              <table:table-cell office:value-type="float" office:value="39999600001">
                <text:p>399996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">
                <text:p>10000000</text:p>
              </table:table-cell>
              <table:table-cell office:value-type="float" office:value="6.61">
                <text:p>6.61</text:p>
              </table:table-cell>
              <table:table-cell office:value-type="float" office:value="1000000">
                <text:p>1000000</text:p>
              </table:table-cell>
              <table:table-cell office:value-type="float" office:value="0.641">
                <text:p>0.641</text:p>
              </table:table-cell>
              <table:table-cell office:value-type="float" office:value="299998">
                <text:p>299998</text:p>
              </table:table-cell>
              <table:table-cell office:value-type="float" office:value="299998">
                <text:p>299998</text:p>
              </table:table-cell>
              <table:table-cell office:value-type="float" office:value="299998">
                <text:p>299998</text:p>
              </table:table-cell>
              <table:table-cell office:value-type="float" office:value="3783434.10302266">
                <text:p>3783434.10302266</text:p>
              </table:table-cell>
              <table:table-cell office:value-type="float" office:value="299998">
                <text:p>299998</text:p>
              </table:table-cell>
              <table:table-cell office:value-type="float" office:value="89998800004">
                <text:p>8999880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0.641">
                <text:p>0.641</text:p>
              </table:table-cell>
              <table:table-cell office:value-type="float" office:value="399997">
                <text:p>399997</text:p>
              </table:table-cell>
              <table:table-cell office:value-type="float" office:value="399997">
                <text:p>399997</text:p>
              </table:table-cell>
              <table:table-cell office:value-type="float" office:value="399997">
                <text:p>399997</text:p>
              </table:table-cell>
              <table:table-cell office:value-type="float" office:value="5159646.23278782">
                <text:p>5159646.23278782</text:p>
              </table:table-cell>
              <table:table-cell office:value-type="float" office:value="399997">
                <text:p>399997</text:p>
              </table:table-cell>
              <table:table-cell office:value-type="float" office:value="159997600009">
                <text:p>159997600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0">
                <text:p>10000000</text:p>
              </table:table-cell>
              <table:table-cell office:value-type="float" office:value="37.672">
                <text:p>37.672</text:p>
              </table:table-cell>
              <table:table-cell office:value-type="float" office:value="499996">
                <text:p>499996</text:p>
              </table:table-cell>
              <table:table-cell office:value-type="float" office:value="499996">
                <text:p>499996</text:p>
              </table:table-cell>
              <table:table-cell office:value-type="float" office:value="499996">
                <text:p>499996</text:p>
              </table:table-cell>
              <table:table-cell office:value-type="float" office:value="6561125.19926465">
                <text:p>6561125.19926465</text:p>
              </table:table-cell>
              <table:table-cell office:value-type="float" office:value="499996">
                <text:p>499996</text:p>
              </table:table-cell>
              <table:table-cell office:value-type="float" office:value="249996000016">
                <text:p>249996000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995">
                <text:p>599995</text:p>
              </table:table-cell>
              <table:table-cell office:value-type="float" office:value="599995">
                <text:p>599995</text:p>
              </table:table-cell>
              <table:table-cell office:value-type="float" office:value="599995">
                <text:p>599995</text:p>
              </table:table-cell>
              <table:table-cell office:value-type="float" office:value="7982739.43711513">
                <text:p>7982739.43711513</text:p>
              </table:table-cell>
              <table:table-cell office:value-type="float" office:value="599995">
                <text:p>599995</text:p>
              </table:table-cell>
              <table:table-cell office:value-type="float" office:value="359994000025">
                <text:p>359994000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994">
                <text:p>699994</text:p>
              </table:table-cell>
              <table:table-cell office:value-type="float" office:value="699994">
                <text:p>699994</text:p>
              </table:table-cell>
              <table:table-cell office:value-type="float" office:value="699994">
                <text:p>699994</text:p>
              </table:table-cell>
              <table:table-cell office:value-type="float" office:value="9421098.17682991">
                <text:p>9421098.17682991</text:p>
              </table:table-cell>
              <table:table-cell office:value-type="float" office:value="699994">
                <text:p>699994</text:p>
              </table:table-cell>
              <table:table-cell office:value-type="float" office:value="489991600036">
                <text:p>489991600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993">
                <text:p>799993</text:p>
              </table:table-cell>
              <table:table-cell office:value-type="float" office:value="799993">
                <text:p>799993</text:p>
              </table:table-cell>
              <table:table-cell office:value-type="float" office:value="799993">
                <text:p>799993</text:p>
              </table:table-cell>
              <table:table-cell office:value-type="float" office:value="10873791.4587816">
                <text:p>10873791.4587816</text:p>
              </table:table-cell>
              <table:table-cell office:value-type="float" office:value="799993">
                <text:p>799993</text:p>
              </table:table-cell>
              <table:table-cell office:value-type="float" office:value="639988800049">
                <text:p>63998880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992">
                <text:p>899992</text:p>
              </table:table-cell>
              <table:table-cell office:value-type="float" office:value="899992">
                <text:p>899992</text:p>
              </table:table-cell>
              <table:table-cell office:value-type="float" office:value="899992">
                <text:p>899992</text:p>
              </table:table-cell>
              <table:table-cell office:value-type="float" office:value="12339017.356911">
                <text:p>12339017.356911</text:p>
              </table:table-cell>
              <table:table-cell office:value-type="float" office:value="899992">
                <text:p>899992</text:p>
              </table:table-cell>
              <table:table-cell office:value-type="float" office:value="809985600064">
                <text:p>809985600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991">
                <text:p>999991</text:p>
              </table:table-cell>
              <table:table-cell office:value-type="float" office:value="999991">
                <text:p>999991</text:p>
              </table:table-cell>
              <table:table-cell office:value-type="float" office:value="999991">
                <text:p>999991</text:p>
              </table:table-cell>
              <table:table-cell office:value-type="float" office:value="13815377.2184098">
                <text:p>13815377.2184098</text:p>
              </table:table-cell>
              <table:table-cell office:value-type="float" office:value="999991">
                <text:p>999991</text:p>
              </table:table-cell>
              <table:table-cell office:value-type="float" office:value="999982000081">
                <text:p>999982000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990">
                <text:p>1099990</text:p>
              </table:table-cell>
              <table:table-cell office:value-type="float" office:value="1099990">
                <text:p>1099990</text:p>
              </table:table-cell>
              <table:table-cell office:value-type="float" office:value="1099990">
                <text:p>1099990</text:p>
              </table:table-cell>
              <table:table-cell office:value-type="float" office:value="15301753.7033835">
                <text:p>15301753.7033835</text:p>
              </table:table-cell>
              <table:table-cell office:value-type="float" office:value="1099990">
                <text:p>1099990</text:p>
              </table:table-cell>
              <table:table-cell office:value-type="float" office:value="1209978000100">
                <text:p>12099780001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9989">
                <text:p>1199989</text:p>
              </table:table-cell>
              <table:table-cell office:value-type="float" office:value="1199989">
                <text:p>1199989</text:p>
              </table:table-cell>
              <table:table-cell office:value-type="float" office:value="1199989">
                <text:p>1199989</text:p>
              </table:table-cell>
              <table:table-cell office:value-type="float" office:value="16797233.561607">
                <text:p>16797233.561607</text:p>
              </table:table-cell>
              <table:table-cell office:value-type="float" office:value="1199989">
                <text:p>1199989</text:p>
              </table:table-cell>
              <table:table-cell office:value-type="float" office:value="1439973600121">
                <text:p>1439973600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9988">
                <text:p>1299988</text:p>
              </table:table-cell>
              <table:table-cell office:value-type="float" office:value="1299988">
                <text:p>1299988</text:p>
              </table:table-cell>
              <table:table-cell office:value-type="float" office:value="1299988">
                <text:p>1299988</text:p>
              </table:table-cell>
              <table:table-cell office:value-type="float" office:value="18301056.3347188">
                <text:p>18301056.3347188</text:p>
              </table:table-cell>
              <table:table-cell office:value-type="float" office:value="1299988">
                <text:p>1299988</text:p>
              </table:table-cell>
              <table:table-cell office:value-type="float" office:value="1689968800144">
                <text:p>1689968800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9987">
                <text:p>1399987</text:p>
              </table:table-cell>
              <table:table-cell office:value-type="float" office:value="1399987">
                <text:p>1399987</text:p>
              </table:table-cell>
              <table:table-cell office:value-type="float" office:value="1399987">
                <text:p>1399987</text:p>
              </table:table-cell>
              <table:table-cell office:value-type="float" office:value="19812578.9367037">
                <text:p>19812578.9367037</text:p>
              </table:table-cell>
              <table:table-cell office:value-type="float" office:value="1399987">
                <text:p>1399987</text:p>
              </table:table-cell>
              <table:table-cell office:value-type="float" office:value="1959963600169">
                <text:p>1959963600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9986">
                <text:p>1499986</text:p>
              </table:table-cell>
              <table:table-cell office:value-type="float" office:value="1499986">
                <text:p>1499986</text:p>
              </table:table-cell>
              <table:table-cell office:value-type="float" office:value="1499986">
                <text:p>1499986</text:p>
              </table:table-cell>
              <table:table-cell office:value-type="float" office:value="21331250.4055147">
                <text:p>21331250.4055147</text:p>
              </table:table-cell>
              <table:table-cell office:value-type="float" office:value="1499986">
                <text:p>1499986</text:p>
              </table:table-cell>
              <table:table-cell office:value-type="float" office:value="2249958000196">
                <text:p>2249958000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9985">
                <text:p>1599985</text:p>
              </table:table-cell>
              <table:table-cell office:value-type="float" office:value="1599985">
                <text:p>1599985</text:p>
              </table:table-cell>
              <table:table-cell office:value-type="float" office:value="1599985">
                <text:p>1599985</text:p>
              </table:table-cell>
              <table:table-cell office:value-type="float" office:value="22856593.4168935">
                <text:p>22856593.4168935</text:p>
              </table:table-cell>
              <table:table-cell office:value-type="float" office:value="1599985">
                <text:p>1599985</text:p>
              </table:table-cell>
              <table:table-cell office:value-type="float" office:value="2559952000225">
                <text:p>2559952000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9984">
                <text:p>1699984</text:p>
              </table:table-cell>
              <table:table-cell office:value-type="float" office:value="1699984">
                <text:p>1699984</text:p>
              </table:table-cell>
              <table:table-cell office:value-type="float" office:value="1699984">
                <text:p>1699984</text:p>
              </table:table-cell>
              <table:table-cell office:value-type="float" office:value="24388190.4371993">
                <text:p>24388190.4371993</text:p>
              </table:table-cell>
              <table:table-cell office:value-type="float" office:value="1699984">
                <text:p>1699984</text:p>
              </table:table-cell>
              <table:table-cell office:value-type="float" office:value="2889945600256">
                <text:p>2889945600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9983">
                <text:p>1799983</text:p>
              </table:table-cell>
              <table:table-cell office:value-type="float" office:value="1799983">
                <text:p>1799983</text:p>
              </table:table-cell>
              <table:table-cell office:value-type="float" office:value="1799983">
                <text:p>1799983</text:p>
              </table:table-cell>
              <table:table-cell office:value-type="float" office:value="25925673.145187">
                <text:p>25925673.145187</text:p>
              </table:table-cell>
              <table:table-cell office:value-type="float" office:value="1799983">
                <text:p>1799983</text:p>
              </table:table-cell>
              <table:table-cell office:value-type="float" office:value="3239938800289">
                <text:p>3239938800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9982">
                <text:p>1899982</text:p>
              </table:table-cell>
              <table:table-cell office:value-type="float" office:value="1899982">
                <text:p>1899982</text:p>
              </table:table-cell>
              <table:table-cell office:value-type="float" office:value="1899982">
                <text:p>1899982</text:p>
              </table:table-cell>
              <table:table-cell office:value-type="float" office:value="27468714.2113849">
                <text:p>27468714.2113849</text:p>
              </table:table-cell>
              <table:table-cell office:value-type="float" office:value="1899982">
                <text:p>1899982</text:p>
              </table:table-cell>
              <table:table-cell office:value-type="float" office:value="3609931600324">
                <text:p>3609931600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9981">
                <text:p>1999981</text:p>
              </table:table-cell>
              <table:table-cell office:value-type="float" office:value="1999981">
                <text:p>1999981</text:p>
              </table:table-cell>
              <table:table-cell office:value-type="float" office:value="1999981">
                <text:p>1999981</text:p>
              </table:table-cell>
              <table:table-cell office:value-type="float" office:value="29017020.8126417">
                <text:p>29017020.8126417</text:p>
              </table:table-cell>
              <table:table-cell office:value-type="float" office:value="1999981">
                <text:p>1999981</text:p>
              </table:table-cell>
              <table:table-cell office:value-type="float" office:value="3999924000361">
                <text:p>3999924000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9980">
                <text:p>2099980</text:p>
              </table:table-cell>
              <table:table-cell office:value-type="float" office:value="2099980">
                <text:p>2099980</text:p>
              </table:table-cell>
              <table:table-cell office:value-type="float" office:value="2099980">
                <text:p>2099980</text:p>
              </table:table-cell>
              <table:table-cell office:value-type="float" office:value="30570329.4467939">
                <text:p>30570329.4467939</text:p>
              </table:table-cell>
              <table:table-cell office:value-type="float" office:value="2099980">
                <text:p>2099980</text:p>
              </table:table-cell>
              <table:table-cell office:value-type="float" office:value="4409916000400">
                <text:p>44099160004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9979">
                <text:p>2199979</text:p>
              </table:table-cell>
              <table:table-cell office:value-type="float" office:value="2199979">
                <text:p>2199979</text:p>
              </table:table-cell>
              <table:table-cell office:value-type="float" office:value="2199979">
                <text:p>2199979</text:p>
              </table:table-cell>
              <table:table-cell office:value-type="float" office:value="32128401.7370967">
                <text:p>32128401.7370967</text:p>
              </table:table-cell>
              <table:table-cell office:value-type="float" office:value="2199979">
                <text:p>2199979</text:p>
              </table:table-cell>
              <table:table-cell office:value-type="float" office:value="4839907600441">
                <text:p>4839907600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9978">
                <text:p>2299978</text:p>
              </table:table-cell>
              <table:table-cell office:value-type="float" office:value="2299978">
                <text:p>2299978</text:p>
              </table:table-cell>
              <table:table-cell office:value-type="float" office:value="2299978">
                <text:p>2299978</text:p>
              </table:table-cell>
              <table:table-cell office:value-type="float" office:value="33691021.0009408">
                <text:p>33691021.0009408</text:p>
              </table:table-cell>
              <table:table-cell office:value-type="float" office:value="2299978">
                <text:p>2299978</text:p>
              </table:table-cell>
              <table:table-cell office:value-type="float" office:value="5289898800484">
                <text:p>5289898800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9977">
                <text:p>2399977</text:p>
              </table:table-cell>
              <table:table-cell office:value-type="float" office:value="2399977">
                <text:p>2399977</text:p>
              </table:table-cell>
              <table:table-cell office:value-type="float" office:value="2399977">
                <text:p>2399977</text:p>
              </table:table-cell>
              <table:table-cell office:value-type="float" office:value="35257989.41635">
                <text:p>35257989.41635</text:p>
              </table:table-cell>
              <table:table-cell office:value-type="float" office:value="2399977">
                <text:p>2399977</text:p>
              </table:table-cell>
              <table:table-cell office:value-type="float" office:value="5759889600529">
                <text:p>5759889600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9976">
                <text:p>2499976</text:p>
              </table:table-cell>
              <table:table-cell office:value-type="float" office:value="2499976">
                <text:p>2499976</text:p>
              </table:table-cell>
              <table:table-cell office:value-type="float" office:value="2499976">
                <text:p>2499976</text:p>
              </table:table-cell>
              <table:table-cell office:value-type="float" office:value="36829125.6614803">
                <text:p>36829125.6614803</text:p>
              </table:table-cell>
              <table:table-cell office:value-type="float" office:value="2499976">
                <text:p>2499976</text:p>
              </table:table-cell>
              <table:table-cell office:value-type="float" office:value="6249880000576">
                <text:p>6249880000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9975">
                <text:p>2599975</text:p>
              </table:table-cell>
              <table:table-cell office:value-type="float" office:value="2599975">
                <text:p>2599975</text:p>
              </table:table-cell>
              <table:table-cell office:value-type="float" office:value="2599975">
                <text:p>2599975</text:p>
              </table:table-cell>
              <table:table-cell office:value-type="float" office:value="38404262.9323486">
                <text:p>38404262.9323486</text:p>
              </table:table-cell>
              <table:table-cell office:value-type="float" office:value="2599975">
                <text:p>2599975</text:p>
              </table:table-cell>
              <table:table-cell office:value-type="float" office:value="6759870000625">
                <text:p>6759870000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9974">
                <text:p>2699974</text:p>
              </table:table-cell>
              <table:table-cell office:value-type="float" office:value="2699974">
                <text:p>2699974</text:p>
              </table:table-cell>
              <table:table-cell office:value-type="float" office:value="2699974">
                <text:p>2699974</text:p>
              </table:table-cell>
              <table:table-cell office:value-type="float" office:value="39983247.2659359">
                <text:p>39983247.2659359</text:p>
              </table:table-cell>
              <table:table-cell office:value-type="float" office:value="2699974">
                <text:p>2699974</text:p>
              </table:table-cell>
              <table:table-cell office:value-type="float" office:value="7289859600676">
                <text:p>7289859600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9973">
                <text:p>2799973</text:p>
              </table:table-cell>
              <table:table-cell office:value-type="float" office:value="2799973">
                <text:p>2799973</text:p>
              </table:table-cell>
              <table:table-cell office:value-type="float" office:value="2799973">
                <text:p>2799973</text:p>
              </table:table-cell>
              <table:table-cell office:value-type="float" office:value="41565936.1120281">
                <text:p>41565936.1120281</text:p>
              </table:table-cell>
              <table:table-cell office:value-type="float" office:value="2799973">
                <text:p>2799973</text:p>
              </table:table-cell>
              <table:table-cell office:value-type="float" office:value="7839848800729">
                <text:p>7839848800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9972">
                <text:p>2899972</text:p>
              </table:table-cell>
              <table:table-cell office:value-type="float" office:value="2899972">
                <text:p>2899972</text:p>
              </table:table-cell>
              <table:table-cell office:value-type="float" office:value="2899972">
                <text:p>2899972</text:p>
              </table:table-cell>
              <table:table-cell office:value-type="float" office:value="43152197.1093134">
                <text:p>43152197.1093134</text:p>
              </table:table-cell>
              <table:table-cell office:value-type="float" office:value="2899972">
                <text:p>2899972</text:p>
              </table:table-cell>
              <table:table-cell office:value-type="float" office:value="8409837600784">
                <text:p>8409837600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9971">
                <text:p>2999971</text:p>
              </table:table-cell>
              <table:table-cell office:value-type="float" office:value="2999971">
                <text:p>2999971</text:p>
              </table:table-cell>
              <table:table-cell office:value-type="float" office:value="2999971">
                <text:p>2999971</text:p>
              </table:table-cell>
              <table:table-cell office:value-type="float" office:value="44741907.0304748">
                <text:p>44741907.0304748</text:p>
              </table:table-cell>
              <table:table-cell office:value-type="float" office:value="2999971">
                <text:p>2999971</text:p>
              </table:table-cell>
              <table:table-cell office:value-type="float" office:value="8999826000841">
                <text:p>8999826000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9970">
                <text:p>3099970</text:p>
              </table:table-cell>
              <table:table-cell office:value-type="float" office:value="3099970">
                <text:p>3099970</text:p>
              </table:table-cell>
              <table:table-cell office:value-type="float" office:value="3099970">
                <text:p>3099970</text:p>
              </table:table-cell>
              <table:table-cell office:value-type="float" office:value="46334950.8680767">
                <text:p>46334950.8680767</text:p>
              </table:table-cell>
              <table:table-cell office:value-type="float" office:value="3099970">
                <text:p>3099970</text:p>
              </table:table-cell>
              <table:table-cell office:value-type="float" office:value="9609814000900">
                <text:p>96098140009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9969">
                <text:p>3199969</text:p>
              </table:table-cell>
              <table:table-cell office:value-type="float" office:value="3199969">
                <text:p>3199969</text:p>
              </table:table-cell>
              <table:table-cell office:value-type="float" office:value="3199969">
                <text:p>3199969</text:p>
              </table:table-cell>
              <table:table-cell office:value-type="float" office:value="47931221.0385116">
                <text:p>47931221.0385116</text:p>
              </table:table-cell>
              <table:table-cell office:value-type="float" office:value="3199969">
                <text:p>3199969</text:p>
              </table:table-cell>
              <table:table-cell office:value-type="float" office:value="10239801600961">
                <text:p>10239801600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9968">
                <text:p>3299968</text:p>
              </table:table-cell>
              <table:table-cell office:value-type="float" office:value="3299968">
                <text:p>3299968</text:p>
              </table:table-cell>
              <table:table-cell office:value-type="float" office:value="3299968">
                <text:p>3299968</text:p>
              </table:table-cell>
              <table:table-cell office:value-type="float" office:value="49530616.6855394">
                <text:p>49530616.6855394</text:p>
              </table:table-cell>
              <table:table-cell office:value-type="float" office:value="3299968">
                <text:p>3299968</text:p>
              </table:table-cell>
              <table:table-cell office:value-type="float" office:value="10889788801024">
                <text:p>10889788801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9967">
                <text:p>3399967</text:p>
              </table:table-cell>
              <table:table-cell office:value-type="float" office:value="3399967">
                <text:p>3399967</text:p>
              </table:table-cell>
              <table:table-cell office:value-type="float" office:value="3399967">
                <text:p>3399967</text:p>
              </table:table-cell>
              <table:table-cell office:value-type="float" office:value="51133043.0683162">
                <text:p>51133043.0683162</text:p>
              </table:table-cell>
              <table:table-cell office:value-type="float" office:value="3399967">
                <text:p>3399967</text:p>
              </table:table-cell>
              <table:table-cell office:value-type="float" office:value="11559775601089">
                <text:p>11559775601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9966">
                <text:p>3499966</text:p>
              </table:table-cell>
              <table:table-cell office:value-type="float" office:value="3499966">
                <text:p>3499966</text:p>
              </table:table-cell>
              <table:table-cell office:value-type="float" office:value="3499966">
                <text:p>3499966</text:p>
              </table:table-cell>
              <table:table-cell office:value-type="float" office:value="52738411.021474">
                <text:p>52738411.021474</text:p>
              </table:table-cell>
              <table:table-cell office:value-type="float" office:value="3499966">
                <text:p>3499966</text:p>
              </table:table-cell>
              <table:table-cell office:value-type="float" office:value="12249762001156">
                <text:p>12249762001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9965">
                <text:p>3599965</text:p>
              </table:table-cell>
              <table:table-cell office:value-type="float" office:value="3599965">
                <text:p>3599965</text:p>
              </table:table-cell>
              <table:table-cell office:value-type="float" office:value="3599965">
                <text:p>3599965</text:p>
              </table:table-cell>
              <table:table-cell office:value-type="float" office:value="54346636.4769508">
                <text:p>54346636.4769508</text:p>
              </table:table-cell>
              <table:table-cell office:value-type="float" office:value="3599965">
                <text:p>3599965</text:p>
              </table:table-cell>
              <table:table-cell office:value-type="float" office:value="12959748001225">
                <text:p>12959748001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9964">
                <text:p>3699964</text:p>
              </table:table-cell>
              <table:table-cell office:value-type="float" office:value="3699964">
                <text:p>3699964</text:p>
              </table:table-cell>
              <table:table-cell office:value-type="float" office:value="3699964">
                <text:p>3699964</text:p>
              </table:table-cell>
              <table:table-cell office:value-type="float" office:value="55957640.038987">
                <text:p>55957640.038987</text:p>
              </table:table-cell>
              <table:table-cell office:value-type="float" office:value="3699964">
                <text:p>3699964</text:p>
              </table:table-cell>
              <table:table-cell office:value-type="float" office:value="13689733601296">
                <text:p>13689733601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9963">
                <text:p>3799963</text:p>
              </table:table-cell>
              <table:table-cell office:value-type="float" office:value="3799963">
                <text:p>3799963</text:p>
              </table:table-cell>
              <table:table-cell office:value-type="float" office:value="3799963">
                <text:p>3799963</text:p>
              </table:table-cell>
              <table:table-cell office:value-type="float" office:value="57571346.6050972">
                <text:p>57571346.6050972</text:p>
              </table:table-cell>
              <table:table-cell office:value-type="float" office:value="3799963">
                <text:p>3799963</text:p>
              </table:table-cell>
              <table:table-cell office:value-type="float" office:value="14439718801369">
                <text:p>14439718801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9962">
                <text:p>3899962</text:p>
              </table:table-cell>
              <table:table-cell office:value-type="float" office:value="3899962">
                <text:p>3899962</text:p>
              </table:table-cell>
              <table:table-cell office:value-type="float" office:value="3899962">
                <text:p>3899962</text:p>
              </table:table-cell>
              <table:table-cell office:value-type="float" office:value="59187685.0269644">
                <text:p>59187685.0269644</text:p>
              </table:table-cell>
              <table:table-cell office:value-type="float" office:value="3899962">
                <text:p>3899962</text:p>
              </table:table-cell>
              <table:table-cell office:value-type="float" office:value="15209703601444">
                <text:p>15209703601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9961">
                <text:p>3999961</text:p>
              </table:table-cell>
              <table:table-cell office:value-type="float" office:value="3999961">
                <text:p>3999961</text:p>
              </table:table-cell>
              <table:table-cell office:value-type="float" office:value="3999961">
                <text:p>3999961</text:p>
              </table:table-cell>
              <table:table-cell office:value-type="float" office:value="60806587.8061349">
                <text:p>60806587.8061349</text:p>
              </table:table-cell>
              <table:table-cell office:value-type="float" office:value="3999961">
                <text:p>3999961</text:p>
              </table:table-cell>
              <table:table-cell office:value-type="float" office:value="15999688001521">
                <text:p>15999688001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9960">
                <text:p>4099960</text:p>
              </table:table-cell>
              <table:table-cell office:value-type="float" office:value="4099960">
                <text:p>4099960</text:p>
              </table:table-cell>
              <table:table-cell office:value-type="float" office:value="4099960">
                <text:p>4099960</text:p>
              </table:table-cell>
              <table:table-cell office:value-type="float" office:value="62427990.8201595">
                <text:p>62427990.8201595</text:p>
              </table:table-cell>
              <table:table-cell office:value-type="float" office:value="4099960">
                <text:p>4099960</text:p>
              </table:table-cell>
              <table:table-cell office:value-type="float" office:value="16809672001600">
                <text:p>16809672001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959">
                <text:p>4199959</text:p>
              </table:table-cell>
              <table:table-cell office:value-type="float" office:value="4199959">
                <text:p>4199959</text:p>
              </table:table-cell>
              <table:table-cell office:value-type="float" office:value="4199959">
                <text:p>4199959</text:p>
              </table:table-cell>
              <table:table-cell office:value-type="float" office:value="64051833.0754668">
                <text:p>64051833.0754668</text:p>
              </table:table-cell>
              <table:table-cell office:value-type="float" office:value="4199959">
                <text:p>4199959</text:p>
              </table:table-cell>
              <table:table-cell office:value-type="float" office:value="17639655601681">
                <text:p>17639655601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9958">
                <text:p>4299958</text:p>
              </table:table-cell>
              <table:table-cell office:value-type="float" office:value="4299958">
                <text:p>4299958</text:p>
              </table:table-cell>
              <table:table-cell office:value-type="float" office:value="4299958">
                <text:p>4299958</text:p>
              </table:table-cell>
              <table:table-cell office:value-type="float" office:value="65678056.483785">
                <text:p>65678056.483785</text:p>
              </table:table-cell>
              <table:table-cell office:value-type="float" office:value="4299958">
                <text:p>4299958</text:p>
              </table:table-cell>
              <table:table-cell office:value-type="float" office:value="18489638801764">
                <text:p>18489638801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9957">
                <text:p>4399957</text:p>
              </table:table-cell>
              <table:table-cell office:value-type="float" office:value="4399957">
                <text:p>4399957</text:p>
              </table:table-cell>
              <table:table-cell office:value-type="float" office:value="4399957">
                <text:p>4399957</text:p>
              </table:table-cell>
              <table:table-cell office:value-type="float" office:value="67306605.6593702">
                <text:p>67306605.6593702</text:p>
              </table:table-cell>
              <table:table-cell office:value-type="float" office:value="4399957">
                <text:p>4399957</text:p>
              </table:table-cell>
              <table:table-cell office:value-type="float" office:value="19359621601849">
                <text:p>19359621601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9956">
                <text:p>4499956</text:p>
              </table:table-cell>
              <table:table-cell office:value-type="float" office:value="4499956">
                <text:p>4499956</text:p>
              </table:table-cell>
              <table:table-cell office:value-type="float" office:value="4499956">
                <text:p>4499956</text:p>
              </table:table-cell>
              <table:table-cell office:value-type="float" office:value="68937427.7346776">
                <text:p>68937427.7346776</text:p>
              </table:table-cell>
              <table:table-cell office:value-type="float" office:value="4499956">
                <text:p>4499956</text:p>
              </table:table-cell>
              <table:table-cell office:value-type="float" office:value="20249604001936">
                <text:p>20249604001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9955">
                <text:p>4599955</text:p>
              </table:table-cell>
              <table:table-cell office:value-type="float" office:value="4599955">
                <text:p>4599955</text:p>
              </table:table-cell>
              <table:table-cell office:value-type="float" office:value="4599955">
                <text:p>4599955</text:p>
              </table:table-cell>
              <table:table-cell office:value-type="float" office:value="70570472.1924242">
                <text:p>70570472.1924242</text:p>
              </table:table-cell>
              <table:table-cell office:value-type="float" office:value="4599955">
                <text:p>4599955</text:p>
              </table:table-cell>
              <table:table-cell office:value-type="float" office:value="21159586002025">
                <text:p>21159586002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9954">
                <text:p>4699954</text:p>
              </table:table-cell>
              <table:table-cell office:value-type="float" office:value="4699954">
                <text:p>4699954</text:p>
              </table:table-cell>
              <table:table-cell office:value-type="float" office:value="4699954">
                <text:p>4699954</text:p>
              </table:table-cell>
              <table:table-cell office:value-type="float" office:value="72205690.7122614">
                <text:p>72205690.7122614</text:p>
              </table:table-cell>
              <table:table-cell office:value-type="float" office:value="4699954">
                <text:p>4699954</text:p>
              </table:table-cell>
              <table:table-cell office:value-type="float" office:value="22089567602116">
                <text:p>22089567602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9953">
                <text:p>4799953</text:p>
              </table:table-cell>
              <table:table-cell office:value-type="float" office:value="4799953">
                <text:p>4799953</text:p>
              </table:table-cell>
              <table:table-cell office:value-type="float" office:value="4799953">
                <text:p>4799953</text:p>
              </table:table-cell>
              <table:table-cell office:value-type="float" office:value="73843037.0305007">
                <text:p>73843037.0305007</text:p>
              </table:table-cell>
              <table:table-cell office:value-type="float" office:value="4799953">
                <text:p>4799953</text:p>
              </table:table-cell>
              <table:table-cell office:value-type="float" office:value="23039548802209">
                <text:p>23039548802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9952">
                <text:p>4899952</text:p>
              </table:table-cell>
              <table:table-cell office:value-type="float" office:value="4899952">
                <text:p>4899952</text:p>
              </table:table-cell>
              <table:table-cell office:value-type="float" office:value="4899952">
                <text:p>4899952</text:p>
              </table:table-cell>
              <table:table-cell office:value-type="float" office:value="75482466.8115347">
                <text:p>75482466.8115347</text:p>
              </table:table-cell>
              <table:table-cell office:value-type="float" office:value="4899952">
                <text:p>4899952</text:p>
              </table:table-cell>
              <table:table-cell office:value-type="float" office:value="24009529602304">
                <text:p>24009529602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9951">
                <text:p>4999951</text:p>
              </table:table-cell>
              <table:table-cell office:value-type="float" office:value="4999951">
                <text:p>4999951</text:p>
              </table:table-cell>
              <table:table-cell office:value-type="float" office:value="4999951">
                <text:p>4999951</text:p>
              </table:table-cell>
              <table:table-cell office:value-type="float" office:value="77123937.5297569">
                <text:p>77123937.5297569</text:p>
              </table:table-cell>
              <table:table-cell office:value-type="float" office:value="4999951">
                <text:p>4999951</text:p>
              </table:table-cell>
              <table:table-cell office:value-type="float" office:value="24999510002401">
                <text:p>24999510002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9950">
                <text:p>5099950</text:p>
              </table:table-cell>
              <table:table-cell office:value-type="float" office:value="5099950">
                <text:p>5099950</text:p>
              </table:table-cell>
              <table:table-cell office:value-type="float" office:value="5099950">
                <text:p>5099950</text:p>
              </table:table-cell>
              <table:table-cell office:value-type="float" office:value="78767408.3609324">
                <text:p>78767408.3609324</text:p>
              </table:table-cell>
              <table:table-cell office:value-type="float" office:value="5099950">
                <text:p>5099950</text:p>
              </table:table-cell>
              <table:table-cell office:value-type="float" office:value="26009490002500">
                <text:p>260094900025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9949">
                <text:p>5199949</text:p>
              </table:table-cell>
              <table:table-cell office:value-type="float" office:value="5199949">
                <text:p>5199949</text:p>
              </table:table-cell>
              <table:table-cell office:value-type="float" office:value="5199949">
                <text:p>5199949</text:p>
              </table:table-cell>
              <table:table-cell office:value-type="float" office:value="80412840.0820903">
                <text:p>80412840.0820903</text:p>
              </table:table-cell>
              <table:table-cell office:value-type="float" office:value="5199949">
                <text:p>5199949</text:p>
              </table:table-cell>
              <table:table-cell office:value-type="float" office:value="27039469602601">
                <text:p>27039469602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9948">
                <text:p>5299948</text:p>
              </table:table-cell>
              <table:table-cell office:value-type="float" office:value="5299948">
                <text:p>5299948</text:p>
              </table:table-cell>
              <table:table-cell office:value-type="float" office:value="5299948">
                <text:p>5299948</text:p>
              </table:table-cell>
              <table:table-cell office:value-type="float" office:value="82060194.9791199">
                <text:p>82060194.9791199</text:p>
              </table:table-cell>
              <table:table-cell office:value-type="float" office:value="5299948">
                <text:p>5299948</text:p>
              </table:table-cell>
              <table:table-cell office:value-type="float" office:value="28089448802704">
                <text:p>28089448802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9947">
                <text:p>5399947</text:p>
              </table:table-cell>
              <table:table-cell office:value-type="float" office:value="5399947">
                <text:p>5399947</text:p>
              </table:table-cell>
              <table:table-cell office:value-type="float" office:value="5399947">
                <text:p>5399947</text:p>
              </table:table-cell>
              <table:table-cell office:value-type="float" office:value="83709436.7613423">
                <text:p>83709436.7613423</text:p>
              </table:table-cell>
              <table:table-cell office:value-type="float" office:value="5399947">
                <text:p>5399947</text:p>
              </table:table-cell>
              <table:table-cell office:value-type="float" office:value="29159427602809">
                <text:p>29159427602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9946">
                <text:p>5499946</text:p>
              </table:table-cell>
              <table:table-cell office:value-type="float" office:value="5499946">
                <text:p>5499946</text:p>
              </table:table-cell>
              <table:table-cell office:value-type="float" office:value="5499946">
                <text:p>5499946</text:p>
              </table:table-cell>
              <table:table-cell office:value-type="float" office:value="85360530.4824128">
                <text:p>85360530.4824128</text:p>
              </table:table-cell>
              <table:table-cell office:value-type="float" office:value="5499946">
                <text:p>5499946</text:p>
              </table:table-cell>
              <table:table-cell office:value-type="float" office:value="30249406002916">
                <text:p>30249406002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9945">
                <text:p>5599945</text:p>
              </table:table-cell>
              <table:table-cell office:value-type="float" office:value="5599945">
                <text:p>5599945</text:p>
              </table:table-cell>
              <table:table-cell office:value-type="float" office:value="5599945">
                <text:p>5599945</text:p>
              </table:table-cell>
              <table:table-cell office:value-type="float" office:value="87013442.4669766">
                <text:p>87013442.4669766</text:p>
              </table:table-cell>
              <table:table-cell office:value-type="float" office:value="5599945">
                <text:p>5599945</text:p>
              </table:table-cell>
              <table:table-cell office:value-type="float" office:value="31359384003025">
                <text:p>31359384003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9944">
                <text:p>5699944</text:p>
              </table:table-cell>
              <table:table-cell office:value-type="float" office:value="5699944">
                <text:p>5699944</text:p>
              </table:table-cell>
              <table:table-cell office:value-type="float" office:value="5699944">
                <text:p>5699944</text:p>
              </table:table-cell>
              <table:table-cell office:value-type="float" office:value="88668140.2425653">
                <text:p>88668140.2425653</text:p>
              </table:table-cell>
              <table:table-cell office:value-type="float" office:value="5699944">
                <text:p>5699944</text:p>
              </table:table-cell>
              <table:table-cell office:value-type="float" office:value="32489361603136">
                <text:p>32489361603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9943">
                <text:p>5799943</text:p>
              </table:table-cell>
              <table:table-cell office:value-type="float" office:value="5799943">
                <text:p>5799943</text:p>
              </table:table-cell>
              <table:table-cell office:value-type="float" office:value="5799943">
                <text:p>5799943</text:p>
              </table:table-cell>
              <table:table-cell office:value-type="float" office:value="90324592.4762735">
                <text:p>90324592.4762735</text:p>
              </table:table-cell>
              <table:table-cell office:value-type="float" office:value="5799943">
                <text:p>5799943</text:p>
              </table:table-cell>
              <table:table-cell office:value-type="float" office:value="33639338803249">
                <text:p>33639338803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9942">
                <text:p>5899942</text:p>
              </table:table-cell>
              <table:table-cell office:value-type="float" office:value="5899942">
                <text:p>5899942</text:p>
              </table:table-cell>
              <table:table-cell office:value-type="float" office:value="5899942">
                <text:p>5899942</text:p>
              </table:table-cell>
              <table:table-cell office:value-type="float" office:value="91982768.9158045">
                <text:p>91982768.9158045</text:p>
              </table:table-cell>
              <table:table-cell office:value-type="float" office:value="5899942">
                <text:p>5899942</text:p>
              </table:table-cell>
              <table:table-cell office:value-type="float" office:value="34809315603364">
                <text:p>34809315603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9941">
                <text:p>5999941</text:p>
              </table:table-cell>
              <table:table-cell office:value-type="float" office:value="5999941">
                <text:p>5999941</text:p>
              </table:table-cell>
              <table:table-cell office:value-type="float" office:value="5999941">
                <text:p>5999941</text:p>
              </table:table-cell>
              <table:table-cell office:value-type="float" office:value="93642640.3345125">
                <text:p>93642640.3345125</text:p>
              </table:table-cell>
              <table:table-cell office:value-type="float" office:value="5999941">
                <text:p>5999941</text:p>
              </table:table-cell>
              <table:table-cell office:value-type="float" office:value="35999292003481">
                <text:p>35999292003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9940">
                <text:p>6099940</text:p>
              </table:table-cell>
              <table:table-cell office:value-type="float" office:value="6099940">
                <text:p>6099940</text:p>
              </table:table-cell>
              <table:table-cell office:value-type="float" office:value="6099940">
                <text:p>6099940</text:p>
              </table:table-cell>
              <table:table-cell office:value-type="float" office:value="95304178.4801109">
                <text:p>95304178.4801109</text:p>
              </table:table-cell>
              <table:table-cell office:value-type="float" office:value="6099940">
                <text:p>6099940</text:p>
              </table:table-cell>
              <table:table-cell office:value-type="float" office:value="37209268003600">
                <text:p>37209268003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9939">
                <text:p>6199939</text:p>
              </table:table-cell>
              <table:table-cell office:value-type="float" office:value="6199939">
                <text:p>6199939</text:p>
              </table:table-cell>
              <table:table-cell office:value-type="float" office:value="6199939">
                <text:p>6199939</text:p>
              </table:table-cell>
              <table:table-cell office:value-type="float" office:value="96967356.0267442">
                <text:p>96967356.0267442</text:p>
              </table:table-cell>
              <table:table-cell office:value-type="float" office:value="6199939">
                <text:p>6199939</text:p>
              </table:table-cell>
              <table:table-cell office:value-type="float" office:value="38439243603721">
                <text:p>38439243603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9938">
                <text:p>6299938</text:p>
              </table:table-cell>
              <table:table-cell office:value-type="float" office:value="6299938">
                <text:p>6299938</text:p>
              </table:table-cell>
              <table:table-cell office:value-type="float" office:value="6299938">
                <text:p>6299938</text:p>
              </table:table-cell>
              <table:table-cell office:value-type="float" office:value="98632146.5301523">
                <text:p>98632146.5301523</text:p>
              </table:table-cell>
              <table:table-cell office:value-type="float" office:value="6299938">
                <text:p>6299938</text:p>
              </table:table-cell>
              <table:table-cell office:value-type="float" office:value="39689218803844">
                <text:p>39689218803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9937">
                <text:p>6399937</text:p>
              </table:table-cell>
              <table:table-cell office:value-type="float" office:value="6399937">
                <text:p>6399937</text:p>
              </table:table-cell>
              <table:table-cell office:value-type="float" office:value="6399937">
                <text:p>6399937</text:p>
              </table:table-cell>
              <table:table-cell office:value-type="float" office:value="100298524.385683">
                <text:p>100298524.385683</text:p>
              </table:table-cell>
              <table:table-cell office:value-type="float" office:value="6399937">
                <text:p>6399937</text:p>
              </table:table-cell>
              <table:table-cell office:value-type="float" office:value="40959193603969">
                <text:p>40959193603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9936">
                <text:p>6499936</text:p>
              </table:table-cell>
              <table:table-cell office:value-type="float" office:value="6499936">
                <text:p>6499936</text:p>
              </table:table-cell>
              <table:table-cell office:value-type="float" office:value="6499936">
                <text:p>6499936</text:p>
              </table:table-cell>
              <table:table-cell office:value-type="float" office:value="101966464.788928">
                <text:p>101966464.788928</text:p>
              </table:table-cell>
              <table:table-cell office:value-type="float" office:value="6499936">
                <text:p>6499936</text:p>
              </table:table-cell>
              <table:table-cell office:value-type="float" office:value="42249168004096">
                <text:p>42249168004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9935">
                <text:p>6599935</text:p>
              </table:table-cell>
              <table:table-cell office:value-type="float" office:value="6599935">
                <text:p>6599935</text:p>
              </table:table-cell>
              <table:table-cell office:value-type="float" office:value="6599935">
                <text:p>6599935</text:p>
              </table:table-cell>
              <table:table-cell office:value-type="float" office:value="103635943.698785">
                <text:p>103635943.698785</text:p>
              </table:table-cell>
              <table:table-cell office:value-type="float" office:value="6599935">
                <text:p>6599935</text:p>
              </table:table-cell>
              <table:table-cell office:value-type="float" office:value="43559142004225">
                <text:p>43559142004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9934">
                <text:p>6699934</text:p>
              </table:table-cell>
              <table:table-cell office:value-type="float" office:value="6699934">
                <text:p>6699934</text:p>
              </table:table-cell>
              <table:table-cell office:value-type="float" office:value="6699934">
                <text:p>6699934</text:p>
              </table:table-cell>
              <table:table-cell office:value-type="float" office:value="105306937.802752">
                <text:p>105306937.802752</text:p>
              </table:table-cell>
              <table:table-cell office:value-type="float" office:value="6699934">
                <text:p>6699934</text:p>
              </table:table-cell>
              <table:table-cell office:value-type="float" office:value="44889115604356">
                <text:p>44889115604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9933">
                <text:p>6799933</text:p>
              </table:table-cell>
              <table:table-cell office:value-type="float" office:value="6799933">
                <text:p>6799933</text:p>
              </table:table-cell>
              <table:table-cell office:value-type="float" office:value="6799933">
                <text:p>6799933</text:p>
              </table:table-cell>
              <table:table-cell office:value-type="float" office:value="106979424.484303">
                <text:p>106979424.484303</text:p>
              </table:table-cell>
              <table:table-cell office:value-type="float" office:value="6799933">
                <text:p>6799933</text:p>
              </table:table-cell>
              <table:table-cell office:value-type="float" office:value="46239088804489">
                <text:p>46239088804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9932">
                <text:p>6899932</text:p>
              </table:table-cell>
              <table:table-cell office:value-type="float" office:value="6899932">
                <text:p>6899932</text:p>
              </table:table-cell>
              <table:table-cell office:value-type="float" office:value="6899932">
                <text:p>6899932</text:p>
              </table:table-cell>
              <table:table-cell office:value-type="float" office:value="108653381.792177">
                <text:p>108653381.792177</text:p>
              </table:table-cell>
              <table:table-cell office:value-type="float" office:value="6899932">
                <text:p>6899932</text:p>
              </table:table-cell>
              <table:table-cell office:value-type="float" office:value="47609061604624">
                <text:p>47609061604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9931">
                <text:p>6999931</text:p>
              </table:table-cell>
              <table:table-cell office:value-type="float" office:value="6999931">
                <text:p>6999931</text:p>
              </table:table-cell>
              <table:table-cell office:value-type="float" office:value="6999931">
                <text:p>6999931</text:p>
              </table:table-cell>
              <table:table-cell office:value-type="float" office:value="110328788.411448">
                <text:p>110328788.411448</text:p>
              </table:table-cell>
              <table:table-cell office:value-type="float" office:value="6999931">
                <text:p>6999931</text:p>
              </table:table-cell>
              <table:table-cell office:value-type="float" office:value="48999034004761">
                <text:p>48999034004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9930">
                <text:p>7099930</text:p>
              </table:table-cell>
              <table:table-cell office:value-type="float" office:value="7099930">
                <text:p>7099930</text:p>
              </table:table-cell>
              <table:table-cell office:value-type="float" office:value="7099930">
                <text:p>7099930</text:p>
              </table:table-cell>
              <table:table-cell office:value-type="float" office:value="112005623.636253">
                <text:p>112005623.636253</text:p>
              </table:table-cell>
              <table:table-cell office:value-type="float" office:value="7099930">
                <text:p>7099930</text:p>
              </table:table-cell>
              <table:table-cell office:value-type="float" office:value="50409006004900">
                <text:p>504090060049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9929">
                <text:p>7199929</text:p>
              </table:table-cell>
              <table:table-cell office:value-type="float" office:value="7199929">
                <text:p>7199929</text:p>
              </table:table-cell>
              <table:table-cell office:value-type="float" office:value="7199929">
                <text:p>7199929</text:p>
              </table:table-cell>
              <table:table-cell office:value-type="float" office:value="113683867.344049">
                <text:p>113683867.344049</text:p>
              </table:table-cell>
              <table:table-cell office:value-type="float" office:value="7199929">
                <text:p>7199929</text:p>
              </table:table-cell>
              <table:table-cell office:value-type="float" office:value="51838977605041">
                <text:p>51838977605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9928">
                <text:p>7299928</text:p>
              </table:table-cell>
              <table:table-cell office:value-type="float" office:value="7299928">
                <text:p>7299928</text:p>
              </table:table-cell>
              <table:table-cell office:value-type="float" office:value="7299928">
                <text:p>7299928</text:p>
              </table:table-cell>
              <table:table-cell office:value-type="float" office:value="115363499.971308">
                <text:p>115363499.971308</text:p>
              </table:table-cell>
              <table:table-cell office:value-type="float" office:value="7299928">
                <text:p>7299928</text:p>
              </table:table-cell>
              <table:table-cell office:value-type="float" office:value="53288948805184">
                <text:p>53288948805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9927">
                <text:p>7399927</text:p>
              </table:table-cell>
              <table:table-cell office:value-type="float" office:value="7399927">
                <text:p>7399927</text:p>
              </table:table-cell>
              <table:table-cell office:value-type="float" office:value="7399927">
                <text:p>7399927</text:p>
              </table:table-cell>
              <table:table-cell office:value-type="float" office:value="117044502.49054">
                <text:p>117044502.49054</text:p>
              </table:table-cell>
              <table:table-cell office:value-type="float" office:value="7399927">
                <text:p>7399927</text:p>
              </table:table-cell>
              <table:table-cell office:value-type="float" office:value="54758919605329">
                <text:p>54758919605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9926">
                <text:p>7499926</text:p>
              </table:table-cell>
              <table:table-cell office:value-type="float" office:value="7499926">
                <text:p>7499926</text:p>
              </table:table-cell>
              <table:table-cell office:value-type="float" office:value="7499926">
                <text:p>7499926</text:p>
              </table:table-cell>
              <table:table-cell office:value-type="float" office:value="118726856.388559">
                <text:p>118726856.388559</text:p>
              </table:table-cell>
              <table:table-cell office:value-type="float" office:value="7499926">
                <text:p>7499926</text:p>
              </table:table-cell>
              <table:table-cell office:value-type="float" office:value="56248890005476">
                <text:p>56248890005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9925">
                <text:p>7599925</text:p>
              </table:table-cell>
              <table:table-cell office:value-type="float" office:value="7599925">
                <text:p>7599925</text:p>
              </table:table-cell>
              <table:table-cell office:value-type="float" office:value="7599925">
                <text:p>7599925</text:p>
              </table:table-cell>
              <table:table-cell office:value-type="float" office:value="120410543.64591">
                <text:p>120410543.64591</text:p>
              </table:table-cell>
              <table:table-cell office:value-type="float" office:value="7599925">
                <text:p>7599925</text:p>
              </table:table-cell>
              <table:table-cell office:value-type="float" office:value="57758860005625">
                <text:p>57758860005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9924">
                <text:p>7699924</text:p>
              </table:table-cell>
              <table:table-cell office:value-type="float" office:value="7699924">
                <text:p>7699924</text:p>
              </table:table-cell>
              <table:table-cell office:value-type="float" office:value="7699924">
                <text:p>7699924</text:p>
              </table:table-cell>
              <table:table-cell office:value-type="float" office:value="122095546.717372">
                <text:p>122095546.717372</text:p>
              </table:table-cell>
              <table:table-cell office:value-type="float" office:value="7699924">
                <text:p>7699924</text:p>
              </table:table-cell>
              <table:table-cell office:value-type="float" office:value="59288829605776">
                <text:p>59288829605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9923">
                <text:p>7799923</text:p>
              </table:table-cell>
              <table:table-cell office:value-type="float" office:value="7799923">
                <text:p>7799923</text:p>
              </table:table-cell>
              <table:table-cell office:value-type="float" office:value="7799923">
                <text:p>7799923</text:p>
              </table:table-cell>
              <table:table-cell office:value-type="float" office:value="123781848.513486">
                <text:p>123781848.513486</text:p>
              </table:table-cell>
              <table:table-cell office:value-type="float" office:value="7799923">
                <text:p>7799923</text:p>
              </table:table-cell>
              <table:table-cell office:value-type="float" office:value="60838798805929">
                <text:p>60838798805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9922">
                <text:p>7899922</text:p>
              </table:table-cell>
              <table:table-cell office:value-type="float" office:value="7899922">
                <text:p>7899922</text:p>
              </table:table-cell>
              <table:table-cell office:value-type="float" office:value="7899922">
                <text:p>7899922</text:p>
              </table:table-cell>
              <table:table-cell office:value-type="float" office:value="125469432.383021">
                <text:p>125469432.383021</text:p>
              </table:table-cell>
              <table:table-cell office:value-type="float" office:value="7899922">
                <text:p>7899922</text:p>
              </table:table-cell>
              <table:table-cell office:value-type="float" office:value="62408767606084">
                <text:p>62408767606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9921">
                <text:p>7999921</text:p>
              </table:table-cell>
              <table:table-cell office:value-type="float" office:value="7999921">
                <text:p>7999921</text:p>
              </table:table-cell>
              <table:table-cell office:value-type="float" office:value="7999921">
                <text:p>7999921</text:p>
              </table:table-cell>
              <table:table-cell office:value-type="float" office:value="127158282.096327">
                <text:p>127158282.096327</text:p>
              </table:table-cell>
              <table:table-cell office:value-type="float" office:value="7999921">
                <text:p>7999921</text:p>
              </table:table-cell>
              <table:table-cell office:value-type="float" office:value="63998736006241">
                <text:p>63998736006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9920">
                <text:p>8099920</text:p>
              </table:table-cell>
              <table:table-cell office:value-type="float" office:value="8099920">
                <text:p>8099920</text:p>
              </table:table-cell>
              <table:table-cell office:value-type="float" office:value="8099920">
                <text:p>8099920</text:p>
              </table:table-cell>
              <table:table-cell office:value-type="float" office:value="128848381.829531">
                <text:p>128848381.829531</text:p>
              </table:table-cell>
              <table:table-cell office:value-type="float" office:value="8099920">
                <text:p>8099920</text:p>
              </table:table-cell>
              <table:table-cell office:value-type="float" office:value="65608704006400">
                <text:p>656087040064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9919">
                <text:p>8199919</text:p>
              </table:table-cell>
              <table:table-cell office:value-type="float" office:value="8199919">
                <text:p>8199919</text:p>
              </table:table-cell>
              <table:table-cell office:value-type="float" office:value="8199919">
                <text:p>8199919</text:p>
              </table:table-cell>
              <table:table-cell office:value-type="float" office:value="130539716.149501">
                <text:p>130539716.149501</text:p>
              </table:table-cell>
              <table:table-cell office:value-type="float" office:value="8199919">
                <text:p>8199919</text:p>
              </table:table-cell>
              <table:table-cell office:value-type="float" office:value="67238671606561">
                <text:p>67238671606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9918">
                <text:p>8299918</text:p>
              </table:table-cell>
              <table:table-cell office:value-type="float" office:value="8299918">
                <text:p>8299918</text:p>
              </table:table-cell>
              <table:table-cell office:value-type="float" office:value="8299918">
                <text:p>8299918</text:p>
              </table:table-cell>
              <table:table-cell office:value-type="float" office:value="132232269.999552">
                <text:p>132232269.999552</text:p>
              </table:table-cell>
              <table:table-cell office:value-type="float" office:value="8299918">
                <text:p>8299918</text:p>
              </table:table-cell>
              <table:table-cell office:value-type="float" office:value="68888638806724">
                <text:p>68888638806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99917">
                <text:p>8399917</text:p>
              </table:table-cell>
              <table:table-cell office:value-type="float" office:value="8399917">
                <text:p>8399917</text:p>
              </table:table-cell>
              <table:table-cell office:value-type="float" office:value="8399917">
                <text:p>8399917</text:p>
              </table:table-cell>
              <table:table-cell office:value-type="float" office:value="133926028.685836">
                <text:p>133926028.685836</text:p>
              </table:table-cell>
              <table:table-cell office:value-type="float" office:value="8399917">
                <text:p>8399917</text:p>
              </table:table-cell>
              <table:table-cell office:value-type="float" office:value="70558605606889">
                <text:p>70558605606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9916">
                <text:p>8499916</text:p>
              </table:table-cell>
              <table:table-cell office:value-type="float" office:value="8499916">
                <text:p>8499916</text:p>
              </table:table-cell>
              <table:table-cell office:value-type="float" office:value="8499916">
                <text:p>8499916</text:p>
              </table:table-cell>
              <table:table-cell office:value-type="float" office:value="135620977.864385">
                <text:p>135620977.864385</text:p>
              </table:table-cell>
              <table:table-cell office:value-type="float" office:value="8499916">
                <text:p>8499916</text:p>
              </table:table-cell>
              <table:table-cell office:value-type="float" office:value="72248572007056">
                <text:p>72248572007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99915">
                <text:p>8599915</text:p>
              </table:table-cell>
              <table:table-cell office:value-type="float" office:value="8599915">
                <text:p>8599915</text:p>
              </table:table-cell>
              <table:table-cell office:value-type="float" office:value="8599915">
                <text:p>8599915</text:p>
              </table:table-cell>
              <table:table-cell office:value-type="float" office:value="137317103.528759">
                <text:p>137317103.528759</text:p>
              </table:table-cell>
              <table:table-cell office:value-type="float" office:value="8599915">
                <text:p>8599915</text:p>
              </table:table-cell>
              <table:table-cell office:value-type="float" office:value="73958538007225">
                <text:p>73958538007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9914">
                <text:p>8699914</text:p>
              </table:table-cell>
              <table:table-cell office:value-type="float" office:value="8699914">
                <text:p>8699914</text:p>
              </table:table-cell>
              <table:table-cell office:value-type="float" office:value="8699914">
                <text:p>8699914</text:p>
              </table:table-cell>
              <table:table-cell office:value-type="float" office:value="139014391.998273">
                <text:p>139014391.998273</text:p>
              </table:table-cell>
              <table:table-cell office:value-type="float" office:value="8699914">
                <text:p>8699914</text:p>
              </table:table-cell>
              <table:table-cell office:value-type="float" office:value="75688503607396">
                <text:p>75688503607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9913">
                <text:p>8799913</text:p>
              </table:table-cell>
              <table:table-cell office:value-type="float" office:value="8799913">
                <text:p>8799913</text:p>
              </table:table-cell>
              <table:table-cell office:value-type="float" office:value="8799913">
                <text:p>8799913</text:p>
              </table:table-cell>
              <table:table-cell office:value-type="float" office:value="140712829.906758">
                <text:p>140712829.906758</text:p>
              </table:table-cell>
              <table:table-cell office:value-type="float" office:value="8799913">
                <text:p>8799913</text:p>
              </table:table-cell>
              <table:table-cell office:value-type="float" office:value="77438468807569">
                <text:p>77438468807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9912">
                <text:p>8899912</text:p>
              </table:table-cell>
              <table:table-cell office:value-type="float" office:value="8899912">
                <text:p>8899912</text:p>
              </table:table-cell>
              <table:table-cell office:value-type="float" office:value="8899912">
                <text:p>8899912</text:p>
              </table:table-cell>
              <table:table-cell office:value-type="float" office:value="142412404.191845">
                <text:p>142412404.191845</text:p>
              </table:table-cell>
              <table:table-cell office:value-type="float" office:value="8899912">
                <text:p>8899912</text:p>
              </table:table-cell>
              <table:table-cell office:value-type="float" office:value="79208433607744">
                <text:p>79208433607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9911">
                <text:p>8999911</text:p>
              </table:table-cell>
              <table:table-cell office:value-type="float" office:value="8999911">
                <text:p>8999911</text:p>
              </table:table-cell>
              <table:table-cell office:value-type="float" office:value="8999911">
                <text:p>8999911</text:p>
              </table:table-cell>
              <table:table-cell office:value-type="float" office:value="144113102.084717">
                <text:p>144113102.084717</text:p>
              </table:table-cell>
              <table:table-cell office:value-type="float" office:value="8999911">
                <text:p>8999911</text:p>
              </table:table-cell>
              <table:table-cell office:value-type="float" office:value="80998398007921">
                <text:p>80998398007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9910">
                <text:p>9099910</text:p>
              </table:table-cell>
              <table:table-cell office:value-type="float" office:value="9099910">
                <text:p>9099910</text:p>
              </table:table-cell>
              <table:table-cell office:value-type="float" office:value="9099910">
                <text:p>9099910</text:p>
              </table:table-cell>
              <table:table-cell office:value-type="float" office:value="145814911.10033">
                <text:p>145814911.10033</text:p>
              </table:table-cell>
              <table:table-cell office:value-type="float" office:value="9099910">
                <text:p>9099910</text:p>
              </table:table-cell>
              <table:table-cell office:value-type="float" office:value="82808362008100">
                <text:p>828083620081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99909">
                <text:p>9199909</text:p>
              </table:table-cell>
              <table:table-cell office:value-type="float" office:value="9199909">
                <text:p>9199909</text:p>
              </table:table-cell>
              <table:table-cell office:value-type="float" office:value="9199909">
                <text:p>9199909</text:p>
              </table:table-cell>
              <table:table-cell office:value-type="float" office:value="147517819.02805">
                <text:p>147517819.02805</text:p>
              </table:table-cell>
              <table:table-cell office:value-type="float" office:value="9199909">
                <text:p>9199909</text:p>
              </table:table-cell>
              <table:table-cell office:value-type="float" office:value="84638325608281">
                <text:p>84638325608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9908">
                <text:p>9299908</text:p>
              </table:table-cell>
              <table:table-cell office:value-type="float" office:value="9299908">
                <text:p>9299908</text:p>
              </table:table-cell>
              <table:table-cell office:value-type="float" office:value="9299908">
                <text:p>9299908</text:p>
              </table:table-cell>
              <table:table-cell office:value-type="float" office:value="149221813.922707">
                <text:p>149221813.922707</text:p>
              </table:table-cell>
              <table:table-cell office:value-type="float" office:value="9299908">
                <text:p>9299908</text:p>
              </table:table-cell>
              <table:table-cell office:value-type="float" office:value="86488288808464">
                <text:p>86488288808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99907">
                <text:p>9399907</text:p>
              </table:table-cell>
              <table:table-cell office:value-type="float" office:value="9399907">
                <text:p>9399907</text:p>
              </table:table-cell>
              <table:table-cell office:value-type="float" office:value="9399907">
                <text:p>9399907</text:p>
              </table:table-cell>
              <table:table-cell office:value-type="float" office:value="150926884.096035">
                <text:p>150926884.096035</text:p>
              </table:table-cell>
              <table:table-cell office:value-type="float" office:value="9399907">
                <text:p>9399907</text:p>
              </table:table-cell>
              <table:table-cell office:value-type="float" office:value="88358251608649">
                <text:p>88358251608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9906">
                <text:p>9499906</text:p>
              </table:table-cell>
              <table:table-cell office:value-type="float" office:value="9499906">
                <text:p>9499906</text:p>
              </table:table-cell>
              <table:table-cell office:value-type="float" office:value="9499906">
                <text:p>9499906</text:p>
              </table:table-cell>
              <table:table-cell office:value-type="float" office:value="152633018.108466">
                <text:p>152633018.108466</text:p>
              </table:table-cell>
              <table:table-cell office:value-type="float" office:value="9499906">
                <text:p>9499906</text:p>
              </table:table-cell>
              <table:table-cell office:value-type="float" office:value="90248214008836">
                <text:p>90248214008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99905">
                <text:p>9599905</text:p>
              </table:table-cell>
              <table:table-cell office:value-type="float" office:value="9599905">
                <text:p>9599905</text:p>
              </table:table-cell>
              <table:table-cell office:value-type="float" office:value="9599905">
                <text:p>9599905</text:p>
              </table:table-cell>
              <table:table-cell office:value-type="float" office:value="154340204.761278">
                <text:p>154340204.761278</text:p>
              </table:table-cell>
              <table:table-cell office:value-type="float" office:value="9599905">
                <text:p>9599905</text:p>
              </table:table-cell>
              <table:table-cell office:value-type="float" office:value="92158176009025">
                <text:p>92158176009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9904">
                <text:p>9699904</text:p>
              </table:table-cell>
              <table:table-cell office:value-type="float" office:value="9699904">
                <text:p>9699904</text:p>
              </table:table-cell>
              <table:table-cell office:value-type="float" office:value="9699904">
                <text:p>9699904</text:p>
              </table:table-cell>
              <table:table-cell office:value-type="float" office:value="156048433.089071">
                <text:p>156048433.089071</text:p>
              </table:table-cell>
              <table:table-cell office:value-type="float" office:value="9699904">
                <text:p>9699904</text:p>
              </table:table-cell>
              <table:table-cell office:value-type="float" office:value="94088137609216">
                <text:p>94088137609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9903">
                <text:p>9799903</text:p>
              </table:table-cell>
              <table:table-cell office:value-type="float" office:value="9799903">
                <text:p>9799903</text:p>
              </table:table-cell>
              <table:table-cell office:value-type="float" office:value="9799903">
                <text:p>9799903</text:p>
              </table:table-cell>
              <table:table-cell office:value-type="float" office:value="157757692.352544">
                <text:p>157757692.352544</text:p>
              </table:table-cell>
              <table:table-cell office:value-type="float" office:value="9799903">
                <text:p>9799903</text:p>
              </table:table-cell>
              <table:table-cell office:value-type="float" office:value="96038098809409">
                <text:p>96038098809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9902">
                <text:p>9899902</text:p>
              </table:table-cell>
              <table:table-cell office:value-type="float" office:value="9899902">
                <text:p>9899902</text:p>
              </table:table-cell>
              <table:table-cell office:value-type="float" office:value="9899902">
                <text:p>9899902</text:p>
              </table:table-cell>
              <table:table-cell office:value-type="float" office:value="159467972.031582">
                <text:p>159467972.031582</text:p>
              </table:table-cell>
              <table:table-cell office:value-type="float" office:value="9899902">
                <text:p>9899902</text:p>
              </table:table-cell>
              <table:table-cell office:value-type="float" office:value="98008059609604">
                <text:p>98008059609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9901">
                <text:p>9999901</text:p>
              </table:table-cell>
              <table:table-cell office:value-type="float" office:value="9999901">
                <text:p>9999901</text:p>
              </table:table-cell>
              <table:table-cell office:value-type="float" office:value="9999901">
                <text:p>9999901</text:p>
              </table:table-cell>
              <table:table-cell office:value-type="float" office:value="161179261.818604">
                <text:p>161179261.818604</text:p>
              </table:table-cell>
              <table:table-cell office:value-type="float" office:value="9999901">
                <text:p>9999901</text:p>
              </table:table-cell>
              <table:table-cell office:value-type="float" office:value="99998020009801">
                <text:p>99998020009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9900">
                <text:p>10099900</text:p>
              </table:table-cell>
              <table:table-cell office:value-type="float" office:value="10099900">
                <text:p>10099900</text:p>
              </table:table-cell>
              <table:table-cell office:value-type="float" office:value="10099900">
                <text:p>10099900</text:p>
              </table:table-cell>
              <table:table-cell office:value-type="float" office:value="162891551.612193">
                <text:p>162891551.612193</text:p>
              </table:table-cell>
              <table:table-cell office:value-type="float" office:value="10099900">
                <text:p>10099900</text:p>
              </table:table-cell>
              <table:table-cell office:value-type="float" office:value="102007980010000">
                <text:p>10200798001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99899">
                <text:p>10199899</text:p>
              </table:table-cell>
              <table:table-cell office:value-type="float" office:value="10199899">
                <text:p>10199899</text:p>
              </table:table-cell>
              <table:table-cell office:value-type="float" office:value="10199899">
                <text:p>10199899</text:p>
              </table:table-cell>
              <table:table-cell office:value-type="float" office:value="164604831.51097">
                <text:p>164604831.51097</text:p>
              </table:table-cell>
              <table:table-cell office:value-type="float" office:value="10199899">
                <text:p>10199899</text:p>
              </table:table-cell>
              <table:table-cell office:value-type="float" office:value="104037939610201">
                <text:p>1040379396102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math xmlns="http://www.w3.org/1998/Math/MathML"/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2">
      <number:number number:decimal-places="3" number:min-integer-digits="1" number:grouping="true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3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3">
      <style:chart-properties chart:symbol-type="named-symbol" chart:symbol-name="diamond" chart:symbol-width="0.2cm" chart:symbol-height="0.2cm">
        <chart:symbol-image xlink:href="Pictures/2000000D000000DF000000DF72E38375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3">
      <style:chart-properties chart:symbol-type="named-symbol" chart:symbol-name="diamond" chart:symbol-width="0.2cm" chart:symbol-height="0.2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diamond" chart:symbol-width="0.2cm" chart:symbol-height="0.2cm">
        <chart:symbol-image xlink:href="Pictures/2000000D000000DF000000DFF00A41FE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Porównanie algorytmów</text:p>
        </chart:title>
        <chart:legend chart:legend-position="end" svg:x="12.44cm" svg:y="3.664cm" style:legend-expansion="high" chart:style-name="ch3"/>
        <chart:plot-area chart:style-name="ch4" table:cell-range-address="Arkusz1.A41:Arkusz1.A47 Arkusz1.E42:Arkusz1.E47 Arkusz1.G39:Arkusz1.G39 Arkusz1.K40:Arkusz1.K45 Arkusz1.G21:Arkusz1.G21 Arkusz1.K24:Arkusz1.K29" chart:data-source-has-labels="row" svg:x="0.954cm" svg:y="1.634cm" svg:width="11.899cm" svg:height="6.764cm">
          <chartooo:coordinate-region svg:x="2.237cm" svg:y="1.846cm" svg:width="9.873cm" svg:height="5.8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E42:Arkusz1.E47" chart:label-cell-address="Arkusz1.A41:Arkusz1.A41" chart:class="chart:scatter">
            <chart:domain table:cell-range-address="Arkusz1.A42:Arkusz1.A47"/>
            <chart:data-point chart:repeated="6"/>
          </chart:series>
          <chart:series chart:style-name="ch9" chart:values-cell-range-address="Arkusz1.K40:Arkusz1.K45" chart:label-cell-address="Arkusz1.G39:Arkusz1.G39" chart:class="chart:scatter">
            <chart:domain table:cell-range-address="Arkusz1.G40:Arkusz1.G45"/>
            <chart:data-point chart:repeated="6"/>
          </chart:series>
          <chart:series chart:style-name="ch10" chart:values-cell-range-address="Arkusz1.K24:Arkusz1.K29" chart:label-cell-address="Arkusz1.G21:Arkusz1.G21" chart:class="chart:scatter">
            <chart:domain table:cell-range-address="Arkusz1.G24:Arkusz1.G29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Szybkie</text:p>
                <draw:g>
                  <svg:desc>Arkusz1.A41:Arkusz1.A41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Przez scalanie</text:p>
                <draw:g>
                  <svg:desc>Arkusz1.G39:Arkusz1.G39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Przez kopcowanie</text:p>
                <draw:g>
                  <svg:desc>Arkusz1.G21:Arkusz1.G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Arkusz1.A42:Arkusz1.A47</svg:desc>
                </draw:g>
              </table:table-cell>
              <table:table-cell office:value-type="float" office:value="1.88533333333333">
                <text:p>1.88533333333333</text:p>
                <draw:g>
                  <svg:desc>Arkusz1.E42:Arkusz1.E47</svg:desc>
                </draw:g>
              </table:table-cell>
              <table:table-cell office:value-type="float" office:value="1000000">
                <text:p>1000000</text:p>
                <draw:g>
                  <svg:desc>Arkusz1.G40:Arkusz1.G45</svg:desc>
                </draw:g>
              </table:table-cell>
              <table:table-cell office:value-type="float" office:value="0.61">
                <text:p>0.61</text:p>
                <draw:g>
                  <svg:desc>Arkusz1.K40:Arkusz1.K45</svg:desc>
                </draw:g>
              </table:table-cell>
              <table:table-cell office:value-type="float" office:value="1000000">
                <text:p>1000000</text:p>
                <draw:g>
                  <svg:desc>Arkusz1.G24:Arkusz1.G29</svg:desc>
                </draw:g>
              </table:table-cell>
              <table:table-cell office:value-type="float" office:value="4.41166666666667">
                <text:p>4.41166666666667</text:p>
                <draw:g>
                  <svg:desc>Arkusz1.K24:Arkusz1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1.82266666666667">
                <text:p>1.82266666666667</text:p>
              </table:table-cell>
              <table:table-cell office:value-type="float" office:value="1000000">
                <text:p>1000000</text:p>
              </table:table-cell>
              <table:table-cell office:value-type="float" office:value="0.609">
                <text:p>0.609</text:p>
              </table:table-cell>
              <table:table-cell office:value-type="float" office:value="1000000">
                <text:p>1000000</text:p>
              </table:table-cell>
              <table:table-cell office:value-type="float" office:value="4.80233333333333">
                <text:p>4.802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">
                <text:p>10000000</text:p>
              </table:table-cell>
              <table:table-cell office:value-type="float" office:value="2.06233333333333">
                <text:p>2.06233333333333</text:p>
              </table:table-cell>
              <table:table-cell office:value-type="float" office:value="10000000">
                <text:p>10000000</text:p>
              </table:table-cell>
              <table:table-cell office:value-type="float" office:value="6.61">
                <text:p>6.61</text:p>
              </table:table-cell>
              <table:table-cell office:value-type="float" office:value="10000000">
                <text:p>10000000</text:p>
              </table:table-cell>
              <table:table-cell office:value-type="float" office:value="2.198">
                <text:p>2.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156333333333333">
                <text:p>0.156333333333333</text:p>
              </table:table-cell>
              <table:table-cell office:value-type="float" office:value="100000">
                <text:p>100000</text:p>
              </table:table-cell>
              <table:table-cell office:value-type="float" office:value="0.047">
                <text:p>0.047</text:p>
              </table:table-cell>
              <table:table-cell office:value-type="float" office:value="100000">
                <text:p>100000</text:p>
              </table:table-cell>
              <table:table-cell office:value-type="float" office:value="0.364666666666667">
                <text:p>0.364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100000">
                <text:p>100000</text:p>
              </table:table-cell>
              <table:table-cell office:value-type="float" office:value="0.062">
                <text:p>0.062</text:p>
              </table:table-cell>
              <table:table-cell office:value-type="float" office:value="100000">
                <text:p>100000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99">
                <text:p>0.099</text:p>
              </table:table-cell>
              <table:table-cell office:value-type="float" office:value="1000000">
                <text:p>1000000</text:p>
              </table:table-cell>
              <table:table-cell office:value-type="float" office:value="0.641">
                <text:p>0.641</text:p>
              </table:table-cell>
              <table:table-cell office:value-type="float" office:value="1000000">
                <text:p>1000000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